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" manifest:full-path="Object 1/Pictures/2000000D000000DD000000DDBFA18DF7.svm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757cm"/>
    </style:style>
    <style:style style:name="co2" style:family="table-column">
      <style:table-column-properties fo:break-before="auto" style:column-width="2.14cm"/>
    </style:style>
    <style:style style:name="co3" style:family="table-column">
      <style:table-column-properties fo:break-before="auto" style:column-width="1.783cm"/>
    </style:style>
    <style:style style:name="co4" style:family="table-column">
      <style:table-column-properties fo:break-before="auto" style:column-width="2.221cm"/>
    </style:style>
    <style:style style:name="co5" style:family="table-column">
      <style:table-column-properties fo:break-before="auto" style:column-width="2.494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2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28.658cm" svg:height="16.116cm" svg:x="12.585cm" svg:y="0.106cm">
            <draw:object draw:notify-on-update-of-ranges="Sheet1.A2:Sheet1.A859 Sheet1.F1:Sheet1.F1 Sheet1.F2:Sheet1.F859 Sheet1.A2:Sheet1.A859 Sheet1.E1:Sheet1.E1 Sheet1.E2:Sheet1.E859 Sheet1.A2:Sheet1.A859 Sheet1.C1:Sheet1.C1 Sheet1.C2:Sheet1.C859 Sheet1.A2:Sheet1.A859 Sheet1.D1:Sheet1.D1 Sheet1.D2:Sheet1.D859 Sheet1.A2:Sheet1.A859 Sheet1.B1:Sheet1.B1 Sheet1.B2:Sheet1.B85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total_dist</text:p>
          </table:table-cell>
          <table:table-cell table:style-name="ce1" office:value-type="string">
            <text:p>pareto_final</text:p>
          </table:table-cell>
          <table:table-cell table:style-name="ce1" office:value-type="string">
            <text:p>pareto_alns</text:p>
          </table:table-cell>
          <table:table-cell table:style-name="ce1" office:value-type="string">
            <text:p>pareto_pr</text:p>
          </table:table-cell>
          <table:table-cell table:style-name="ce1" office:value-type="string">
            <text:p>solutions_pr</text:p>
          </table:table-cell>
          <table:table-cell table:style-name="ce1" office:value-type="string">
            <text:p>solutions_prls</text:p>
          </table:table-cell>
        </table:table-row>
        <table:table-row table:style-name="ro1">
          <table:table-cell office:value-type="float" office:value="1679.6">
            <text:p>1679.6</text:p>
          </table:table-cell>
          <table:table-cell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71.6">
            <text:p>1671.6</text:p>
          </table:table-cell>
          <table:table-cell/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1666.2">
            <text:p>1666.2</text:p>
          </table:table-cell>
          <table:table-cell/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1653.6">
            <text:p>1653.6</text:p>
          </table:table-cell>
          <table:table-cell/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1649.7">
            <text:p>1649.7</text:p>
          </table:table-cell>
          <table:table-cell/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1644.7">
            <text:p>1644.7</text:p>
          </table:table-cell>
          <table:table-cell/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1641.6">
            <text:p>1641.6</text:p>
          </table:table-cell>
          <table:table-cell/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1637.6">
            <text:p>1637.6</text:p>
          </table:table-cell>
          <table:table-cell/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float" office:value="1635.4">
            <text:p>1635.4</text:p>
          </table:table-cell>
          <table:table-cell/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float" office:value="1635.4">
            <text:p>1635.4</text:p>
          </table:table-cell>
          <table:table-cell/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1630.6">
            <text:p>1630.6</text:p>
          </table:table-cell>
          <table:table-cell/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 office:value-type="float" office:value="1622.7">
            <text:p>1622.7</text:p>
          </table:table-cell>
          <table:table-cell/>
          <table:table-cell office:value-type="float" office:value="61">
            <text:p>61</text:p>
          </table:table-cell>
          <table:table-cell table:number-columns-repeated="3"/>
        </table:table-row>
        <table:table-row table:style-name="ro1">
          <table:table-cell office:value-type="float" office:value="1621.7">
            <text:p>1621.7</text:p>
          </table:table-cell>
          <table:table-cell/>
          <table:table-cell office:value-type="float" office:value="66">
            <text:p>66</text:p>
          </table:table-cell>
          <table:table-cell table:number-columns-repeated="3"/>
        </table:table-row>
        <table:table-row table:style-name="ro1">
          <table:table-cell office:value-type="float" office:value="1679.6">
            <text:p>1679.6</text:p>
          </table:table-cell>
          <table:table-cell table:number-columns-repeated="3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75.6">
            <text:p>1675.6</text:p>
          </table:table-cell>
          <table:table-cell table:number-columns-repeated="3"/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671.6">
            <text:p>1671.6</text:p>
          </table:table-cell>
          <table:table-cell table:number-columns-repeated="3"/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679.6">
            <text:p>1679.6</text:p>
          </table:table-cell>
          <table:table-cell table:number-columns-repeated="3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69.1">
            <text:p>1669.1</text:p>
          </table:table-cell>
          <table:table-cell table:number-columns-repeated="3"/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665.1">
            <text:p>1665.1</text:p>
          </table:table-cell>
          <table:table-cell table:number-columns-repeated="3"/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666.2">
            <text:p>1666.2</text:p>
          </table:table-cell>
          <table:table-cell table:number-columns-repeated="3"/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1679.6">
            <text:p>1679.6</text:p>
          </table:table-cell>
          <table:table-cell table:number-columns-repeated="3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53.6">
            <text:p>1653.6</text:p>
          </table:table-cell>
          <table:table-cell table:number-columns-repeated="3"/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679.6">
            <text:p>1679.6</text:p>
          </table:table-cell>
          <table:table-cell table:number-columns-repeated="3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49.7">
            <text:p>1649.7</text:p>
          </table:table-cell>
          <table:table-cell table:number-columns-repeated="3"/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679.6">
            <text:p>1679.6</text:p>
          </table:table-cell>
          <table:table-cell table:number-columns-repeated="3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47.5">
            <text:p>1647.5</text:p>
          </table:table-cell>
          <table:table-cell table:number-columns-repeated="3"/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648.7">
            <text:p>1648.7</text:p>
          </table:table-cell>
          <table:table-cell table:number-columns-repeated="3"/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644.7">
            <text:p>1644.7</text:p>
          </table:table-cell>
          <table:table-cell table:number-columns-repeated="3"/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679.6">
            <text:p>1679.6</text:p>
          </table:table-cell>
          <table:table-cell table:number-columns-repeated="3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49.7">
            <text:p>1649.7</text:p>
          </table:table-cell>
          <table:table-cell table:number-columns-repeated="3"/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641.6">
            <text:p>1641.6</text:p>
          </table:table-cell>
          <table:table-cell table:number-columns-repeated="3"/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1679.6">
            <text:p>1679.6</text:p>
          </table:table-cell>
          <table:table-cell table:number-columns-repeated="3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49.7">
            <text:p>1649.7</text:p>
          </table:table-cell>
          <table:table-cell table:number-columns-repeated="3"/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637.6">
            <text:p>1637.6</text:p>
          </table:table-cell>
          <table:table-cell table:number-columns-repeated="3"/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1679.6">
            <text:p>1679.6</text:p>
          </table:table-cell>
          <table:table-cell table:number-columns-repeated="3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35.4">
            <text:p>1635.4</text:p>
          </table:table-cell>
          <table:table-cell table:number-columns-repeated="3"/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679.6">
            <text:p>1679.6</text:p>
          </table:table-cell>
          <table:table-cell table:number-columns-repeated="3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35.4">
            <text:p>1635.4</text:p>
          </table:table-cell>
          <table:table-cell table:number-columns-repeated="3"/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1679.6">
            <text:p>1679.6</text:p>
          </table:table-cell>
          <table:table-cell table:number-columns-repeated="3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30.6">
            <text:p>1630.6</text:p>
          </table:table-cell>
          <table:table-cell table:number-columns-repeated="3"/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1679.6">
            <text:p>1679.6</text:p>
          </table:table-cell>
          <table:table-cell table:number-columns-repeated="3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22.7">
            <text:p>1622.7</text:p>
          </table:table-cell>
          <table:table-cell table:number-columns-repeated="3"/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1679.6">
            <text:p>1679.6</text:p>
          </table:table-cell>
          <table:table-cell table:number-columns-repeated="3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21.7">
            <text:p>1621.7</text:p>
          </table:table-cell>
          <table:table-cell table:number-columns-repeated="3"/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1671.6">
            <text:p>1671.6</text:p>
          </table:table-cell>
          <table:table-cell table:number-columns-repeated="3"/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675.6">
            <text:p>1675.6</text:p>
          </table:table-cell>
          <table:table-cell table:number-columns-repeated="3"/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679.6">
            <text:p>1679.6</text:p>
          </table:table-cell>
          <table:table-cell table:number-columns-repeated="3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71.6">
            <text:p>1671.6</text:p>
          </table:table-cell>
          <table:table-cell table:number-columns-repeated="3"/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675.6">
            <text:p>1675.6</text:p>
          </table:table-cell>
          <table:table-cell table:number-columns-repeated="3"/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671.6">
            <text:p>1671.6</text:p>
          </table:table-cell>
          <table:table-cell table:number-columns-repeated="3"/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665.1">
            <text:p>1665.1</text:p>
          </table:table-cell>
          <table:table-cell table:number-columns-repeated="3"/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669.1">
            <text:p>1669.1</text:p>
          </table:table-cell>
          <table:table-cell table:number-columns-repeated="3"/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671.6">
            <text:p>1671.6</text:p>
          </table:table-cell>
          <table:table-cell table:number-columns-repeated="3"/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665.1">
            <text:p>1665.1</text:p>
          </table:table-cell>
          <table:table-cell table:number-columns-repeated="3"/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671.6">
            <text:p>1671.6</text:p>
          </table:table-cell>
          <table:table-cell table:number-columns-repeated="3"/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643.5">
            <text:p>1643.5</text:p>
          </table:table-cell>
          <table:table-cell table:number-columns-repeated="3"/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647.5">
            <text:p>1647.5</text:p>
          </table:table-cell>
          <table:table-cell table:number-columns-repeated="3"/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671.6">
            <text:p>1671.6</text:p>
          </table:table-cell>
          <table:table-cell table:number-columns-repeated="3"/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643.5">
            <text:p>1643.5</text:p>
          </table:table-cell>
          <table:table-cell table:number-columns-repeated="3"/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644.7">
            <text:p>1644.7</text:p>
          </table:table-cell>
          <table:table-cell table:number-columns-repeated="3"/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671.6">
            <text:p>1671.6</text:p>
          </table:table-cell>
          <table:table-cell table:number-columns-repeated="3"/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641.6">
            <text:p>1641.6</text:p>
          </table:table-cell>
          <table:table-cell table:number-columns-repeated="3"/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1671.6">
            <text:p>1671.6</text:p>
          </table:table-cell>
          <table:table-cell table:number-columns-repeated="3"/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637.6">
            <text:p>1637.6</text:p>
          </table:table-cell>
          <table:table-cell table:number-columns-repeated="3"/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1671.6">
            <text:p>1671.6</text:p>
          </table:table-cell>
          <table:table-cell table:number-columns-repeated="3"/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635.4">
            <text:p>1635.4</text:p>
          </table:table-cell>
          <table:table-cell table:number-columns-repeated="3"/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671.6">
            <text:p>1671.6</text:p>
          </table:table-cell>
          <table:table-cell table:number-columns-repeated="3"/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635.4">
            <text:p>1635.4</text:p>
          </table:table-cell>
          <table:table-cell table:number-columns-repeated="3"/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1671.6">
            <text:p>1671.6</text:p>
          </table:table-cell>
          <table:table-cell table:number-columns-repeated="3"/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630.6">
            <text:p>1630.6</text:p>
          </table:table-cell>
          <table:table-cell table:number-columns-repeated="3"/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1671.6">
            <text:p>1671.6</text:p>
          </table:table-cell>
          <table:table-cell table:number-columns-repeated="3"/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622.7">
            <text:p>1622.7</text:p>
          </table:table-cell>
          <table:table-cell table:number-columns-repeated="3"/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1671.6">
            <text:p>1671.6</text:p>
          </table:table-cell>
          <table:table-cell table:number-columns-repeated="3"/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621.7">
            <text:p>1621.7</text:p>
          </table:table-cell>
          <table:table-cell table:number-columns-repeated="3"/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1666.2">
            <text:p>1666.2</text:p>
          </table:table-cell>
          <table:table-cell table:number-columns-repeated="3"/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1676.7">
            <text:p>1676.7</text:p>
          </table:table-cell>
          <table:table-cell table:number-columns-repeated="3"/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680.7">
            <text:p>1680.7</text:p>
          </table:table-cell>
          <table:table-cell table:number-columns-repeated="3"/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679.6">
            <text:p>1679.6</text:p>
          </table:table-cell>
          <table:table-cell table:number-columns-repeated="3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66.2">
            <text:p>1666.2</text:p>
          </table:table-cell>
          <table:table-cell table:number-columns-repeated="3"/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1672.7">
            <text:p>1672.7</text:p>
          </table:table-cell>
          <table:table-cell table:number-columns-repeated="3"/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676.7">
            <text:p>1676.7</text:p>
          </table:table-cell>
          <table:table-cell table:number-columns-repeated="3"/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675.6">
            <text:p>1675.6</text:p>
          </table:table-cell>
          <table:table-cell table:number-columns-repeated="3"/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666.2">
            <text:p>1666.2</text:p>
          </table:table-cell>
          <table:table-cell table:number-columns-repeated="3"/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1670.2">
            <text:p>1670.2</text:p>
          </table:table-cell>
          <table:table-cell table:number-columns-repeated="3"/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669.1">
            <text:p>1669.1</text:p>
          </table:table-cell>
          <table:table-cell table:number-columns-repeated="3"/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666.2">
            <text:p>1666.2</text:p>
          </table:table-cell>
          <table:table-cell table:number-columns-repeated="3"/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1665.1">
            <text:p>1665.1</text:p>
          </table:table-cell>
          <table:table-cell table:number-columns-repeated="3"/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666.2">
            <text:p>1666.2</text:p>
          </table:table-cell>
          <table:table-cell table:number-columns-repeated="3"/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1681.3">
            <text:p>1681.3</text:p>
          </table:table-cell>
          <table:table-cell table:number-columns-repeated="3"/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1644.6">
            <text:p>1644.6</text:p>
          </table:table-cell>
          <table:table-cell table:number-columns-repeated="3"/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648.6">
            <text:p>1648.6</text:p>
          </table:table-cell>
          <table:table-cell table:number-columns-repeated="3"/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647.5">
            <text:p>1647.5</text:p>
          </table:table-cell>
          <table:table-cell table:number-columns-repeated="3"/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666.2">
            <text:p>1666.2</text:p>
          </table:table-cell>
          <table:table-cell table:number-columns-repeated="3"/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1681.3">
            <text:p>1681.3</text:p>
          </table:table-cell>
          <table:table-cell table:number-columns-repeated="3"/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1644.6">
            <text:p>1644.6</text:p>
          </table:table-cell>
          <table:table-cell table:number-columns-repeated="3"/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643.5">
            <text:p>1643.5</text:p>
          </table:table-cell>
          <table:table-cell table:number-columns-repeated="3"/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666.2">
            <text:p>1666.2</text:p>
          </table:table-cell>
          <table:table-cell table:number-columns-repeated="3"/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1642.7">
            <text:p>1642.7</text:p>
          </table:table-cell>
          <table:table-cell table:number-columns-repeated="3"/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1641.6">
            <text:p>1641.6</text:p>
          </table:table-cell>
          <table:table-cell table:number-columns-repeated="3"/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1666.2">
            <text:p>1666.2</text:p>
          </table:table-cell>
          <table:table-cell table:number-columns-repeated="3"/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1638.7">
            <text:p>1638.7</text:p>
          </table:table-cell>
          <table:table-cell table:number-columns-repeated="3"/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1637.6">
            <text:p>1637.6</text:p>
          </table:table-cell>
          <table:table-cell table:number-columns-repeated="3"/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1666.2">
            <text:p>1666.2</text:p>
          </table:table-cell>
          <table:table-cell table:number-columns-repeated="3"/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1635.4">
            <text:p>1635.4</text:p>
          </table:table-cell>
          <table:table-cell table:number-columns-repeated="3"/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666.2">
            <text:p>1666.2</text:p>
          </table:table-cell>
          <table:table-cell table:number-columns-repeated="3"/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1635.4">
            <text:p>1635.4</text:p>
          </table:table-cell>
          <table:table-cell table:number-columns-repeated="3"/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1666.2">
            <text:p>1666.2</text:p>
          </table:table-cell>
          <table:table-cell table:number-columns-repeated="3"/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1630.6">
            <text:p>1630.6</text:p>
          </table:table-cell>
          <table:table-cell table:number-columns-repeated="3"/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1666.2">
            <text:p>1666.2</text:p>
          </table:table-cell>
          <table:table-cell table:number-columns-repeated="3"/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1622.7">
            <text:p>1622.7</text:p>
          </table:table-cell>
          <table:table-cell table:number-columns-repeated="3"/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1666.2">
            <text:p>1666.2</text:p>
          </table:table-cell>
          <table:table-cell table:number-columns-repeated="3"/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1621.7">
            <text:p>1621.7</text:p>
          </table:table-cell>
          <table:table-cell table:number-columns-repeated="3"/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1653.6">
            <text:p>1653.6</text:p>
          </table:table-cell>
          <table:table-cell table:number-columns-repeated="3"/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695.5">
            <text:p>1695.5</text:p>
          </table:table-cell>
          <table:table-cell table:number-columns-repeated="3"/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679.6">
            <text:p>1679.6</text:p>
          </table:table-cell>
          <table:table-cell table:number-columns-repeated="3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53.6">
            <text:p>1653.6</text:p>
          </table:table-cell>
          <table:table-cell table:number-columns-repeated="3"/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675.6">
            <text:p>1675.6</text:p>
          </table:table-cell>
          <table:table-cell table:number-columns-repeated="3"/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653.6">
            <text:p>1653.6</text:p>
          </table:table-cell>
          <table:table-cell table:number-columns-repeated="3"/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669.1">
            <text:p>1669.1</text:p>
          </table:table-cell>
          <table:table-cell table:number-columns-repeated="3"/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653.6">
            <text:p>1653.6</text:p>
          </table:table-cell>
          <table:table-cell table:number-columns-repeated="3"/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665.1">
            <text:p>1665.1</text:p>
          </table:table-cell>
          <table:table-cell table:number-columns-repeated="3"/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653.6">
            <text:p>1653.6</text:p>
          </table:table-cell>
          <table:table-cell table:number-columns-repeated="3"/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665.4">
            <text:p>1665.4</text:p>
          </table:table-cell>
          <table:table-cell table:number-columns-repeated="3"/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1647.5">
            <text:p>1647.5</text:p>
          </table:table-cell>
          <table:table-cell table:number-columns-repeated="3"/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653.6">
            <text:p>1653.6</text:p>
          </table:table-cell>
          <table:table-cell table:number-columns-repeated="3"/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661.4">
            <text:p>1661.4</text:p>
          </table:table-cell>
          <table:table-cell table:number-columns-repeated="3"/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643.5">
            <text:p>1643.5</text:p>
          </table:table-cell>
          <table:table-cell table:number-columns-repeated="3"/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653.6">
            <text:p>1653.6</text:p>
          </table:table-cell>
          <table:table-cell table:number-columns-repeated="3"/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645.5">
            <text:p>1645.5</text:p>
          </table:table-cell>
          <table:table-cell table:number-columns-repeated="3"/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1641.6">
            <text:p>1641.6</text:p>
          </table:table-cell>
          <table:table-cell table:number-columns-repeated="3"/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1653.6">
            <text:p>1653.6</text:p>
          </table:table-cell>
          <table:table-cell table:number-columns-repeated="3"/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641.5">
            <text:p>1641.5</text:p>
          </table:table-cell>
          <table:table-cell table:number-columns-repeated="3"/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1637.6">
            <text:p>1637.6</text:p>
          </table:table-cell>
          <table:table-cell table:number-columns-repeated="3"/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1653.6">
            <text:p>1653.6</text:p>
          </table:table-cell>
          <table:table-cell table:number-columns-repeated="3"/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639.3">
            <text:p>1639.3</text:p>
          </table:table-cell>
          <table:table-cell table:number-columns-repeated="3"/>
          <table:table-cell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1635.4">
            <text:p>1635.4</text:p>
          </table:table-cell>
          <table:table-cell table:number-columns-repeated="3"/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653.6">
            <text:p>1653.6</text:p>
          </table:table-cell>
          <table:table-cell table:number-columns-repeated="3"/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639.3">
            <text:p>1639.3</text:p>
          </table:table-cell>
          <table:table-cell table:number-columns-repeated="3"/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1635.4">
            <text:p>1635.4</text:p>
          </table:table-cell>
          <table:table-cell table:number-columns-repeated="3"/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1653.6">
            <text:p>1653.6</text:p>
          </table:table-cell>
          <table:table-cell table:number-columns-repeated="3"/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720.6">
            <text:p>1720.6</text:p>
          </table:table-cell>
          <table:table-cell table:number-columns-repeated="3"/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710.1">
            <text:p>1710.1</text:p>
          </table:table-cell>
          <table:table-cell table:number-columns-repeated="3"/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1734.6">
            <text:p>1734.6</text:p>
          </table:table-cell>
          <table:table-cell table:number-columns-repeated="3"/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709.4">
            <text:p>1709.4</text:p>
          </table:table-cell>
          <table:table-cell table:number-columns-repeated="3"/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1660.9">
            <text:p>1660.9</text:p>
          </table:table-cell>
          <table:table-cell table:number-columns-repeated="3"/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1670">
            <text:p>1670</text:p>
          </table:table-cell>
          <table:table-cell table:number-columns-repeated="3"/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1630.6">
            <text:p>1630.6</text:p>
          </table:table-cell>
          <table:table-cell table:number-columns-repeated="3"/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1653.6">
            <text:p>1653.6</text:p>
          </table:table-cell>
          <table:table-cell table:number-columns-repeated="3"/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720.6">
            <text:p>1720.6</text:p>
          </table:table-cell>
          <table:table-cell table:number-columns-repeated="3"/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710.1">
            <text:p>1710.1</text:p>
          </table:table-cell>
          <table:table-cell table:number-columns-repeated="3"/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1734.6">
            <text:p>1734.6</text:p>
          </table:table-cell>
          <table:table-cell table:number-columns-repeated="3"/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735.8">
            <text:p>1735.8</text:p>
          </table:table-cell>
          <table:table-cell table:number-columns-repeated="3"/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1710.6">
            <text:p>1710.6</text:p>
          </table:table-cell>
          <table:table-cell table:number-columns-repeated="3"/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1662.1">
            <text:p>1662.1</text:p>
          </table:table-cell>
          <table:table-cell table:number-columns-repeated="3"/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1622.7">
            <text:p>1622.7</text:p>
          </table:table-cell>
          <table:table-cell table:number-columns-repeated="3"/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1653.6">
            <text:p>1653.6</text:p>
          </table:table-cell>
          <table:table-cell table:number-columns-repeated="3"/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778.1">
            <text:p>1778.1</text:p>
          </table:table-cell>
          <table:table-cell table:number-columns-repeated="3"/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1741.2">
            <text:p>1741.2</text:p>
          </table:table-cell>
          <table:table-cell table:number-columns-repeated="3"/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1709.6">
            <text:p>1709.6</text:p>
          </table:table-cell>
          <table:table-cell table:number-columns-repeated="3"/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1661.1">
            <text:p>1661.1</text:p>
          </table:table-cell>
          <table:table-cell table:number-columns-repeated="3"/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1621.7">
            <text:p>1621.7</text:p>
          </table:table-cell>
          <table:table-cell table:number-columns-repeated="3"/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1649.7">
            <text:p>1649.7</text:p>
          </table:table-cell>
          <table:table-cell table:number-columns-repeated="3"/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681.7">
            <text:p>1681.7</text:p>
          </table:table-cell>
          <table:table-cell table:number-columns-repeated="3"/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679.6">
            <text:p>1679.6</text:p>
          </table:table-cell>
          <table:table-cell table:number-columns-repeated="3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49.7">
            <text:p>1649.7</text:p>
          </table:table-cell>
          <table:table-cell table:number-columns-repeated="3"/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675.6">
            <text:p>1675.6</text:p>
          </table:table-cell>
          <table:table-cell table:number-columns-repeated="3"/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649.7">
            <text:p>1649.7</text:p>
          </table:table-cell>
          <table:table-cell table:number-columns-repeated="3"/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669.1">
            <text:p>1669.1</text:p>
          </table:table-cell>
          <table:table-cell table:number-columns-repeated="3"/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649.7">
            <text:p>1649.7</text:p>
          </table:table-cell>
          <table:table-cell table:number-columns-repeated="3"/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669.1">
            <text:p>1669.1</text:p>
          </table:table-cell>
          <table:table-cell table:number-columns-repeated="3"/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665.1">
            <text:p>1665.1</text:p>
          </table:table-cell>
          <table:table-cell table:number-columns-repeated="3"/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649.7">
            <text:p>1649.7</text:p>
          </table:table-cell>
          <table:table-cell table:number-columns-repeated="3"/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647.5">
            <text:p>1647.5</text:p>
          </table:table-cell>
          <table:table-cell table:number-columns-repeated="3"/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649.7">
            <text:p>1649.7</text:p>
          </table:table-cell>
          <table:table-cell table:number-columns-repeated="3"/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643.5">
            <text:p>1643.5</text:p>
          </table:table-cell>
          <table:table-cell table:number-columns-repeated="3"/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649.7">
            <text:p>1649.7</text:p>
          </table:table-cell>
          <table:table-cell table:number-columns-repeated="3"/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637.6">
            <text:p>1637.6</text:p>
          </table:table-cell>
          <table:table-cell table:number-columns-repeated="3"/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1641.5">
            <text:p>1641.5</text:p>
          </table:table-cell>
          <table:table-cell table:number-columns-repeated="3"/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1649.7">
            <text:p>1649.7</text:p>
          </table:table-cell>
          <table:table-cell table:number-columns-repeated="3"/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637.6">
            <text:p>1637.6</text:p>
          </table:table-cell>
          <table:table-cell table:number-columns-repeated="3"/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1649.7">
            <text:p>1649.7</text:p>
          </table:table-cell>
          <table:table-cell table:number-columns-repeated="3"/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635.4">
            <text:p>1635.4</text:p>
          </table:table-cell>
          <table:table-cell table:number-columns-repeated="3"/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649.7">
            <text:p>1649.7</text:p>
          </table:table-cell>
          <table:table-cell table:number-columns-repeated="3"/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635.4">
            <text:p>1635.4</text:p>
          </table:table-cell>
          <table:table-cell table:number-columns-repeated="3"/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1649.7">
            <text:p>1649.7</text:p>
          </table:table-cell>
          <table:table-cell table:number-columns-repeated="3"/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716.7">
            <text:p>1716.7</text:p>
          </table:table-cell>
          <table:table-cell table:number-columns-repeated="3"/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710.1">
            <text:p>1710.1</text:p>
          </table:table-cell>
          <table:table-cell table:number-columns-repeated="3"/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1734.6">
            <text:p>1734.6</text:p>
          </table:table-cell>
          <table:table-cell table:number-columns-repeated="3"/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709.4">
            <text:p>1709.4</text:p>
          </table:table-cell>
          <table:table-cell table:number-columns-repeated="3"/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1660.9">
            <text:p>1660.9</text:p>
          </table:table-cell>
          <table:table-cell table:number-columns-repeated="3"/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1670">
            <text:p>1670</text:p>
          </table:table-cell>
          <table:table-cell table:number-columns-repeated="3"/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1630.6">
            <text:p>1630.6</text:p>
          </table:table-cell>
          <table:table-cell table:number-columns-repeated="3"/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1649.7">
            <text:p>1649.7</text:p>
          </table:table-cell>
          <table:table-cell table:number-columns-repeated="3"/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716.7">
            <text:p>1716.7</text:p>
          </table:table-cell>
          <table:table-cell table:number-columns-repeated="3"/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710.1">
            <text:p>1710.1</text:p>
          </table:table-cell>
          <table:table-cell table:number-columns-repeated="3"/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1734.6">
            <text:p>1734.6</text:p>
          </table:table-cell>
          <table:table-cell table:number-columns-repeated="3"/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735.8">
            <text:p>1735.8</text:p>
          </table:table-cell>
          <table:table-cell table:number-columns-repeated="3"/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1710.6">
            <text:p>1710.6</text:p>
          </table:table-cell>
          <table:table-cell table:number-columns-repeated="3"/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1662.1">
            <text:p>1662.1</text:p>
          </table:table-cell>
          <table:table-cell table:number-columns-repeated="3"/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1622.7">
            <text:p>1622.7</text:p>
          </table:table-cell>
          <table:table-cell table:number-columns-repeated="3"/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1649.7">
            <text:p>1649.7</text:p>
          </table:table-cell>
          <table:table-cell table:number-columns-repeated="3"/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778.1">
            <text:p>1778.1</text:p>
          </table:table-cell>
          <table:table-cell table:number-columns-repeated="3"/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1741.2">
            <text:p>1741.2</text:p>
          </table:table-cell>
          <table:table-cell table:number-columns-repeated="3"/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1709.6">
            <text:p>1709.6</text:p>
          </table:table-cell>
          <table:table-cell table:number-columns-repeated="3"/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1661.1">
            <text:p>1661.1</text:p>
          </table:table-cell>
          <table:table-cell table:number-columns-repeated="3"/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1621.7">
            <text:p>1621.7</text:p>
          </table:table-cell>
          <table:table-cell table:number-columns-repeated="3"/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1644.7">
            <text:p>1644.7</text:p>
          </table:table-cell>
          <table:table-cell table:number-columns-repeated="3"/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676.8">
            <text:p>1676.8</text:p>
          </table:table-cell>
          <table:table-cell table:number-columns-repeated="3"/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675.6">
            <text:p>1675.6</text:p>
          </table:table-cell>
          <table:table-cell table:number-columns-repeated="3"/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679.6">
            <text:p>1679.6</text:p>
          </table:table-cell>
          <table:table-cell table:number-columns-repeated="3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44.7">
            <text:p>1644.7</text:p>
          </table:table-cell>
          <table:table-cell table:number-columns-repeated="3"/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672.8">
            <text:p>1672.8</text:p>
          </table:table-cell>
          <table:table-cell table:number-columns-repeated="3"/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1671.6">
            <text:p>1671.6</text:p>
          </table:table-cell>
          <table:table-cell table:number-columns-repeated="3"/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675.6">
            <text:p>1675.6</text:p>
          </table:table-cell>
          <table:table-cell table:number-columns-repeated="3"/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644.7">
            <text:p>1644.7</text:p>
          </table:table-cell>
          <table:table-cell table:number-columns-repeated="3"/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666.3">
            <text:p>1666.3</text:p>
          </table:table-cell>
          <table:table-cell table:number-columns-repeated="3"/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1665.1">
            <text:p>1665.1</text:p>
          </table:table-cell>
          <table:table-cell table:number-columns-repeated="3"/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669.1">
            <text:p>1669.1</text:p>
          </table:table-cell>
          <table:table-cell table:number-columns-repeated="3"/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644.7">
            <text:p>1644.7</text:p>
          </table:table-cell>
          <table:table-cell table:number-columns-repeated="3"/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666.3">
            <text:p>1666.3</text:p>
          </table:table-cell>
          <table:table-cell table:number-columns-repeated="3"/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1665.1">
            <text:p>1665.1</text:p>
          </table:table-cell>
          <table:table-cell table:number-columns-repeated="3"/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644.7">
            <text:p>1644.7</text:p>
          </table:table-cell>
          <table:table-cell table:number-columns-repeated="3"/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643.5">
            <text:p>1643.5</text:p>
          </table:table-cell>
          <table:table-cell table:number-columns-repeated="3"/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647.5">
            <text:p>1647.5</text:p>
          </table:table-cell>
          <table:table-cell table:number-columns-repeated="3"/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644.7">
            <text:p>1644.7</text:p>
          </table:table-cell>
          <table:table-cell table:number-columns-repeated="3"/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643.5">
            <text:p>1643.5</text:p>
          </table:table-cell>
          <table:table-cell table:number-columns-repeated="3"/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644.7">
            <text:p>1644.7</text:p>
          </table:table-cell>
          <table:table-cell table:number-columns-repeated="3"/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681.1">
            <text:p>1681.1</text:p>
          </table:table-cell>
          <table:table-cell table:number-columns-repeated="3"/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1641.5">
            <text:p>1641.5</text:p>
          </table:table-cell>
          <table:table-cell table:number-columns-repeated="3"/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1644.7">
            <text:p>1644.7</text:p>
          </table:table-cell>
          <table:table-cell table:number-columns-repeated="3"/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677.2">
            <text:p>1677.2</text:p>
          </table:table-cell>
          <table:table-cell table:number-columns-repeated="3"/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1637.6">
            <text:p>1637.6</text:p>
          </table:table-cell>
          <table:table-cell table:number-columns-repeated="3"/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1644.7">
            <text:p>1644.7</text:p>
          </table:table-cell>
          <table:table-cell table:number-columns-repeated="3"/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682.4">
            <text:p>1682.4</text:p>
          </table:table-cell>
          <table:table-cell table:number-columns-repeated="3"/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1669.4">
            <text:p>1669.4</text:p>
          </table:table-cell>
          <table:table-cell table:number-columns-repeated="3"/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1635.4">
            <text:p>1635.4</text:p>
          </table:table-cell>
          <table:table-cell table:number-columns-repeated="3"/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644.7">
            <text:p>1644.7</text:p>
          </table:table-cell>
          <table:table-cell table:number-columns-repeated="3"/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682.4">
            <text:p>1682.4</text:p>
          </table:table-cell>
          <table:table-cell table:number-columns-repeated="3"/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1669.4">
            <text:p>1669.4</text:p>
          </table:table-cell>
          <table:table-cell table:number-columns-repeated="3"/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635.4">
            <text:p>1635.4</text:p>
          </table:table-cell>
          <table:table-cell table:number-columns-repeated="3"/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1644.7">
            <text:p>1644.7</text:p>
          </table:table-cell>
          <table:table-cell table:number-columns-repeated="3"/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696">
            <text:p>1696</text:p>
          </table:table-cell>
          <table:table-cell table:number-columns-repeated="3"/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1696.2">
            <text:p>1696.2</text:p>
          </table:table-cell>
          <table:table-cell table:number-columns-repeated="3"/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1694.6">
            <text:p>1694.6</text:p>
          </table:table-cell>
          <table:table-cell table:number-columns-repeated="3"/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1646.1">
            <text:p>1646.1</text:p>
          </table:table-cell>
          <table:table-cell table:number-columns-repeated="3"/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1622.9">
            <text:p>1622.9</text:p>
          </table:table-cell>
          <table:table-cell table:number-columns-repeated="3"/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1630.6">
            <text:p>1630.6</text:p>
          </table:table-cell>
          <table:table-cell table:number-columns-repeated="3"/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1644.7">
            <text:p>1644.7</text:p>
          </table:table-cell>
          <table:table-cell table:number-columns-repeated="3"/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696">
            <text:p>1696</text:p>
          </table:table-cell>
          <table:table-cell table:number-columns-repeated="3"/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1694.4">
            <text:p>1694.4</text:p>
          </table:table-cell>
          <table:table-cell table:number-columns-repeated="3"/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1645.9">
            <text:p>1645.9</text:p>
          </table:table-cell>
          <table:table-cell table:number-columns-repeated="3"/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1622.7">
            <text:p>1622.7</text:p>
          </table:table-cell>
          <table:table-cell table:number-columns-repeated="3"/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1644.7">
            <text:p>1644.7</text:p>
          </table:table-cell>
          <table:table-cell table:number-columns-repeated="3"/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693.4">
            <text:p>1693.4</text:p>
          </table:table-cell>
          <table:table-cell table:number-columns-repeated="3"/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1644.9">
            <text:p>1644.9</text:p>
          </table:table-cell>
          <table:table-cell table:number-columns-repeated="3"/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1621.7">
            <text:p>1621.7</text:p>
          </table:table-cell>
          <table:table-cell table:number-columns-repeated="3"/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1641.6">
            <text:p>1641.6</text:p>
          </table:table-cell>
          <table:table-cell table:number-columns-repeated="3"/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1679.6">
            <text:p>1679.6</text:p>
          </table:table-cell>
          <table:table-cell table:number-columns-repeated="3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41.6">
            <text:p>1641.6</text:p>
          </table:table-cell>
          <table:table-cell table:number-columns-repeated="3"/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1675.6">
            <text:p>1675.6</text:p>
          </table:table-cell>
          <table:table-cell table:number-columns-repeated="3"/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641.6">
            <text:p>1641.6</text:p>
          </table:table-cell>
          <table:table-cell table:number-columns-repeated="3"/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1669.1">
            <text:p>1669.1</text:p>
          </table:table-cell>
          <table:table-cell table:number-columns-repeated="3"/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641.6">
            <text:p>1641.6</text:p>
          </table:table-cell>
          <table:table-cell table:number-columns-repeated="3"/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1665.1">
            <text:p>1665.1</text:p>
          </table:table-cell>
          <table:table-cell table:number-columns-repeated="3"/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641.6">
            <text:p>1641.6</text:p>
          </table:table-cell>
          <table:table-cell table:number-columns-repeated="3"/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1647.5">
            <text:p>1647.5</text:p>
          </table:table-cell>
          <table:table-cell table:number-columns-repeated="3"/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641.6">
            <text:p>1641.6</text:p>
          </table:table-cell>
          <table:table-cell table:number-columns-repeated="3"/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1643.5">
            <text:p>1643.5</text:p>
          </table:table-cell>
          <table:table-cell table:number-columns-repeated="3"/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641.6">
            <text:p>1641.6</text:p>
          </table:table-cell>
          <table:table-cell table:number-columns-repeated="3"/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1637.6">
            <text:p>1637.6</text:p>
          </table:table-cell>
          <table:table-cell table:number-columns-repeated="3"/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1641.5">
            <text:p>1641.5</text:p>
          </table:table-cell>
          <table:table-cell table:number-columns-repeated="3"/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1641.6">
            <text:p>1641.6</text:p>
          </table:table-cell>
          <table:table-cell table:number-columns-repeated="3"/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1637.6">
            <text:p>1637.6</text:p>
          </table:table-cell>
          <table:table-cell table:number-columns-repeated="3"/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1641.6">
            <text:p>1641.6</text:p>
          </table:table-cell>
          <table:table-cell table:number-columns-repeated="3"/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1635.4">
            <text:p>1635.4</text:p>
          </table:table-cell>
          <table:table-cell table:number-columns-repeated="3"/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641.6">
            <text:p>1641.6</text:p>
          </table:table-cell>
          <table:table-cell table:number-columns-repeated="3"/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1635.4">
            <text:p>1635.4</text:p>
          </table:table-cell>
          <table:table-cell table:number-columns-repeated="3"/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1641.6">
            <text:p>1641.6</text:p>
          </table:table-cell>
          <table:table-cell table:number-columns-repeated="3"/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1708.6">
            <text:p>1708.6</text:p>
          </table:table-cell>
          <table:table-cell table:number-columns-repeated="3"/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1711.3">
            <text:p>1711.3</text:p>
          </table:table-cell>
          <table:table-cell table:number-columns-repeated="3"/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1735.8">
            <text:p>1735.8</text:p>
          </table:table-cell>
          <table:table-cell table:number-columns-repeated="3"/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1736">
            <text:p>1736</text:p>
          </table:table-cell>
          <table:table-cell table:number-columns-repeated="3"/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1710.8">
            <text:p>1710.8</text:p>
          </table:table-cell>
          <table:table-cell table:number-columns-repeated="3"/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1662.3">
            <text:p>1662.3</text:p>
          </table:table-cell>
          <table:table-cell table:number-columns-repeated="3"/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1622.9">
            <text:p>1622.9</text:p>
          </table:table-cell>
          <table:table-cell table:number-columns-repeated="3"/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1641.6">
            <text:p>1641.6</text:p>
          </table:table-cell>
          <table:table-cell table:number-columns-repeated="3"/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1708.6">
            <text:p>1708.6</text:p>
          </table:table-cell>
          <table:table-cell table:number-columns-repeated="3"/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1711.3">
            <text:p>1711.3</text:p>
          </table:table-cell>
          <table:table-cell table:number-columns-repeated="3"/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1735.8">
            <text:p>1735.8</text:p>
          </table:table-cell>
          <table:table-cell table:number-columns-repeated="3"/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1710.6">
            <text:p>1710.6</text:p>
          </table:table-cell>
          <table:table-cell table:number-columns-repeated="3"/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1662.1">
            <text:p>1662.1</text:p>
          </table:table-cell>
          <table:table-cell table:number-columns-repeated="3"/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1622.7">
            <text:p>1622.7</text:p>
          </table:table-cell>
          <table:table-cell table:number-columns-repeated="3"/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1641.6">
            <text:p>1641.6</text:p>
          </table:table-cell>
          <table:table-cell table:number-columns-repeated="3"/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1709.6">
            <text:p>1709.6</text:p>
          </table:table-cell>
          <table:table-cell table:number-columns-repeated="3"/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1661.1">
            <text:p>1661.1</text:p>
          </table:table-cell>
          <table:table-cell table:number-columns-repeated="3"/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1621.7">
            <text:p>1621.7</text:p>
          </table:table-cell>
          <table:table-cell table:number-columns-repeated="3"/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1637.6">
            <text:p>1637.6</text:p>
          </table:table-cell>
          <table:table-cell table:number-columns-repeated="3"/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1679.6">
            <text:p>1679.6</text:p>
          </table:table-cell>
          <table:table-cell table:number-columns-repeated="3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37.6">
            <text:p>1637.6</text:p>
          </table:table-cell>
          <table:table-cell table:number-columns-repeated="3"/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1675.6">
            <text:p>1675.6</text:p>
          </table:table-cell>
          <table:table-cell table:number-columns-repeated="3"/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637.6">
            <text:p>1637.6</text:p>
          </table:table-cell>
          <table:table-cell table:number-columns-repeated="3"/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1669.1">
            <text:p>1669.1</text:p>
          </table:table-cell>
          <table:table-cell table:number-columns-repeated="3"/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637.6">
            <text:p>1637.6</text:p>
          </table:table-cell>
          <table:table-cell table:number-columns-repeated="3"/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1665.1">
            <text:p>1665.1</text:p>
          </table:table-cell>
          <table:table-cell table:number-columns-repeated="3"/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637.6">
            <text:p>1637.6</text:p>
          </table:table-cell>
          <table:table-cell table:number-columns-repeated="3"/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1647.5">
            <text:p>1647.5</text:p>
          </table:table-cell>
          <table:table-cell table:number-columns-repeated="3"/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637.6">
            <text:p>1637.6</text:p>
          </table:table-cell>
          <table:table-cell table:number-columns-repeated="3"/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1643.5">
            <text:p>1643.5</text:p>
          </table:table-cell>
          <table:table-cell table:number-columns-repeated="3"/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637.6">
            <text:p>1637.6</text:p>
          </table:table-cell>
          <table:table-cell table:number-columns-repeated="3"/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1641.5">
            <text:p>1641.5</text:p>
          </table:table-cell>
          <table:table-cell table:number-columns-repeated="3"/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1637.6">
            <text:p>1637.6</text:p>
          </table:table-cell>
          <table:table-cell table:number-columns-repeated="3"/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1635.4">
            <text:p>1635.4</text:p>
          </table:table-cell>
          <table:table-cell table:number-columns-repeated="3"/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637.6">
            <text:p>1637.6</text:p>
          </table:table-cell>
          <table:table-cell table:number-columns-repeated="3"/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1635.4">
            <text:p>1635.4</text:p>
          </table:table-cell>
          <table:table-cell table:number-columns-repeated="3"/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1637.6">
            <text:p>1637.6</text:p>
          </table:table-cell>
          <table:table-cell table:number-columns-repeated="3"/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1705.3">
            <text:p>1705.3</text:p>
          </table:table-cell>
          <table:table-cell table:number-columns-repeated="3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1687.7">
            <text:p>1687.7</text:p>
          </table:table-cell>
          <table:table-cell table:number-columns-repeated="3"/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1712.2">
            <text:p>1712.2</text:p>
          </table:table-cell>
          <table:table-cell table:number-columns-repeated="3"/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1712.4">
            <text:p>1712.4</text:p>
          </table:table-cell>
          <table:table-cell table:number-columns-repeated="3"/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1710.8">
            <text:p>1710.8</text:p>
          </table:table-cell>
          <table:table-cell table:number-columns-repeated="3"/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1662.3">
            <text:p>1662.3</text:p>
          </table:table-cell>
          <table:table-cell table:number-columns-repeated="3"/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1622.9">
            <text:p>1622.9</text:p>
          </table:table-cell>
          <table:table-cell table:number-columns-repeated="3"/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1637.6">
            <text:p>1637.6</text:p>
          </table:table-cell>
          <table:table-cell table:number-columns-repeated="3"/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1705.3">
            <text:p>1705.3</text:p>
          </table:table-cell>
          <table:table-cell table:number-columns-repeated="3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1687.7">
            <text:p>1687.7</text:p>
          </table:table-cell>
          <table:table-cell table:number-columns-repeated="3"/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1712.2">
            <text:p>1712.2</text:p>
          </table:table-cell>
          <table:table-cell table:number-columns-repeated="3"/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1710.6">
            <text:p>1710.6</text:p>
          </table:table-cell>
          <table:table-cell table:number-columns-repeated="3"/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1662.1">
            <text:p>1662.1</text:p>
          </table:table-cell>
          <table:table-cell table:number-columns-repeated="3"/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1622.7">
            <text:p>1622.7</text:p>
          </table:table-cell>
          <table:table-cell table:number-columns-repeated="3"/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1637.6">
            <text:p>1637.6</text:p>
          </table:table-cell>
          <table:table-cell table:number-columns-repeated="3"/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1709.6">
            <text:p>1709.6</text:p>
          </table:table-cell>
          <table:table-cell table:number-columns-repeated="3"/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1661.1">
            <text:p>1661.1</text:p>
          </table:table-cell>
          <table:table-cell table:number-columns-repeated="3"/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1621.7">
            <text:p>1621.7</text:p>
          </table:table-cell>
          <table:table-cell table:number-columns-repeated="3"/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1635.4">
            <text:p>1635.4</text:p>
          </table:table-cell>
          <table:table-cell table:number-columns-repeated="3"/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679.6">
            <text:p>1679.6</text:p>
          </table:table-cell>
          <table:table-cell table:number-columns-repeated="3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35.4">
            <text:p>1635.4</text:p>
          </table:table-cell>
          <table:table-cell table:number-columns-repeated="3"/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675.6">
            <text:p>1675.6</text:p>
          </table:table-cell>
          <table:table-cell table:number-columns-repeated="3"/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635.4">
            <text:p>1635.4</text:p>
          </table:table-cell>
          <table:table-cell table:number-columns-repeated="3"/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669.1">
            <text:p>1669.1</text:p>
          </table:table-cell>
          <table:table-cell table:number-columns-repeated="3"/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635.4">
            <text:p>1635.4</text:p>
          </table:table-cell>
          <table:table-cell table:number-columns-repeated="3"/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665.1">
            <text:p>1665.1</text:p>
          </table:table-cell>
          <table:table-cell table:number-columns-repeated="3"/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635.4">
            <text:p>1635.4</text:p>
          </table:table-cell>
          <table:table-cell table:number-columns-repeated="3"/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647.5">
            <text:p>1647.5</text:p>
          </table:table-cell>
          <table:table-cell table:number-columns-repeated="3"/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635.4">
            <text:p>1635.4</text:p>
          </table:table-cell>
          <table:table-cell table:number-columns-repeated="3"/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643.5">
            <text:p>1643.5</text:p>
          </table:table-cell>
          <table:table-cell table:number-columns-repeated="3"/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635.4">
            <text:p>1635.4</text:p>
          </table:table-cell>
          <table:table-cell table:number-columns-repeated="3"/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637.6">
            <text:p>1637.6</text:p>
          </table:table-cell>
          <table:table-cell table:number-columns-repeated="3"/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1641.5">
            <text:p>1641.5</text:p>
          </table:table-cell>
          <table:table-cell table:number-columns-repeated="3"/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1635.4">
            <text:p>1635.4</text:p>
          </table:table-cell>
          <table:table-cell table:number-columns-repeated="3"/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637.6">
            <text:p>1637.6</text:p>
          </table:table-cell>
          <table:table-cell table:number-columns-repeated="3"/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1635.4">
            <text:p>1635.4</text:p>
          </table:table-cell>
          <table:table-cell table:number-columns-repeated="3"/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635.4">
            <text:p>1635.4</text:p>
          </table:table-cell>
          <table:table-cell table:number-columns-repeated="3"/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1635.4">
            <text:p>1635.4</text:p>
          </table:table-cell>
          <table:table-cell table:number-columns-repeated="3"/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648.7">
            <text:p>1648.7</text:p>
          </table:table-cell>
          <table:table-cell table:number-columns-repeated="3"/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1669.7">
            <text:p>1669.7</text:p>
          </table:table-cell>
          <table:table-cell table:number-columns-repeated="3"/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1669.9">
            <text:p>1669.9</text:p>
          </table:table-cell>
          <table:table-cell table:number-columns-repeated="3"/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1645.5">
            <text:p>1645.5</text:p>
          </table:table-cell>
          <table:table-cell table:number-columns-repeated="3"/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1622.9">
            <text:p>1622.9</text:p>
          </table:table-cell>
          <table:table-cell table:number-columns-repeated="3"/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1635.4">
            <text:p>1635.4</text:p>
          </table:table-cell>
          <table:table-cell table:number-columns-repeated="3"/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648.7">
            <text:p>1648.7</text:p>
          </table:table-cell>
          <table:table-cell table:number-columns-repeated="3"/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1669.7">
            <text:p>1669.7</text:p>
          </table:table-cell>
          <table:table-cell table:number-columns-repeated="3"/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1645.3">
            <text:p>1645.3</text:p>
          </table:table-cell>
          <table:table-cell table:number-columns-repeated="3"/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1622.7">
            <text:p>1622.7</text:p>
          </table:table-cell>
          <table:table-cell table:number-columns-repeated="3"/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1635.4">
            <text:p>1635.4</text:p>
          </table:table-cell>
          <table:table-cell table:number-columns-repeated="3"/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644.3">
            <text:p>1644.3</text:p>
          </table:table-cell>
          <table:table-cell table:number-columns-repeated="3"/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1621.7">
            <text:p>1621.7</text:p>
          </table:table-cell>
          <table:table-cell table:number-columns-repeated="3"/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1635.4">
            <text:p>1635.4</text:p>
          </table:table-cell>
          <table:table-cell table:number-columns-repeated="3"/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1679.6">
            <text:p>1679.6</text:p>
          </table:table-cell>
          <table:table-cell table:number-columns-repeated="3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35.4">
            <text:p>1635.4</text:p>
          </table:table-cell>
          <table:table-cell table:number-columns-repeated="3"/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1675.6">
            <text:p>1675.6</text:p>
          </table:table-cell>
          <table:table-cell table:number-columns-repeated="3"/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635.4">
            <text:p>1635.4</text:p>
          </table:table-cell>
          <table:table-cell table:number-columns-repeated="3"/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1669.1">
            <text:p>1669.1</text:p>
          </table:table-cell>
          <table:table-cell table:number-columns-repeated="3"/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635.4">
            <text:p>1635.4</text:p>
          </table:table-cell>
          <table:table-cell table:number-columns-repeated="3"/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1665.1">
            <text:p>1665.1</text:p>
          </table:table-cell>
          <table:table-cell table:number-columns-repeated="3"/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635.4">
            <text:p>1635.4</text:p>
          </table:table-cell>
          <table:table-cell table:number-columns-repeated="3"/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1647.5">
            <text:p>1647.5</text:p>
          </table:table-cell>
          <table:table-cell table:number-columns-repeated="3"/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635.4">
            <text:p>1635.4</text:p>
          </table:table-cell>
          <table:table-cell table:number-columns-repeated="3"/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1643.5">
            <text:p>1643.5</text:p>
          </table:table-cell>
          <table:table-cell table:number-columns-repeated="3"/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635.4">
            <text:p>1635.4</text:p>
          </table:table-cell>
          <table:table-cell table:number-columns-repeated="3"/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1637.6">
            <text:p>1637.6</text:p>
          </table:table-cell>
          <table:table-cell table:number-columns-repeated="3"/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1641.5">
            <text:p>1641.5</text:p>
          </table:table-cell>
          <table:table-cell table:number-columns-repeated="3"/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1635.4">
            <text:p>1635.4</text:p>
          </table:table-cell>
          <table:table-cell table:number-columns-repeated="3"/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1637.6">
            <text:p>1637.6</text:p>
          </table:table-cell>
          <table:table-cell table:number-columns-repeated="3"/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1635.4">
            <text:p>1635.4</text:p>
          </table:table-cell>
          <table:table-cell table:number-columns-repeated="3"/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1635.4">
            <text:p>1635.4</text:p>
          </table:table-cell>
          <table:table-cell table:number-columns-repeated="3"/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635.4">
            <text:p>1635.4</text:p>
          </table:table-cell>
          <table:table-cell table:number-columns-repeated="3"/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1648.7">
            <text:p>1648.7</text:p>
          </table:table-cell>
          <table:table-cell table:number-columns-repeated="3"/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1669.7">
            <text:p>1669.7</text:p>
          </table:table-cell>
          <table:table-cell table:number-columns-repeated="3"/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1669.9">
            <text:p>1669.9</text:p>
          </table:table-cell>
          <table:table-cell table:number-columns-repeated="3"/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1645.5">
            <text:p>1645.5</text:p>
          </table:table-cell>
          <table:table-cell table:number-columns-repeated="3"/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1622.9">
            <text:p>1622.9</text:p>
          </table:table-cell>
          <table:table-cell table:number-columns-repeated="3"/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1635.4">
            <text:p>1635.4</text:p>
          </table:table-cell>
          <table:table-cell table:number-columns-repeated="3"/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1648.7">
            <text:p>1648.7</text:p>
          </table:table-cell>
          <table:table-cell table:number-columns-repeated="3"/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1669.7">
            <text:p>1669.7</text:p>
          </table:table-cell>
          <table:table-cell table:number-columns-repeated="3"/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1645.3">
            <text:p>1645.3</text:p>
          </table:table-cell>
          <table:table-cell table:number-columns-repeated="3"/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1622.7">
            <text:p>1622.7</text:p>
          </table:table-cell>
          <table:table-cell table:number-columns-repeated="3"/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1635.4">
            <text:p>1635.4</text:p>
          </table:table-cell>
          <table:table-cell table:number-columns-repeated="3"/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1644.3">
            <text:p>1644.3</text:p>
          </table:table-cell>
          <table:table-cell table:number-columns-repeated="3"/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1621.7">
            <text:p>1621.7</text:p>
          </table:table-cell>
          <table:table-cell table:number-columns-repeated="3"/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1630.6">
            <text:p>1630.6</text:p>
          </table:table-cell>
          <table:table-cell table:number-columns-repeated="3"/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1688.7">
            <text:p>1688.7</text:p>
          </table:table-cell>
          <table:table-cell table:number-columns-repeated="3"/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679.6">
            <text:p>1679.6</text:p>
          </table:table-cell>
          <table:table-cell table:number-columns-repeated="3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30.6">
            <text:p>1630.6</text:p>
          </table:table-cell>
          <table:table-cell table:number-columns-repeated="3"/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1684.7">
            <text:p>1684.7</text:p>
          </table:table-cell>
          <table:table-cell table:number-columns-repeated="3"/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1675.6">
            <text:p>1675.6</text:p>
          </table:table-cell>
          <table:table-cell table:number-columns-repeated="3"/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630.6">
            <text:p>1630.6</text:p>
          </table:table-cell>
          <table:table-cell table:number-columns-repeated="3"/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1678.2">
            <text:p>1678.2</text:p>
          </table:table-cell>
          <table:table-cell table:number-columns-repeated="3"/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1669.1">
            <text:p>1669.1</text:p>
          </table:table-cell>
          <table:table-cell table:number-columns-repeated="3"/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630.6">
            <text:p>1630.6</text:p>
          </table:table-cell>
          <table:table-cell table:number-columns-repeated="3"/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1674.2">
            <text:p>1674.2</text:p>
          </table:table-cell>
          <table:table-cell table:number-columns-repeated="3"/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1665.1">
            <text:p>1665.1</text:p>
          </table:table-cell>
          <table:table-cell table:number-columns-repeated="3"/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630.6">
            <text:p>1630.6</text:p>
          </table:table-cell>
          <table:table-cell table:number-columns-repeated="3"/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1656.6">
            <text:p>1656.6</text:p>
          </table:table-cell>
          <table:table-cell table:number-columns-repeated="3"/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1647.5">
            <text:p>1647.5</text:p>
          </table:table-cell>
          <table:table-cell table:number-columns-repeated="3"/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630.6">
            <text:p>1630.6</text:p>
          </table:table-cell>
          <table:table-cell table:number-columns-repeated="3"/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1652.6">
            <text:p>1652.6</text:p>
          </table:table-cell>
          <table:table-cell table:number-columns-repeated="3"/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643.5">
            <text:p>1643.5</text:p>
          </table:table-cell>
          <table:table-cell table:number-columns-repeated="3"/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630.6">
            <text:p>1630.6</text:p>
          </table:table-cell>
          <table:table-cell table:number-columns-repeated="3"/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1689">
            <text:p>1689</text:p>
          </table:table-cell>
          <table:table-cell table:number-columns-repeated="3"/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1691">
            <text:p>1691</text:p>
          </table:table-cell>
          <table:table-cell table:number-columns-repeated="3"/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651.4">
            <text:p>1651.4</text:p>
          </table:table-cell>
          <table:table-cell table:number-columns-repeated="3"/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641.5">
            <text:p>1641.5</text:p>
          </table:table-cell>
          <table:table-cell table:number-columns-repeated="3"/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1630.6">
            <text:p>1630.6</text:p>
          </table:table-cell>
          <table:table-cell table:number-columns-repeated="3"/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1685.1">
            <text:p>1685.1</text:p>
          </table:table-cell>
          <table:table-cell table:number-columns-repeated="3"/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687.1">
            <text:p>1687.1</text:p>
          </table:table-cell>
          <table:table-cell table:number-columns-repeated="3"/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1647.5">
            <text:p>1647.5</text:p>
          </table:table-cell>
          <table:table-cell table:number-columns-repeated="3"/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1637.6">
            <text:p>1637.6</text:p>
          </table:table-cell>
          <table:table-cell table:number-columns-repeated="3"/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1630.6">
            <text:p>1630.6</text:p>
          </table:table-cell>
          <table:table-cell table:number-columns-repeated="3"/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1640.8">
            <text:p>1640.8</text:p>
          </table:table-cell>
          <table:table-cell table:number-columns-repeated="3"/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701.2">
            <text:p>1701.2</text:p>
          </table:table-cell>
          <table:table-cell table:number-columns-repeated="3"/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643.3">
            <text:p>1643.3</text:p>
          </table:table-cell>
          <table:table-cell table:number-columns-repeated="3"/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1645.3">
            <text:p>1645.3</text:p>
          </table:table-cell>
          <table:table-cell table:number-columns-repeated="3"/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1635.4">
            <text:p>1635.4</text:p>
          </table:table-cell>
          <table:table-cell table:number-columns-repeated="3"/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630.6">
            <text:p>1630.6</text:p>
          </table:table-cell>
          <table:table-cell table:number-columns-repeated="3"/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1650.3">
            <text:p>1650.3</text:p>
          </table:table-cell>
          <table:table-cell table:number-columns-repeated="3"/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1710.7">
            <text:p>1710.7</text:p>
          </table:table-cell>
          <table:table-cell table:number-columns-repeated="3"/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652.8">
            <text:p>1652.8</text:p>
          </table:table-cell>
          <table:table-cell table:number-columns-repeated="3"/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1654.8">
            <text:p>1654.8</text:p>
          </table:table-cell>
          <table:table-cell table:number-columns-repeated="3"/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1645.3">
            <text:p>1645.3</text:p>
          </table:table-cell>
          <table:table-cell table:number-columns-repeated="3"/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635.4">
            <text:p>1635.4</text:p>
          </table:table-cell>
          <table:table-cell table:number-columns-repeated="3"/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1630.6">
            <text:p>1630.6</text:p>
          </table:table-cell>
          <table:table-cell table:number-columns-repeated="3"/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1622.9">
            <text:p>1622.9</text:p>
          </table:table-cell>
          <table:table-cell table:number-columns-repeated="3"/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1630.6">
            <text:p>1630.6</text:p>
          </table:table-cell>
          <table:table-cell table:number-columns-repeated="3"/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1632.6">
            <text:p>1632.6</text:p>
          </table:table-cell>
          <table:table-cell table:number-columns-repeated="3"/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1622.7">
            <text:p>1622.7</text:p>
          </table:table-cell>
          <table:table-cell table:number-columns-repeated="3"/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1630.6">
            <text:p>1630.6</text:p>
          </table:table-cell>
          <table:table-cell table:number-columns-repeated="3"/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1631.6">
            <text:p>1631.6</text:p>
          </table:table-cell>
          <table:table-cell table:number-columns-repeated="3"/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1621.7">
            <text:p>1621.7</text:p>
          </table:table-cell>
          <table:table-cell table:number-columns-repeated="3"/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1622.7">
            <text:p>1622.7</text:p>
          </table:table-cell>
          <table:table-cell table:number-columns-repeated="3"/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1680.8">
            <text:p>1680.8</text:p>
          </table:table-cell>
          <table:table-cell table:number-columns-repeated="3"/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679.6">
            <text:p>1679.6</text:p>
          </table:table-cell>
          <table:table-cell table:number-columns-repeated="3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22.7">
            <text:p>1622.7</text:p>
          </table:table-cell>
          <table:table-cell table:number-columns-repeated="3"/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1676.8">
            <text:p>1676.8</text:p>
          </table:table-cell>
          <table:table-cell table:number-columns-repeated="3"/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675.6">
            <text:p>1675.6</text:p>
          </table:table-cell>
          <table:table-cell table:number-columns-repeated="3"/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622.7">
            <text:p>1622.7</text:p>
          </table:table-cell>
          <table:table-cell table:number-columns-repeated="3"/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1669.1">
            <text:p>1669.1</text:p>
          </table:table-cell>
          <table:table-cell table:number-columns-repeated="3"/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622.7">
            <text:p>1622.7</text:p>
          </table:table-cell>
          <table:table-cell table:number-columns-repeated="3"/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1665.1">
            <text:p>1665.1</text:p>
          </table:table-cell>
          <table:table-cell table:number-columns-repeated="3"/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622.7">
            <text:p>1622.7</text:p>
          </table:table-cell>
          <table:table-cell table:number-columns-repeated="3"/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1648.7">
            <text:p>1648.7</text:p>
          </table:table-cell>
          <table:table-cell table:number-columns-repeated="3"/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647.5">
            <text:p>1647.5</text:p>
          </table:table-cell>
          <table:table-cell table:number-columns-repeated="3"/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622.7">
            <text:p>1622.7</text:p>
          </table:table-cell>
          <table:table-cell table:number-columns-repeated="3"/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1644.7">
            <text:p>1644.7</text:p>
          </table:table-cell>
          <table:table-cell table:number-columns-repeated="3"/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643.5">
            <text:p>1643.5</text:p>
          </table:table-cell>
          <table:table-cell table:number-columns-repeated="3"/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622.7">
            <text:p>1622.7</text:p>
          </table:table-cell>
          <table:table-cell table:number-columns-repeated="3"/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1681.1">
            <text:p>1681.1</text:p>
          </table:table-cell>
          <table:table-cell table:number-columns-repeated="3"/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1641.5">
            <text:p>1641.5</text:p>
          </table:table-cell>
          <table:table-cell table:number-columns-repeated="3"/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1622.7">
            <text:p>1622.7</text:p>
          </table:table-cell>
          <table:table-cell table:number-columns-repeated="3"/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1677.2">
            <text:p>1677.2</text:p>
          </table:table-cell>
          <table:table-cell table:number-columns-repeated="3"/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1637.6">
            <text:p>1637.6</text:p>
          </table:table-cell>
          <table:table-cell table:number-columns-repeated="3"/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1622.7">
            <text:p>1622.7</text:p>
          </table:table-cell>
          <table:table-cell table:number-columns-repeated="3"/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1632.9">
            <text:p>1632.9</text:p>
          </table:table-cell>
          <table:table-cell table:number-columns-repeated="3"/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1693.3">
            <text:p>1693.3</text:p>
          </table:table-cell>
          <table:table-cell table:number-columns-repeated="3"/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1635.4">
            <text:p>1635.4</text:p>
          </table:table-cell>
          <table:table-cell table:number-columns-repeated="3"/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622.7">
            <text:p>1622.7</text:p>
          </table:table-cell>
          <table:table-cell table:number-columns-repeated="3"/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1642.4">
            <text:p>1642.4</text:p>
          </table:table-cell>
          <table:table-cell table:number-columns-repeated="3"/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1702.8">
            <text:p>1702.8</text:p>
          </table:table-cell>
          <table:table-cell table:number-columns-repeated="3"/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1644.9">
            <text:p>1644.9</text:p>
          </table:table-cell>
          <table:table-cell table:number-columns-repeated="3"/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635.4">
            <text:p>1635.4</text:p>
          </table:table-cell>
          <table:table-cell table:number-columns-repeated="3"/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1622.7">
            <text:p>1622.7</text:p>
          </table:table-cell>
          <table:table-cell table:number-columns-repeated="3"/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1622.9">
            <text:p>1622.9</text:p>
          </table:table-cell>
          <table:table-cell table:number-columns-repeated="3"/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1622.7">
            <text:p>1622.7</text:p>
          </table:table-cell>
          <table:table-cell table:number-columns-repeated="3"/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1628.2">
            <text:p>1628.2</text:p>
          </table:table-cell>
          <table:table-cell table:number-columns-repeated="3"/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1631.4">
            <text:p>1631.4</text:p>
          </table:table-cell>
          <table:table-cell table:number-columns-repeated="3"/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1621.7">
            <text:p>1621.7</text:p>
          </table:table-cell>
          <table:table-cell table:number-columns-repeated="3"/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1621.7">
            <text:p>1621.7</text:p>
          </table:table-cell>
          <table:table-cell table:number-columns-repeated="3"/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1679.6">
            <text:p>1679.6</text:p>
          </table:table-cell>
          <table:table-cell table:number-columns-repeated="3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21.7">
            <text:p>1621.7</text:p>
          </table:table-cell>
          <table:table-cell table:number-columns-repeated="3"/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1675.6">
            <text:p>1675.6</text:p>
          </table:table-cell>
          <table:table-cell table:number-columns-repeated="3"/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621.7">
            <text:p>1621.7</text:p>
          </table:table-cell>
          <table:table-cell table:number-columns-repeated="3"/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1669.1">
            <text:p>1669.1</text:p>
          </table:table-cell>
          <table:table-cell table:number-columns-repeated="3"/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621.7">
            <text:p>1621.7</text:p>
          </table:table-cell>
          <table:table-cell table:number-columns-repeated="3"/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1665.1">
            <text:p>1665.1</text:p>
          </table:table-cell>
          <table:table-cell table:number-columns-repeated="3"/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621.7">
            <text:p>1621.7</text:p>
          </table:table-cell>
          <table:table-cell table:number-columns-repeated="3"/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1647.5">
            <text:p>1647.5</text:p>
          </table:table-cell>
          <table:table-cell table:number-columns-repeated="3"/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621.7">
            <text:p>1621.7</text:p>
          </table:table-cell>
          <table:table-cell table:number-columns-repeated="3"/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1643.5">
            <text:p>1643.5</text:p>
          </table:table-cell>
          <table:table-cell table:number-columns-repeated="3"/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621.7">
            <text:p>1621.7</text:p>
          </table:table-cell>
          <table:table-cell table:number-columns-repeated="3"/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1641.5">
            <text:p>1641.5</text:p>
          </table:table-cell>
          <table:table-cell table:number-columns-repeated="3"/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1621.7">
            <text:p>1621.7</text:p>
          </table:table-cell>
          <table:table-cell table:number-columns-repeated="3"/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1637.6">
            <text:p>1637.6</text:p>
          </table:table-cell>
          <table:table-cell table:number-columns-repeated="3"/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1621.7">
            <text:p>1621.7</text:p>
          </table:table-cell>
          <table:table-cell table:number-columns-repeated="3"/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1636.1">
            <text:p>1636.1</text:p>
          </table:table-cell>
          <table:table-cell table:number-columns-repeated="3"/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1636.1">
            <text:p>1636.1</text:p>
          </table:table-cell>
          <table:table-cell table:number-columns-repeated="3"/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635.4">
            <text:p>1635.4</text:p>
          </table:table-cell>
          <table:table-cell table:number-columns-repeated="3"/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621.7">
            <text:p>1621.7</text:p>
          </table:table-cell>
          <table:table-cell table:number-columns-repeated="3"/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1645.6">
            <text:p>1645.6</text:p>
          </table:table-cell>
          <table:table-cell table:number-columns-repeated="3"/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1645.6">
            <text:p>1645.6</text:p>
          </table:table-cell>
          <table:table-cell table:number-columns-repeated="3"/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1635.4">
            <text:p>1635.4</text:p>
          </table:table-cell>
          <table:table-cell table:number-columns-repeated="3"/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1621.7">
            <text:p>1621.7</text:p>
          </table:table-cell>
          <table:table-cell table:number-columns-repeated="3"/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1636.1">
            <text:p>1636.1</text:p>
          </table:table-cell>
          <table:table-cell table:number-columns-repeated="3"/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1632.9">
            <text:p>1632.9</text:p>
          </table:table-cell>
          <table:table-cell table:number-columns-repeated="3"/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1621.7">
            <text:p>1621.7</text:p>
          </table:table-cell>
          <table:table-cell table:number-columns-repeated="3"/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1622.9">
            <text:p>1622.9</text:p>
          </table:table-cell>
          <table:table-cell table:number-columns-repeated="3"/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1621.7">
            <text:p>1621.7</text:p>
          </table:table-cell>
          <table:table-cell table:number-columns-repeated="3"/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1622.7">
            <text:p>1622.7</text:p>
          </table:table-cell>
          <table:table-cell table:number-columns-repeated="3"/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1679.6">
            <text:p>1679.6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675.6">
            <text:p>1675.6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1669.1">
            <text:p>1669.1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1665.1">
            <text:p>1665.1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1647.5">
            <text:p>1647.5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1643.5">
            <text:p>1643.5</text:p>
          </table:table-cell>
          <table:table-cell table:number-columns-repeated="2"/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1641.5">
            <text:p>1641.5</text:p>
          </table:table-cell>
          <table:table-cell table:number-columns-repeated="2"/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float" office:value="1637.6">
            <text:p>1637.6</text:p>
          </table:table-cell>
          <table:table-cell table:number-columns-repeated="2"/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 office:value-type="float" office:value="1635.4">
            <text:p>1635.4</text:p>
          </table:table-cell>
          <table:table-cell table:number-columns-repeated="2"/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 office:value-type="float" office:value="1635.4">
            <text:p>1635.4</text:p>
          </table:table-cell>
          <table:table-cell table:number-columns-repeated="2"/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float" office:value="1632.9">
            <text:p>1632.9</text:p>
          </table:table-cell>
          <table:table-cell table:number-columns-repeated="2"/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1622.9">
            <text:p>1622.9</text:p>
          </table:table-cell>
          <table:table-cell table:number-columns-repeated="2"/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float" office:value="1622.7">
            <text:p>1622.7</text:p>
          </table:table-cell>
          <table:table-cell table:number-columns-repeated="2"/>
          <table:table-cell office:value-type="float" office:value="61">
            <text:p>61</text:p>
          </table:table-cell>
          <table:table-cell table:number-columns-repeated="2"/>
        </table:table-row>
        <table:table-row table:style-name="ro1">
          <table:table-cell office:value-type="float" office:value="1621.7">
            <text:p>1621.7</text:p>
          </table:table-cell>
          <table:table-cell table:number-columns-repeated="2"/>
          <table:table-cell office:value-type="float" office:value="66">
            <text:p>66</text:p>
          </table:table-cell>
          <table:table-cell table:number-columns-repeated="2"/>
        </table:table-row>
        <table:table-row table:style-name="ro1">
          <table:table-cell office:value-type="float" office:value="1676.7">
            <text:p>1676.7</text:p>
          </table:table-cell>
          <table:table-cell table:number-columns-repeated="4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669.4">
            <text:p>1669.4</text:p>
          </table:table-cell>
          <table:table-cell table:number-columns-repeated="4"/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651.4">
            <text:p>1651.4</text:p>
          </table:table-cell>
          <table:table-cell table:number-columns-repeated="4"/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669.4">
            <text:p>1669.4</text:p>
          </table:table-cell>
          <table:table-cell table:number-columns-repeated="4"/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628.2">
            <text:p>1628.2</text:p>
          </table:table-cell>
          <table:table-cell table:number-columns-repeated="4"/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648.7">
            <text:p>1648.7</text:p>
          </table:table-cell>
          <table:table-cell table:number-columns-repeated="4"/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661.1">
            <text:p>1661.1</text:p>
          </table:table-cell>
          <table:table-cell table:number-columns-repeated="4"/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681.1">
            <text:p>1681.1</text:p>
          </table:table-cell>
          <table:table-cell table:number-columns-repeated="4"/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662.3">
            <text:p>1662.3</text:p>
          </table:table-cell>
          <table:table-cell table:number-columns-repeated="4"/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687.7">
            <text:p>1687.7</text:p>
          </table:table-cell>
          <table:table-cell table:number-columns-repeated="4"/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1650.3">
            <text:p>1650.3</text:p>
          </table:table-cell>
          <table:table-cell table:number-columns-repeated="4"/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660.9">
            <text:p>1660.9</text:p>
          </table:table-cell>
          <table:table-cell table:number-columns-repeated="4"/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675.6">
            <text:p>1675.6</text:p>
          </table:table-cell>
          <table:table-cell table:number-columns-repeated="4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648.7">
            <text:p>1648.7</text:p>
          </table:table-cell>
          <table:table-cell table:number-columns-repeated="4"/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1637.6">
            <text:p>1637.6</text:p>
          </table:table-cell>
          <table:table-cell table:number-columns-repeated="4"/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689">
            <text:p>1689</text:p>
          </table:table-cell>
          <table:table-cell table:number-columns-repeated="4"/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636.1">
            <text:p>1636.1</text:p>
          </table:table-cell>
          <table:table-cell table:number-columns-repeated="4"/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642.7">
            <text:p>1642.7</text:p>
          </table:table-cell>
          <table:table-cell table:number-columns-repeated="4"/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710.8">
            <text:p>1710.8</text:p>
          </table:table-cell>
          <table:table-cell table:number-columns-repeated="4"/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676.7">
            <text:p>1676.7</text:p>
          </table:table-cell>
          <table:table-cell table:number-columns-repeated="4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645.6">
            <text:p>1645.6</text:p>
          </table:table-cell>
          <table:table-cell table:number-columns-repeated="4"/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682.4">
            <text:p>1682.4</text:p>
          </table:table-cell>
          <table:table-cell table:number-columns-repeated="4"/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631.4">
            <text:p>1631.4</text:p>
          </table:table-cell>
          <table:table-cell table:number-columns-repeated="4"/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1643.3">
            <text:p>1643.3</text:p>
          </table:table-cell>
          <table:table-cell table:number-columns-repeated="4"/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645.5">
            <text:p>1645.5</text:p>
          </table:table-cell>
          <table:table-cell table:number-columns-repeated="4"/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653.6">
            <text:p>1653.6</text:p>
          </table:table-cell>
          <table:table-cell table:number-columns-repeated="4"/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680.7">
            <text:p>1680.7</text:p>
          </table:table-cell>
          <table:table-cell table:number-columns-repeated="4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652.8">
            <text:p>1652.8</text:p>
          </table:table-cell>
          <table:table-cell table:number-columns-repeated="4"/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681.3">
            <text:p>1681.3</text:p>
          </table:table-cell>
          <table:table-cell table:number-columns-repeated="4"/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682.4">
            <text:p>1682.4</text:p>
          </table:table-cell>
          <table:table-cell table:number-columns-repeated="4"/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711.3">
            <text:p>1711.3</text:p>
          </table:table-cell>
          <table:table-cell table:number-columns-repeated="4"/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1641.6">
            <text:p>1641.6</text:p>
          </table:table-cell>
          <table:table-cell table:number-columns-repeated="4"/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645.3">
            <text:p>1645.3</text:p>
          </table:table-cell>
          <table:table-cell table:number-columns-repeated="4"/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1638.7">
            <text:p>1638.7</text:p>
          </table:table-cell>
          <table:table-cell table:number-columns-repeated="4"/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656.6">
            <text:p>1656.6</text:p>
          </table:table-cell>
          <table:table-cell table:number-columns-repeated="4"/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680.8">
            <text:p>1680.8</text:p>
          </table:table-cell>
          <table:table-cell table:number-columns-repeated="4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645.6">
            <text:p>1645.6</text:p>
          </table:table-cell>
          <table:table-cell table:number-columns-repeated="4"/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672.8">
            <text:p>1672.8</text:p>
          </table:table-cell>
          <table:table-cell table:number-columns-repeated="4"/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709.4">
            <text:p>1709.4</text:p>
          </table:table-cell>
          <table:table-cell table:number-columns-repeated="4"/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1720.6">
            <text:p>1720.6</text:p>
          </table:table-cell>
          <table:table-cell table:number-columns-repeated="4"/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647.5">
            <text:p>1647.5</text:p>
          </table:table-cell>
          <table:table-cell table:number-columns-repeated="4"/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679.6">
            <text:p>1679.6</text:p>
          </table:table-cell>
          <table:table-cell table:number-columns-repeated="4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46.1">
            <text:p>1646.1</text:p>
          </table:table-cell>
          <table:table-cell table:number-columns-repeated="4"/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644.9">
            <text:p>1644.9</text:p>
          </table:table-cell>
          <table:table-cell table:number-columns-repeated="4"/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688.7">
            <text:p>1688.7</text:p>
          </table:table-cell>
          <table:table-cell table:number-columns-repeated="4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670.2">
            <text:p>1670.2</text:p>
          </table:table-cell>
          <table:table-cell table:number-columns-repeated="4"/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672.7">
            <text:p>1672.7</text:p>
          </table:table-cell>
          <table:table-cell table:number-columns-repeated="4"/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705.3">
            <text:p>1705.3</text:p>
          </table:table-cell>
          <table:table-cell table:number-columns-repeated="4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621.7">
            <text:p>1621.7</text:p>
          </table:table-cell>
          <table:table-cell table:number-columns-repeated="4"/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736">
            <text:p>1736</text:p>
          </table:table-cell>
          <table:table-cell table:number-columns-repeated="4"/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1669.7">
            <text:p>1669.7</text:p>
          </table:table-cell>
          <table:table-cell table:number-columns-repeated="4"/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622.7">
            <text:p>1622.7</text:p>
          </table:table-cell>
          <table:table-cell table:number-columns-repeated="4"/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669.9">
            <text:p>1669.9</text:p>
          </table:table-cell>
          <table:table-cell table:number-columns-repeated="4"/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662.1">
            <text:p>1662.1</text:p>
          </table:table-cell>
          <table:table-cell table:number-columns-repeated="4"/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630.6">
            <text:p>1630.6</text:p>
          </table:table-cell>
          <table:table-cell table:number-columns-repeated="4"/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648.7">
            <text:p>1648.7</text:p>
          </table:table-cell>
          <table:table-cell table:number-columns-repeated="4"/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684.7">
            <text:p>1684.7</text:p>
          </table:table-cell>
          <table:table-cell table:number-columns-repeated="4"/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670">
            <text:p>1670</text:p>
          </table:table-cell>
          <table:table-cell table:number-columns-repeated="4"/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1644.9">
            <text:p>1644.9</text:p>
          </table:table-cell>
          <table:table-cell table:number-columns-repeated="4"/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644.7">
            <text:p>1644.7</text:p>
          </table:table-cell>
          <table:table-cell table:number-columns-repeated="4"/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685.1">
            <text:p>1685.1</text:p>
          </table:table-cell>
          <table:table-cell table:number-columns-repeated="4"/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645.3">
            <text:p>1645.3</text:p>
          </table:table-cell>
          <table:table-cell table:number-columns-repeated="4"/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710.1">
            <text:p>1710.1</text:p>
          </table:table-cell>
          <table:table-cell table:number-columns-repeated="4"/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1645.5">
            <text:p>1645.5</text:p>
          </table:table-cell>
          <table:table-cell table:number-columns-repeated="4"/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677.2">
            <text:p>1677.2</text:p>
          </table:table-cell>
          <table:table-cell table:number-columns-repeated="4"/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696.2">
            <text:p>1696.2</text:p>
          </table:table-cell>
          <table:table-cell table:number-columns-repeated="4"/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1645.3">
            <text:p>1645.3</text:p>
          </table:table-cell>
          <table:table-cell table:number-columns-repeated="4"/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694.4">
            <text:p>1694.4</text:p>
          </table:table-cell>
          <table:table-cell table:number-columns-repeated="4"/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652.6">
            <text:p>1652.6</text:p>
          </table:table-cell>
          <table:table-cell table:number-columns-repeated="4"/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702.8">
            <text:p>1702.8</text:p>
          </table:table-cell>
          <table:table-cell table:number-columns-repeated="4"/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632.6">
            <text:p>1632.6</text:p>
          </table:table-cell>
          <table:table-cell table:number-columns-repeated="4"/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1635.4">
            <text:p>1635.4</text:p>
          </table:table-cell>
          <table:table-cell table:number-columns-repeated="4"/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696">
            <text:p>1696</text:p>
          </table:table-cell>
          <table:table-cell table:number-columns-repeated="4"/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1669.1">
            <text:p>1669.1</text:p>
          </table:table-cell>
          <table:table-cell table:number-columns-repeated="4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643.5">
            <text:p>1643.5</text:p>
          </table:table-cell>
          <table:table-cell table:number-columns-repeated="4"/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681.1">
            <text:p>1681.1</text:p>
          </table:table-cell>
          <table:table-cell table:number-columns-repeated="4"/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687.1">
            <text:p>1687.1</text:p>
          </table:table-cell>
          <table:table-cell table:number-columns-repeated="4"/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665.1">
            <text:p>1665.1</text:p>
          </table:table-cell>
          <table:table-cell table:number-columns-repeated="4"/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712.4">
            <text:p>1712.4</text:p>
          </table:table-cell>
          <table:table-cell table:number-columns-repeated="4"/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1678.2">
            <text:p>1678.2</text:p>
          </table:table-cell>
          <table:table-cell table:number-columns-repeated="4"/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635.4">
            <text:p>1635.4</text:p>
          </table:table-cell>
          <table:table-cell table:number-columns-repeated="4"/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641.5">
            <text:p>1641.5</text:p>
          </table:table-cell>
          <table:table-cell table:number-columns-repeated="4"/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649.7">
            <text:p>1649.7</text:p>
          </table:table-cell>
          <table:table-cell table:number-columns-repeated="4"/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639.3">
            <text:p>1639.3</text:p>
          </table:table-cell>
          <table:table-cell table:number-columns-repeated="4"/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677.2">
            <text:p>1677.2</text:p>
          </table:table-cell>
          <table:table-cell table:number-columns-repeated="4"/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701.2">
            <text:p>1701.2</text:p>
          </table:table-cell>
          <table:table-cell table:number-columns-repeated="4"/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734.6">
            <text:p>1734.6</text:p>
          </table:table-cell>
          <table:table-cell table:number-columns-repeated="4"/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712.2">
            <text:p>1712.2</text:p>
          </table:table-cell>
          <table:table-cell table:number-columns-repeated="4"/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636.1">
            <text:p>1636.1</text:p>
          </table:table-cell>
          <table:table-cell table:number-columns-repeated="4"/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644.6">
            <text:p>1644.6</text:p>
          </table:table-cell>
          <table:table-cell table:number-columns-repeated="4"/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639.3">
            <text:p>1639.3</text:p>
          </table:table-cell>
          <table:table-cell table:number-columns-repeated="4"/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681.7">
            <text:p>1681.7</text:p>
          </table:table-cell>
          <table:table-cell table:number-columns-repeated="4"/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710.7">
            <text:p>1710.7</text:p>
          </table:table-cell>
          <table:table-cell table:number-columns-repeated="4"/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647.5">
            <text:p>1647.5</text:p>
          </table:table-cell>
          <table:table-cell table:number-columns-repeated="4"/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671.6">
            <text:p>1671.6</text:p>
          </table:table-cell>
          <table:table-cell table:number-columns-repeated="4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669.7">
            <text:p>1669.7</text:p>
          </table:table-cell>
          <table:table-cell table:number-columns-repeated="4"/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716.7">
            <text:p>1716.7</text:p>
          </table:table-cell>
          <table:table-cell table:number-columns-repeated="4"/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693.4">
            <text:p>1693.4</text:p>
          </table:table-cell>
          <table:table-cell table:number-columns-repeated="4"/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1666.3">
            <text:p>1666.3</text:p>
          </table:table-cell>
          <table:table-cell table:number-columns-repeated="4"/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676.8">
            <text:p>1676.8</text:p>
          </table:table-cell>
          <table:table-cell table:number-columns-repeated="4"/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642.4">
            <text:p>1642.4</text:p>
          </table:table-cell>
          <table:table-cell table:number-columns-repeated="4"/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709.6">
            <text:p>1709.6</text:p>
          </table:table-cell>
          <table:table-cell table:number-columns-repeated="4"/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661.4">
            <text:p>1661.4</text:p>
          </table:table-cell>
          <table:table-cell table:number-columns-repeated="4"/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693.3">
            <text:p>1693.3</text:p>
          </table:table-cell>
          <table:table-cell table:number-columns-repeated="4"/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778.1">
            <text:p>1778.1</text:p>
          </table:table-cell>
          <table:table-cell table:number-columns-repeated="4"/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1631.6">
            <text:p>1631.6</text:p>
          </table:table-cell>
          <table:table-cell table:number-columns-repeated="4"/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1622.9">
            <text:p>1622.9</text:p>
          </table:table-cell>
          <table:table-cell table:number-columns-repeated="4"/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1666.2">
            <text:p>1666.2</text:p>
          </table:table-cell>
          <table:table-cell table:number-columns-repeated="4"/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691">
            <text:p>1691</text:p>
          </table:table-cell>
          <table:table-cell table:number-columns-repeated="4"/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694.6">
            <text:p>1694.6</text:p>
          </table:table-cell>
          <table:table-cell table:number-columns-repeated="4"/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654.8">
            <text:p>1654.8</text:p>
          </table:table-cell>
          <table:table-cell table:number-columns-repeated="4"/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645.9">
            <text:p>1645.9</text:p>
          </table:table-cell>
          <table:table-cell table:number-columns-repeated="4"/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1695.5">
            <text:p>1695.5</text:p>
          </table:table-cell>
          <table:table-cell table:number-columns-repeated="4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632.9">
            <text:p>1632.9</text:p>
          </table:table-cell>
          <table:table-cell table:number-columns-repeated="4"/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640.8">
            <text:p>1640.8</text:p>
          </table:table-cell>
          <table:table-cell table:number-columns-repeated="4"/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735.8">
            <text:p>1735.8</text:p>
          </table:table-cell>
          <table:table-cell table:number-columns-repeated="4"/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1710.6">
            <text:p>1710.6</text:p>
          </table:table-cell>
          <table:table-cell table:number-columns-repeated="4"/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708.6">
            <text:p>1708.6</text:p>
          </table:table-cell>
          <table:table-cell table:number-columns-repeated="4"/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1644.3">
            <text:p>1644.3</text:p>
          </table:table-cell>
          <table:table-cell table:number-columns-repeated="4"/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674.2">
            <text:p>1674.2</text:p>
          </table:table-cell>
          <table:table-cell table:number-columns-repeated="4"/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741.2">
            <text:p>1741.2</text:p>
          </table:table-cell>
          <table:table-cell table:number-columns-repeated="4"/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669.9">
            <text:p>1669.9</text:p>
          </table:table-cell>
          <table:table-cell table:number-columns-repeated="4"/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1665.4">
            <text:p>1665.4</text:p>
          </table:table-cell>
          <table:table-cell table:number-columns-repeated="4"/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648.6">
            <text:p>1648.6</text:p>
          </table:table-cell>
          <table:table-cell table:number-columns-repeated="4"/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679.6">
            <text:p>1679.6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675.6">
            <text:p>1675.6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669.1">
            <text:p>1669.1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665.1">
            <text:p>1665.1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1647.5">
            <text:p>1647.5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1643.5">
            <text:p>1643.5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1641.5">
            <text:p>1641.5</text:p>
          </table:table-cell>
          <table:table-cell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1637.6">
            <text:p>1637.6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1635.4">
            <text:p>1635.4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1635.4">
            <text:p>1635.4</text:p>
          </table:table-cell>
          <table:table-cell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1632.9">
            <text:p>1632.9</text:p>
          </table:table-cell>
          <table:table-cell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1622.9">
            <text:p>1622.9</text:p>
          </table:table-cell>
          <table:table-cell office:value-type="float" office:value="59">
            <text:p>59</text:p>
          </table:table-cell>
          <table:table-cell table:number-columns-repeated="4"/>
        </table:table-row>
        <table:table-row table:style-name="ro1">
          <table:table-cell office:value-type="float" office:value="1622.7">
            <text:p>1622.7</text:p>
          </table:table-cell>
          <table:table-cell office:value-type="float" office:value="61">
            <text:p>61</text:p>
          </table:table-cell>
          <table:table-cell table:number-columns-repeated="4"/>
        </table:table-row>
        <table:table-row table:style-name="ro1">
          <table:table-cell office:value-type="float" office:value="1621.7">
            <text:p>1621.7</text:p>
          </table:table-cell>
          <table:table-cell office:value-type="float" office:value="66">
            <text:p>66</text:p>
          </table:table-cell>
          <table:table-cell table:number-columns-repeated="4"/>
        </table:table-row>
      </table:table>
      <table:table table:name="Sheet2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7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Total_Distance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Edit_Distance</text:p>
          </table:table-cell>
          <table:table-cell table:style-name="ce1" table:number-columns-repeated="4"/>
        </table:table-row>
        <table:table-row table:style-name="ro1">
          <table:table-cell office:value-type="float" office:value="1679.6">
            <text:p>1679.6</text:p>
          </table:table-cell>
          <table:table-cell office:value-type="string">
            <text:p>Pareto_ALNS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671.6">
            <text:p>1671.6</text:p>
          </table:table-cell>
          <table:table-cell office:value-type="string">
            <text:p>Pareto_ALNS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666.2">
            <text:p>1666.2</text:p>
          </table:table-cell>
          <table:table-cell office:value-type="string">
            <text:p>Pareto_ALNS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1653.6">
            <text:p>1653.6</text:p>
          </table:table-cell>
          <table:table-cell office:value-type="string">
            <text:p>Pareto_ALNS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1649.7">
            <text:p>1649.7</text:p>
          </table:table-cell>
          <table:table-cell office:value-type="string">
            <text:p>Pareto_ALNS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1644.7">
            <text:p>1644.7</text:p>
          </table:table-cell>
          <table:table-cell office:value-type="string">
            <text:p>Pareto_ALNS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1641.6">
            <text:p>1641.6</text:p>
          </table:table-cell>
          <table:table-cell office:value-type="string">
            <text:p>Pareto_ALNS</text:p>
          </table:table-cell>
          <table:table-cell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1637.6">
            <text:p>1637.6</text:p>
          </table:table-cell>
          <table:table-cell office:value-type="string">
            <text:p>Pareto_ALNS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1635.4">
            <text:p>1635.4</text:p>
          </table:table-cell>
          <table:table-cell office:value-type="string">
            <text:p>Pareto_ALNS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1635.4">
            <text:p>1635.4</text:p>
          </table:table-cell>
          <table:table-cell office:value-type="string">
            <text:p>Pareto_ALNS</text:p>
          </table:table-cell>
          <table:table-cell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1630.6">
            <text:p>1630.6</text:p>
          </table:table-cell>
          <table:table-cell office:value-type="string">
            <text:p>Pareto_ALNS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1622.7">
            <text:p>1622.7</text:p>
          </table:table-cell>
          <table:table-cell office:value-type="string">
            <text:p>Pareto_ALNS</text:p>
          </table:table-cell>
          <table:table-cell office:value-type="float" office:value="61">
            <text:p>61</text:p>
          </table:table-cell>
          <table:table-cell table:number-columns-repeated="4"/>
        </table:table-row>
        <table:table-row table:style-name="ro1">
          <table:table-cell office:value-type="float" office:value="1621.7">
            <text:p>1621.7</text:p>
          </table:table-cell>
          <table:table-cell office:value-type="string">
            <text:p>Pareto_ALNS</text:p>
          </table:table-cell>
          <table:table-cell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1679.6">
            <text:p>1679.6</text:p>
          </table:table-cell>
          <table:table-cell office:value-type="string">
            <text:p>Sol_PR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675.6">
            <text:p>1675.6</text:p>
          </table:table-cell>
          <table:table-cell office:value-type="string">
            <text:p>Sol_PR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671.6">
            <text:p>1671.6</text:p>
          </table:table-cell>
          <table:table-cell office:value-type="string">
            <text:p>Sol_PR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679.6">
            <text:p>1679.6</text:p>
          </table:table-cell>
          <table:table-cell office:value-type="string">
            <text:p>Sol_PR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669.1">
            <text:p>1669.1</text:p>
          </table:table-cell>
          <table:table-cell office:value-type="string">
            <text:p>Sol_PR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665.1">
            <text:p>1665.1</text:p>
          </table:table-cell>
          <table:table-cell office:value-type="string">
            <text:p>Sol_PR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1666.2">
            <text:p>1666.2</text:p>
          </table:table-cell>
          <table:table-cell office:value-type="string">
            <text:p>Sol_PR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1679.6">
            <text:p>1679.6</text:p>
          </table:table-cell>
          <table:table-cell office:value-type="string">
            <text:p>Sol_PR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653.6">
            <text:p>1653.6</text:p>
          </table:table-cell>
          <table:table-cell office:value-type="string">
            <text:p>Sol_PR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1679.6">
            <text:p>1679.6</text:p>
          </table:table-cell>
          <table:table-cell office:value-type="string">
            <text:p>Sol_PR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649.7">
            <text:p>1649.7</text:p>
          </table:table-cell>
          <table:table-cell office:value-type="string">
            <text:p>Sol_PR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1679.6">
            <text:p>1679.6</text:p>
          </table:table-cell>
          <table:table-cell office:value-type="string">
            <text:p>Sol_PR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647.5">
            <text:p>1647.5</text:p>
          </table:table-cell>
          <table:table-cell office:value-type="string">
            <text:p>Sol_PR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1648.7">
            <text:p>1648.7</text:p>
          </table:table-cell>
          <table:table-cell office:value-type="string">
            <text:p>Sol_PR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1644.7">
            <text:p>1644.7</text:p>
          </table:table-cell>
          <table:table-cell office:value-type="string">
            <text:p>Sol_PR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1679.6">
            <text:p>1679.6</text:p>
          </table:table-cell>
          <table:table-cell office:value-type="string">
            <text:p>Sol_PR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649.7">
            <text:p>1649.7</text:p>
          </table:table-cell>
          <table:table-cell office:value-type="string">
            <text:p>Sol_PR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1641.6">
            <text:p>1641.6</text:p>
          </table:table-cell>
          <table:table-cell office:value-type="string">
            <text:p>Sol_PR</text:p>
          </table:table-cell>
          <table:table-cell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1679.6">
            <text:p>1679.6</text:p>
          </table:table-cell>
          <table:table-cell office:value-type="string">
            <text:p>Sol_PR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649.7">
            <text:p>1649.7</text:p>
          </table:table-cell>
          <table:table-cell office:value-type="string">
            <text:p>Sol_PR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1637.6">
            <text:p>1637.6</text:p>
          </table:table-cell>
          <table:table-cell office:value-type="string">
            <text:p>Sol_PR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1679.6">
            <text:p>1679.6</text:p>
          </table:table-cell>
          <table:table-cell office:value-type="string">
            <text:p>Sol_PR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635.4">
            <text:p>1635.4</text:p>
          </table:table-cell>
          <table:table-cell office:value-type="string">
            <text:p>Sol_PR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1679.6">
            <text:p>1679.6</text:p>
          </table:table-cell>
          <table:table-cell office:value-type="string">
            <text:p>Sol_PR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635.4">
            <text:p>1635.4</text:p>
          </table:table-cell>
          <table:table-cell office:value-type="string">
            <text:p>Sol_PR</text:p>
          </table:table-cell>
          <table:table-cell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1679.6">
            <text:p>1679.6</text:p>
          </table:table-cell>
          <table:table-cell office:value-type="string">
            <text:p>Sol_PR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630.6">
            <text:p>1630.6</text:p>
          </table:table-cell>
          <table:table-cell office:value-type="string">
            <text:p>Sol_PR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1679.6">
            <text:p>1679.6</text:p>
          </table:table-cell>
          <table:table-cell office:value-type="string">
            <text:p>Sol_PR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622.7">
            <text:p>1622.7</text:p>
          </table:table-cell>
          <table:table-cell office:value-type="string">
            <text:p>Sol_PR</text:p>
          </table:table-cell>
          <table:table-cell office:value-type="float" office:value="61">
            <text:p>61</text:p>
          </table:table-cell>
          <table:table-cell table:number-columns-repeated="4"/>
        </table:table-row>
        <table:table-row table:style-name="ro1">
          <table:table-cell office:value-type="float" office:value="1679.6">
            <text:p>1679.6</text:p>
          </table:table-cell>
          <table:table-cell office:value-type="string">
            <text:p>Sol_PR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621.7">
            <text:p>1621.7</text:p>
          </table:table-cell>
          <table:table-cell office:value-type="string">
            <text:p>Sol_PR</text:p>
          </table:table-cell>
          <table:table-cell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1671.6">
            <text:p>1671.6</text:p>
          </table:table-cell>
          <table:table-cell office:value-type="string">
            <text:p>Sol_PR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675.6">
            <text:p>1675.6</text:p>
          </table:table-cell>
          <table:table-cell office:value-type="string">
            <text:p>Sol_PR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679.6">
            <text:p>1679.6</text:p>
          </table:table-cell>
          <table:table-cell office:value-type="string">
            <text:p>Sol_PR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671.6">
            <text:p>1671.6</text:p>
          </table:table-cell>
          <table:table-cell office:value-type="string">
            <text:p>Sol_PR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675.6">
            <text:p>1675.6</text:p>
          </table:table-cell>
          <table:table-cell office:value-type="string">
            <text:p>Sol_PR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671.6">
            <text:p>1671.6</text:p>
          </table:table-cell>
          <table:table-cell office:value-type="string">
            <text:p>Sol_PR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665.1">
            <text:p>1665.1</text:p>
          </table:table-cell>
          <table:table-cell office:value-type="string">
            <text:p>Sol_PR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1669.1">
            <text:p>1669.1</text:p>
          </table:table-cell>
          <table:table-cell office:value-type="string">
            <text:p>Sol_PR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671.6">
            <text:p>1671.6</text:p>
          </table:table-cell>
          <table:table-cell office:value-type="string">
            <text:p>Sol_PR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665.1">
            <text:p>1665.1</text:p>
          </table:table-cell>
          <table:table-cell office:value-type="string">
            <text:p>Sol_PR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1671.6">
            <text:p>1671.6</text:p>
          </table:table-cell>
          <table:table-cell office:value-type="string">
            <text:p>Sol_PR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643.5">
            <text:p>1643.5</text:p>
          </table:table-cell>
          <table:table-cell office:value-type="string">
            <text:p>Sol_PR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1647.5">
            <text:p>1647.5</text:p>
          </table:table-cell>
          <table:table-cell office:value-type="string">
            <text:p>Sol_PR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1671.6">
            <text:p>1671.6</text:p>
          </table:table-cell>
          <table:table-cell office:value-type="string">
            <text:p>Sol_PR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643.5">
            <text:p>1643.5</text:p>
          </table:table-cell>
          <table:table-cell office:value-type="string">
            <text:p>Sol_PR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1644.7">
            <text:p>1644.7</text:p>
          </table:table-cell>
          <table:table-cell office:value-type="string">
            <text:p>Sol_PR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1671.6">
            <text:p>1671.6</text:p>
          </table:table-cell>
          <table:table-cell office:value-type="string">
            <text:p>Sol_PR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641.6">
            <text:p>1641.6</text:p>
          </table:table-cell>
          <table:table-cell office:value-type="string">
            <text:p>Sol_PR</text:p>
          </table:table-cell>
          <table:table-cell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1671.6">
            <text:p>1671.6</text:p>
          </table:table-cell>
          <table:table-cell office:value-type="string">
            <text:p>Sol_PR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637.6">
            <text:p>1637.6</text:p>
          </table:table-cell>
          <table:table-cell office:value-type="string">
            <text:p>Sol_PR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1671.6">
            <text:p>1671.6</text:p>
          </table:table-cell>
          <table:table-cell office:value-type="string">
            <text:p>Sol_PR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635.4">
            <text:p>1635.4</text:p>
          </table:table-cell>
          <table:table-cell office:value-type="string">
            <text:p>Sol_PR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1671.6">
            <text:p>1671.6</text:p>
          </table:table-cell>
          <table:table-cell office:value-type="string">
            <text:p>Sol_PR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635.4">
            <text:p>1635.4</text:p>
          </table:table-cell>
          <table:table-cell office:value-type="string">
            <text:p>Sol_PR</text:p>
          </table:table-cell>
          <table:table-cell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1671.6">
            <text:p>1671.6</text:p>
          </table:table-cell>
          <table:table-cell office:value-type="string">
            <text:p>Sol_PR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630.6">
            <text:p>1630.6</text:p>
          </table:table-cell>
          <table:table-cell office:value-type="string">
            <text:p>Sol_PR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1671.6">
            <text:p>1671.6</text:p>
          </table:table-cell>
          <table:table-cell office:value-type="string">
            <text:p>Sol_PR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622.7">
            <text:p>1622.7</text:p>
          </table:table-cell>
          <table:table-cell office:value-type="string">
            <text:p>Sol_PR</text:p>
          </table:table-cell>
          <table:table-cell office:value-type="float" office:value="61">
            <text:p>61</text:p>
          </table:table-cell>
          <table:table-cell table:number-columns-repeated="4"/>
        </table:table-row>
        <table:table-row table:style-name="ro1">
          <table:table-cell office:value-type="float" office:value="1671.6">
            <text:p>1671.6</text:p>
          </table:table-cell>
          <table:table-cell office:value-type="string">
            <text:p>Sol_PR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621.7">
            <text:p>1621.7</text:p>
          </table:table-cell>
          <table:table-cell office:value-type="string">
            <text:p>Sol_PR</text:p>
          </table:table-cell>
          <table:table-cell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1666.2">
            <text:p>1666.2</text:p>
          </table:table-cell>
          <table:table-cell office:value-type="string">
            <text:p>Sol_PR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1676.7">
            <text:p>1676.7</text:p>
          </table:table-cell>
          <table:table-cell office:value-type="string">
            <text:p>Sol_PR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680.7">
            <text:p>1680.7</text:p>
          </table:table-cell>
          <table:table-cell office:value-type="string">
            <text:p>Sol_PR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679.6">
            <text:p>1679.6</text:p>
          </table:table-cell>
          <table:table-cell office:value-type="string">
            <text:p>Sol_PR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666.2">
            <text:p>1666.2</text:p>
          </table:table-cell>
          <table:table-cell office:value-type="string">
            <text:p>Sol_PR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1672.7">
            <text:p>1672.7</text:p>
          </table:table-cell>
          <table:table-cell office:value-type="string">
            <text:p>Sol_PR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1676.7">
            <text:p>1676.7</text:p>
          </table:table-cell>
          <table:table-cell office:value-type="string">
            <text:p>Sol_PR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675.6">
            <text:p>1675.6</text:p>
          </table:table-cell>
          <table:table-cell office:value-type="string">
            <text:p>Sol_PR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666.2">
            <text:p>1666.2</text:p>
          </table:table-cell>
          <table:table-cell office:value-type="string">
            <text:p>Sol_PR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1670.2">
            <text:p>1670.2</text:p>
          </table:table-cell>
          <table:table-cell office:value-type="string">
            <text:p>Sol_PR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1669.1">
            <text:p>1669.1</text:p>
          </table:table-cell>
          <table:table-cell office:value-type="string">
            <text:p>Sol_PR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666.2">
            <text:p>1666.2</text:p>
          </table:table-cell>
          <table:table-cell office:value-type="string">
            <text:p>Sol_PR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1665.1">
            <text:p>1665.1</text:p>
          </table:table-cell>
          <table:table-cell office:value-type="string">
            <text:p>Sol_PR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1666.2">
            <text:p>1666.2</text:p>
          </table:table-cell>
          <table:table-cell office:value-type="string">
            <text:p>Sol_PR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1681.3">
            <text:p>1681.3</text:p>
          </table:table-cell>
          <table:table-cell office:value-type="string">
            <text:p>Sol_PR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1644.6">
            <text:p>1644.6</text:p>
          </table:table-cell>
          <table:table-cell office:value-type="string">
            <text:p>Sol_PR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1648.6">
            <text:p>1648.6</text:p>
          </table:table-cell>
          <table:table-cell office:value-type="string">
            <text:p>Sol_PR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1647.5">
            <text:p>1647.5</text:p>
          </table:table-cell>
          <table:table-cell office:value-type="string">
            <text:p>Sol_PR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1666.2">
            <text:p>1666.2</text:p>
          </table:table-cell>
          <table:table-cell office:value-type="string">
            <text:p>Sol_PR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1681.3">
            <text:p>1681.3</text:p>
          </table:table-cell>
          <table:table-cell office:value-type="string">
            <text:p>Sol_PR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1644.6">
            <text:p>1644.6</text:p>
          </table:table-cell>
          <table:table-cell office:value-type="string">
            <text:p>Sol_PR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1643.5">
            <text:p>1643.5</text:p>
          </table:table-cell>
          <table:table-cell office:value-type="string">
            <text:p>Sol_PR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1666.2">
            <text:p>1666.2</text:p>
          </table:table-cell>
          <table:table-cell office:value-type="string">
            <text:p>Sol_PR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1642.7">
            <text:p>1642.7</text:p>
          </table:table-cell>
          <table:table-cell office:value-type="string">
            <text:p>Sol_PR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1641.6">
            <text:p>1641.6</text:p>
          </table:table-cell>
          <table:table-cell office:value-type="string">
            <text:p>Sol_PR</text:p>
          </table:table-cell>
          <table:table-cell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1666.2">
            <text:p>1666.2</text:p>
          </table:table-cell>
          <table:table-cell office:value-type="string">
            <text:p>Sol_PR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1638.7">
            <text:p>1638.7</text:p>
          </table:table-cell>
          <table:table-cell office:value-type="string">
            <text:p>Sol_PR</text:p>
          </table:table-cell>
          <table:table-cell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1637.6">
            <text:p>1637.6</text:p>
          </table:table-cell>
          <table:table-cell office:value-type="string">
            <text:p>Sol_PR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1666.2">
            <text:p>1666.2</text:p>
          </table:table-cell>
          <table:table-cell office:value-type="string">
            <text:p>Sol_PR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1635.4">
            <text:p>1635.4</text:p>
          </table:table-cell>
          <table:table-cell office:value-type="string">
            <text:p>Sol_PR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1666.2">
            <text:p>1666.2</text:p>
          </table:table-cell>
          <table:table-cell office:value-type="string">
            <text:p>Sol_PR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1635.4">
            <text:p>1635.4</text:p>
          </table:table-cell>
          <table:table-cell office:value-type="string">
            <text:p>Sol_PR</text:p>
          </table:table-cell>
          <table:table-cell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1666.2">
            <text:p>1666.2</text:p>
          </table:table-cell>
          <table:table-cell office:value-type="string">
            <text:p>Sol_PR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1630.6">
            <text:p>1630.6</text:p>
          </table:table-cell>
          <table:table-cell office:value-type="string">
            <text:p>Sol_PR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1666.2">
            <text:p>1666.2</text:p>
          </table:table-cell>
          <table:table-cell office:value-type="string">
            <text:p>Sol_PR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1622.7">
            <text:p>1622.7</text:p>
          </table:table-cell>
          <table:table-cell office:value-type="string">
            <text:p>Sol_PR</text:p>
          </table:table-cell>
          <table:table-cell office:value-type="float" office:value="61">
            <text:p>61</text:p>
          </table:table-cell>
          <table:table-cell table:number-columns-repeated="4"/>
        </table:table-row>
        <table:table-row table:style-name="ro1">
          <table:table-cell office:value-type="float" office:value="1666.2">
            <text:p>1666.2</text:p>
          </table:table-cell>
          <table:table-cell office:value-type="string">
            <text:p>Sol_PR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1621.7">
            <text:p>1621.7</text:p>
          </table:table-cell>
          <table:table-cell office:value-type="string">
            <text:p>Sol_PR</text:p>
          </table:table-cell>
          <table:table-cell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1653.6">
            <text:p>1653.6</text:p>
          </table:table-cell>
          <table:table-cell office:value-type="string">
            <text:p>Sol_PR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1695.5">
            <text:p>1695.5</text:p>
          </table:table-cell>
          <table:table-cell office:value-type="string">
            <text:p>Sol_PR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679.6">
            <text:p>1679.6</text:p>
          </table:table-cell>
          <table:table-cell office:value-type="string">
            <text:p>Sol_PR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653.6">
            <text:p>1653.6</text:p>
          </table:table-cell>
          <table:table-cell office:value-type="string">
            <text:p>Sol_PR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1675.6">
            <text:p>1675.6</text:p>
          </table:table-cell>
          <table:table-cell office:value-type="string">
            <text:p>Sol_PR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653.6">
            <text:p>1653.6</text:p>
          </table:table-cell>
          <table:table-cell office:value-type="string">
            <text:p>Sol_PR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1669.1">
            <text:p>1669.1</text:p>
          </table:table-cell>
          <table:table-cell office:value-type="string">
            <text:p>Sol_PR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653.6">
            <text:p>1653.6</text:p>
          </table:table-cell>
          <table:table-cell office:value-type="string">
            <text:p>Sol_PR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1665.1">
            <text:p>1665.1</text:p>
          </table:table-cell>
          <table:table-cell office:value-type="string">
            <text:p>Sol_PR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1653.6">
            <text:p>1653.6</text:p>
          </table:table-cell>
          <table:table-cell office:value-type="string">
            <text:p>Sol_PR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1665.4">
            <text:p>1665.4</text:p>
          </table:table-cell>
          <table:table-cell office:value-type="string">
            <text:p>Sol_PR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1647.5">
            <text:p>1647.5</text:p>
          </table:table-cell>
          <table:table-cell office:value-type="string">
            <text:p>Sol_PR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1653.6">
            <text:p>1653.6</text:p>
          </table:table-cell>
          <table:table-cell office:value-type="string">
            <text:p>Sol_PR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1661.4">
            <text:p>1661.4</text:p>
          </table:table-cell>
          <table:table-cell office:value-type="string">
            <text:p>Sol_PR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1643.5">
            <text:p>1643.5</text:p>
          </table:table-cell>
          <table:table-cell office:value-type="string">
            <text:p>Sol_PR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1653.6">
            <text:p>1653.6</text:p>
          </table:table-cell>
          <table:table-cell office:value-type="string">
            <text:p>Sol_PR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1645.5">
            <text:p>1645.5</text:p>
          </table:table-cell>
          <table:table-cell office:value-type="string">
            <text:p>Sol_PR</text:p>
          </table:table-cell>
          <table:table-cell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1641.6">
            <text:p>1641.6</text:p>
          </table:table-cell>
          <table:table-cell office:value-type="string">
            <text:p>Sol_PR</text:p>
          </table:table-cell>
          <table:table-cell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1653.6">
            <text:p>1653.6</text:p>
          </table:table-cell>
          <table:table-cell office:value-type="string">
            <text:p>Sol_PR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1641.5">
            <text:p>1641.5</text:p>
          </table:table-cell>
          <table:table-cell office:value-type="string">
            <text:p>Sol_PR</text:p>
          </table:table-cell>
          <table:table-cell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1637.6">
            <text:p>1637.6</text:p>
          </table:table-cell>
          <table:table-cell office:value-type="string">
            <text:p>Sol_PR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1653.6">
            <text:p>1653.6</text:p>
          </table:table-cell>
          <table:table-cell office:value-type="string">
            <text:p>Sol_PR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1639.3">
            <text:p>1639.3</text:p>
          </table:table-cell>
          <table:table-cell office:value-type="string">
            <text:p>Sol_PR</text:p>
          </table:table-cell>
          <table:table-cell office:value-type="float" office:value="29">
            <text:p>29</text:p>
          </table:table-cell>
          <table:table-cell table:number-columns-repeated="4"/>
        </table:table-row>
        <table:table-row table:style-name="ro1">
          <table:table-cell office:value-type="float" office:value="1635.4">
            <text:p>1635.4</text:p>
          </table:table-cell>
          <table:table-cell office:value-type="string">
            <text:p>Sol_PR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1653.6">
            <text:p>1653.6</text:p>
          </table:table-cell>
          <table:table-cell office:value-type="string">
            <text:p>Sol_PR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1639.3">
            <text:p>1639.3</text:p>
          </table:table-cell>
          <table:table-cell office:value-type="string">
            <text:p>Sol_PR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1635.4">
            <text:p>1635.4</text:p>
          </table:table-cell>
          <table:table-cell office:value-type="string">
            <text:p>Sol_PR</text:p>
          </table:table-cell>
          <table:table-cell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1653.6">
            <text:p>1653.6</text:p>
          </table:table-cell>
          <table:table-cell office:value-type="string">
            <text:p>Sol_PR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1720.6">
            <text:p>1720.6</text:p>
          </table:table-cell>
          <table:table-cell office:value-type="string">
            <text:p>Sol_PR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1710.1">
            <text:p>1710.1</text:p>
          </table:table-cell>
          <table:table-cell office:value-type="string">
            <text:p>Sol_PR</text:p>
          </table:table-cell>
          <table:table-cell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1734.6">
            <text:p>1734.6</text:p>
          </table:table-cell>
          <table:table-cell office:value-type="string">
            <text:p>Sol_PR</text:p>
          </table:table-cell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1709.4">
            <text:p>1709.4</text:p>
          </table:table-cell>
          <table:table-cell office:value-type="string">
            <text:p>Sol_PR</text:p>
          </table:table-cell>
          <table:table-cell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float" office:value="1660.9">
            <text:p>1660.9</text:p>
          </table:table-cell>
          <table:table-cell office:value-type="string">
            <text:p>Sol_PR</text:p>
          </table:table-cell>
          <table:table-cell office:value-type="float" office:value="56">
            <text:p>56</text:p>
          </table:table-cell>
          <table:table-cell table:number-columns-repeated="4"/>
        </table:table-row>
        <table:table-row table:style-name="ro1">
          <table:table-cell office:value-type="float" office:value="1670">
            <text:p>1670</text:p>
          </table:table-cell>
          <table:table-cell office:value-type="string">
            <text:p>Sol_PR</text:p>
          </table:table-cell>
          <table:table-cell office:value-type="float" office:value="59">
            <text:p>59</text:p>
          </table:table-cell>
          <table:table-cell table:number-columns-repeated="4"/>
        </table:table-row>
        <table:table-row table:style-name="ro1">
          <table:table-cell office:value-type="float" office:value="1630.6">
            <text:p>1630.6</text:p>
          </table:table-cell>
          <table:table-cell office:value-type="string">
            <text:p>Sol_PR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1653.6">
            <text:p>1653.6</text:p>
          </table:table-cell>
          <table:table-cell office:value-type="string">
            <text:p>Sol_PR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1720.6">
            <text:p>1720.6</text:p>
          </table:table-cell>
          <table:table-cell office:value-type="string">
            <text:p>Sol_PR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1710.1">
            <text:p>1710.1</text:p>
          </table:table-cell>
          <table:table-cell office:value-type="string">
            <text:p>Sol_PR</text:p>
          </table:table-cell>
          <table:table-cell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1734.6">
            <text:p>1734.6</text:p>
          </table:table-cell>
          <table:table-cell office:value-type="string">
            <text:p>Sol_PR</text:p>
          </table:table-cell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1735.8">
            <text:p>1735.8</text:p>
          </table:table-cell>
          <table:table-cell office:value-type="string">
            <text:p>Sol_PR</text:p>
          </table:table-cell>
          <table:table-cell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float" office:value="1710.6">
            <text:p>1710.6</text:p>
          </table:table-cell>
          <table:table-cell office:value-type="string">
            <text:p>Sol_PR</text:p>
          </table:table-cell>
          <table:table-cell office:value-type="float" office:value="58">
            <text:p>58</text:p>
          </table:table-cell>
          <table:table-cell table:number-columns-repeated="4"/>
        </table:table-row>
        <table:table-row table:style-name="ro1">
          <table:table-cell office:value-type="float" office:value="1662.1">
            <text:p>1662.1</text:p>
          </table:table-cell>
          <table:table-cell office:value-type="string">
            <text:p>Sol_PR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1622.7">
            <text:p>1622.7</text:p>
          </table:table-cell>
          <table:table-cell office:value-type="string">
            <text:p>Sol_PR</text:p>
          </table:table-cell>
          <table:table-cell office:value-type="float" office:value="61">
            <text:p>61</text:p>
          </table:table-cell>
          <table:table-cell table:number-columns-repeated="4"/>
        </table:table-row>
        <table:table-row table:style-name="ro1">
          <table:table-cell office:value-type="float" office:value="1653.6">
            <text:p>1653.6</text:p>
          </table:table-cell>
          <table:table-cell office:value-type="string">
            <text:p>Sol_PR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1778.1">
            <text:p>1778.1</text:p>
          </table:table-cell>
          <table:table-cell office:value-type="string">
            <text:p>Sol_PR</text:p>
          </table:table-cell>
          <table:table-cell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float" office:value="1741.2">
            <text:p>1741.2</text:p>
          </table:table-cell>
          <table:table-cell office:value-type="string">
            <text:p>Sol_PR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1709.6">
            <text:p>1709.6</text:p>
          </table:table-cell>
          <table:table-cell office:value-type="string">
            <text:p>Sol_PR</text:p>
          </table:table-cell>
          <table:table-cell office:value-type="float" office:value="63">
            <text:p>63</text:p>
          </table:table-cell>
          <table:table-cell table:number-columns-repeated="4"/>
        </table:table-row>
        <table:table-row table:style-name="ro1">
          <table:table-cell office:value-type="float" office:value="1661.1">
            <text:p>1661.1</text:p>
          </table:table-cell>
          <table:table-cell office:value-type="string">
            <text:p>Sol_PR</text:p>
          </table:table-cell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1621.7">
            <text:p>1621.7</text:p>
          </table:table-cell>
          <table:table-cell office:value-type="string">
            <text:p>Sol_PR</text:p>
          </table:table-cell>
          <table:table-cell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1649.7">
            <text:p>1649.7</text:p>
          </table:table-cell>
          <table:table-cell office:value-type="string">
            <text:p>Sol_PR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1681.7">
            <text:p>1681.7</text:p>
          </table:table-cell>
          <table:table-cell office:value-type="string">
            <text:p>Sol_PR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1679.6">
            <text:p>1679.6</text:p>
          </table:table-cell>
          <table:table-cell office:value-type="string">
            <text:p>Sol_PR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649.7">
            <text:p>1649.7</text:p>
          </table:table-cell>
          <table:table-cell office:value-type="string">
            <text:p>Sol_PR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1675.6">
            <text:p>1675.6</text:p>
          </table:table-cell>
          <table:table-cell office:value-type="string">
            <text:p>Sol_PR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649.7">
            <text:p>1649.7</text:p>
          </table:table-cell>
          <table:table-cell office:value-type="string">
            <text:p>Sol_PR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1669.1">
            <text:p>1669.1</text:p>
          </table:table-cell>
          <table:table-cell office:value-type="string">
            <text:p>Sol_PR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649.7">
            <text:p>1649.7</text:p>
          </table:table-cell>
          <table:table-cell office:value-type="string">
            <text:p>Sol_PR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1669.1">
            <text:p>1669.1</text:p>
          </table:table-cell>
          <table:table-cell office:value-type="string">
            <text:p>Sol_PR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665.1">
            <text:p>1665.1</text:p>
          </table:table-cell>
          <table:table-cell office:value-type="string">
            <text:p>Sol_PR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1649.7">
            <text:p>1649.7</text:p>
          </table:table-cell>
          <table:table-cell office:value-type="string">
            <text:p>Sol_PR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1647.5">
            <text:p>1647.5</text:p>
          </table:table-cell>
          <table:table-cell office:value-type="string">
            <text:p>Sol_PR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1649.7">
            <text:p>1649.7</text:p>
          </table:table-cell>
          <table:table-cell office:value-type="string">
            <text:p>Sol_PR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1643.5">
            <text:p>1643.5</text:p>
          </table:table-cell>
          <table:table-cell office:value-type="string">
            <text:p>Sol_PR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1649.7">
            <text:p>1649.7</text:p>
          </table:table-cell>
          <table:table-cell office:value-type="string">
            <text:p>Sol_PR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1637.6">
            <text:p>1637.6</text:p>
          </table:table-cell>
          <table:table-cell office:value-type="string">
            <text:p>Sol_PR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1641.5">
            <text:p>1641.5</text:p>
          </table:table-cell>
          <table:table-cell office:value-type="string">
            <text:p>Sol_PR</text:p>
          </table:table-cell>
          <table:table-cell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1649.7">
            <text:p>1649.7</text:p>
          </table:table-cell>
          <table:table-cell office:value-type="string">
            <text:p>Sol_PR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1637.6">
            <text:p>1637.6</text:p>
          </table:table-cell>
          <table:table-cell office:value-type="string">
            <text:p>Sol_PR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1649.7">
            <text:p>1649.7</text:p>
          </table:table-cell>
          <table:table-cell office:value-type="string">
            <text:p>Sol_PR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1635.4">
            <text:p>1635.4</text:p>
          </table:table-cell>
          <table:table-cell office:value-type="string">
            <text:p>Sol_PR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1649.7">
            <text:p>1649.7</text:p>
          </table:table-cell>
          <table:table-cell office:value-type="string">
            <text:p>Sol_PR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1635.4">
            <text:p>1635.4</text:p>
          </table:table-cell>
          <table:table-cell office:value-type="string">
            <text:p>Sol_PR</text:p>
          </table:table-cell>
          <table:table-cell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1649.7">
            <text:p>1649.7</text:p>
          </table:table-cell>
          <table:table-cell office:value-type="string">
            <text:p>Sol_PR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1716.7">
            <text:p>1716.7</text:p>
          </table:table-cell>
          <table:table-cell office:value-type="string">
            <text:p>Sol_PR</text:p>
          </table:table-cell>
          <table:table-cell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1710.1">
            <text:p>1710.1</text:p>
          </table:table-cell>
          <table:table-cell office:value-type="string">
            <text:p>Sol_PR</text:p>
          </table:table-cell>
          <table:table-cell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1734.6">
            <text:p>1734.6</text:p>
          </table:table-cell>
          <table:table-cell office:value-type="string">
            <text:p>Sol_PR</text:p>
          </table:table-cell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1709.4">
            <text:p>1709.4</text:p>
          </table:table-cell>
          <table:table-cell office:value-type="string">
            <text:p>Sol_PR</text:p>
          </table:table-cell>
          <table:table-cell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float" office:value="1660.9">
            <text:p>1660.9</text:p>
          </table:table-cell>
          <table:table-cell office:value-type="string">
            <text:p>Sol_PR</text:p>
          </table:table-cell>
          <table:table-cell office:value-type="float" office:value="56">
            <text:p>56</text:p>
          </table:table-cell>
          <table:table-cell table:number-columns-repeated="4"/>
        </table:table-row>
        <table:table-row table:style-name="ro1">
          <table:table-cell office:value-type="float" office:value="1670">
            <text:p>1670</text:p>
          </table:table-cell>
          <table:table-cell office:value-type="string">
            <text:p>Sol_PR</text:p>
          </table:table-cell>
          <table:table-cell office:value-type="float" office:value="59">
            <text:p>59</text:p>
          </table:table-cell>
          <table:table-cell table:number-columns-repeated="4"/>
        </table:table-row>
        <table:table-row table:style-name="ro1">
          <table:table-cell office:value-type="float" office:value="1630.6">
            <text:p>1630.6</text:p>
          </table:table-cell>
          <table:table-cell office:value-type="string">
            <text:p>Sol_PR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1649.7">
            <text:p>1649.7</text:p>
          </table:table-cell>
          <table:table-cell office:value-type="string">
            <text:p>Sol_PR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1716.7">
            <text:p>1716.7</text:p>
          </table:table-cell>
          <table:table-cell office:value-type="string">
            <text:p>Sol_PR</text:p>
          </table:table-cell>
          <table:table-cell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1710.1">
            <text:p>1710.1</text:p>
          </table:table-cell>
          <table:table-cell office:value-type="string">
            <text:p>Sol_PR</text:p>
          </table:table-cell>
          <table:table-cell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1734.6">
            <text:p>1734.6</text:p>
          </table:table-cell>
          <table:table-cell office:value-type="string">
            <text:p>Sol_PR</text:p>
          </table:table-cell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1735.8">
            <text:p>1735.8</text:p>
          </table:table-cell>
          <table:table-cell office:value-type="string">
            <text:p>Sol_PR</text:p>
          </table:table-cell>
          <table:table-cell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float" office:value="1710.6">
            <text:p>1710.6</text:p>
          </table:table-cell>
          <table:table-cell office:value-type="string">
            <text:p>Sol_PR</text:p>
          </table:table-cell>
          <table:table-cell office:value-type="float" office:value="58">
            <text:p>58</text:p>
          </table:table-cell>
          <table:table-cell table:number-columns-repeated="4"/>
        </table:table-row>
        <table:table-row table:style-name="ro1">
          <table:table-cell office:value-type="float" office:value="1662.1">
            <text:p>1662.1</text:p>
          </table:table-cell>
          <table:table-cell office:value-type="string">
            <text:p>Sol_PR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1622.7">
            <text:p>1622.7</text:p>
          </table:table-cell>
          <table:table-cell office:value-type="string">
            <text:p>Sol_PR</text:p>
          </table:table-cell>
          <table:table-cell office:value-type="float" office:value="61">
            <text:p>61</text:p>
          </table:table-cell>
          <table:table-cell table:number-columns-repeated="4"/>
        </table:table-row>
        <table:table-row table:style-name="ro1">
          <table:table-cell office:value-type="float" office:value="1649.7">
            <text:p>1649.7</text:p>
          </table:table-cell>
          <table:table-cell office:value-type="string">
            <text:p>Sol_PR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1778.1">
            <text:p>1778.1</text:p>
          </table:table-cell>
          <table:table-cell office:value-type="string">
            <text:p>Sol_PR</text:p>
          </table:table-cell>
          <table:table-cell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float" office:value="1741.2">
            <text:p>1741.2</text:p>
          </table:table-cell>
          <table:table-cell office:value-type="string">
            <text:p>Sol_PR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1709.6">
            <text:p>1709.6</text:p>
          </table:table-cell>
          <table:table-cell office:value-type="string">
            <text:p>Sol_PR</text:p>
          </table:table-cell>
          <table:table-cell office:value-type="float" office:value="63">
            <text:p>63</text:p>
          </table:table-cell>
          <table:table-cell table:number-columns-repeated="4"/>
        </table:table-row>
        <table:table-row table:style-name="ro1">
          <table:table-cell office:value-type="float" office:value="1661.1">
            <text:p>1661.1</text:p>
          </table:table-cell>
          <table:table-cell office:value-type="string">
            <text:p>Sol_PR</text:p>
          </table:table-cell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1621.7">
            <text:p>1621.7</text:p>
          </table:table-cell>
          <table:table-cell office:value-type="string">
            <text:p>Sol_PR</text:p>
          </table:table-cell>
          <table:table-cell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1644.7">
            <text:p>1644.7</text:p>
          </table:table-cell>
          <table:table-cell office:value-type="string">
            <text:p>Sol_PR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1676.8">
            <text:p>1676.8</text:p>
          </table:table-cell>
          <table:table-cell office:value-type="string">
            <text:p>Sol_PR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1675.6">
            <text:p>1675.6</text:p>
          </table:table-cell>
          <table:table-cell office:value-type="string">
            <text:p>Sol_PR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679.6">
            <text:p>1679.6</text:p>
          </table:table-cell>
          <table:table-cell office:value-type="string">
            <text:p>Sol_PR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644.7">
            <text:p>1644.7</text:p>
          </table:table-cell>
          <table:table-cell office:value-type="string">
            <text:p>Sol_PR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1672.8">
            <text:p>1672.8</text:p>
          </table:table-cell>
          <table:table-cell office:value-type="string">
            <text:p>Sol_PR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1671.6">
            <text:p>1671.6</text:p>
          </table:table-cell>
          <table:table-cell office:value-type="string">
            <text:p>Sol_PR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675.6">
            <text:p>1675.6</text:p>
          </table:table-cell>
          <table:table-cell office:value-type="string">
            <text:p>Sol_PR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644.7">
            <text:p>1644.7</text:p>
          </table:table-cell>
          <table:table-cell office:value-type="string">
            <text:p>Sol_PR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1666.3">
            <text:p>1666.3</text:p>
          </table:table-cell>
          <table:table-cell office:value-type="string">
            <text:p>Sol_PR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1665.1">
            <text:p>1665.1</text:p>
          </table:table-cell>
          <table:table-cell office:value-type="string">
            <text:p>Sol_PR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1669.1">
            <text:p>1669.1</text:p>
          </table:table-cell>
          <table:table-cell office:value-type="string">
            <text:p>Sol_PR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644.7">
            <text:p>1644.7</text:p>
          </table:table-cell>
          <table:table-cell office:value-type="string">
            <text:p>Sol_PR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1666.3">
            <text:p>1666.3</text:p>
          </table:table-cell>
          <table:table-cell office:value-type="string">
            <text:p>Sol_PR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1665.1">
            <text:p>1665.1</text:p>
          </table:table-cell>
          <table:table-cell office:value-type="string">
            <text:p>Sol_PR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1644.7">
            <text:p>1644.7</text:p>
          </table:table-cell>
          <table:table-cell office:value-type="string">
            <text:p>Sol_PR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1643.5">
            <text:p>1643.5</text:p>
          </table:table-cell>
          <table:table-cell office:value-type="string">
            <text:p>Sol_PR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1647.5">
            <text:p>1647.5</text:p>
          </table:table-cell>
          <table:table-cell office:value-type="string">
            <text:p>Sol_PR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1644.7">
            <text:p>1644.7</text:p>
          </table:table-cell>
          <table:table-cell office:value-type="string">
            <text:p>Sol_PR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1643.5">
            <text:p>1643.5</text:p>
          </table:table-cell>
          <table:table-cell office:value-type="string">
            <text:p>Sol_PR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1644.7">
            <text:p>1644.7</text:p>
          </table:table-cell>
          <table:table-cell office:value-type="string">
            <text:p>Sol_PR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1681.1">
            <text:p>1681.1</text:p>
          </table:table-cell>
          <table:table-cell office:value-type="string">
            <text:p>Sol_PR</text:p>
          </table:table-cell>
          <table:table-cell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1641.5">
            <text:p>1641.5</text:p>
          </table:table-cell>
          <table:table-cell office:value-type="string">
            <text:p>Sol_PR</text:p>
          </table:table-cell>
          <table:table-cell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1644.7">
            <text:p>1644.7</text:p>
          </table:table-cell>
          <table:table-cell office:value-type="string">
            <text:p>Sol_PR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1677.2">
            <text:p>1677.2</text:p>
          </table:table-cell>
          <table:table-cell office:value-type="string">
            <text:p>Sol_PR</text:p>
          </table:table-cell>
          <table:table-cell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1637.6">
            <text:p>1637.6</text:p>
          </table:table-cell>
          <table:table-cell office:value-type="string">
            <text:p>Sol_PR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1644.7">
            <text:p>1644.7</text:p>
          </table:table-cell>
          <table:table-cell office:value-type="string">
            <text:p>Sol_PR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1682.4">
            <text:p>1682.4</text:p>
          </table:table-cell>
          <table:table-cell office:value-type="string">
            <text:p>Sol_PR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1669.4">
            <text:p>1669.4</text:p>
          </table:table-cell>
          <table:table-cell office:value-type="string">
            <text:p>Sol_PR</text:p>
          </table:table-cell>
          <table:table-cell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1635.4">
            <text:p>1635.4</text:p>
          </table:table-cell>
          <table:table-cell office:value-type="string">
            <text:p>Sol_PR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1644.7">
            <text:p>1644.7</text:p>
          </table:table-cell>
          <table:table-cell office:value-type="string">
            <text:p>Sol_PR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1682.4">
            <text:p>1682.4</text:p>
          </table:table-cell>
          <table:table-cell office:value-type="string">
            <text:p>Sol_PR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1669.4">
            <text:p>1669.4</text:p>
          </table:table-cell>
          <table:table-cell office:value-type="string">
            <text:p>Sol_PR</text:p>
          </table:table-cell>
          <table:table-cell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1635.4">
            <text:p>1635.4</text:p>
          </table:table-cell>
          <table:table-cell office:value-type="string">
            <text:p>Sol_PR</text:p>
          </table:table-cell>
          <table:table-cell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1644.7">
            <text:p>1644.7</text:p>
          </table:table-cell>
          <table:table-cell office:value-type="string">
            <text:p>Sol_PR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1696">
            <text:p>1696</text:p>
          </table:table-cell>
          <table:table-cell office:value-type="string">
            <text:p>Sol_PR</text:p>
          </table:table-cell>
          <table:table-cell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float" office:value="1696.2">
            <text:p>1696.2</text:p>
          </table:table-cell>
          <table:table-cell office:value-type="string">
            <text:p>Sol_PR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float" office:value="1694.6">
            <text:p>1694.6</text:p>
          </table:table-cell>
          <table:table-cell office:value-type="string">
            <text:p>Sol_PR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1646.1">
            <text:p>1646.1</text:p>
          </table:table-cell>
          <table:table-cell office:value-type="string">
            <text:p>Sol_PR</text:p>
          </table:table-cell>
          <table:table-cell office:value-type="float" office:value="57">
            <text:p>57</text:p>
          </table:table-cell>
          <table:table-cell table:number-columns-repeated="4"/>
        </table:table-row>
        <table:table-row table:style-name="ro1">
          <table:table-cell office:value-type="float" office:value="1622.9">
            <text:p>1622.9</text:p>
          </table:table-cell>
          <table:table-cell office:value-type="string">
            <text:p>Sol_PR</text:p>
          </table:table-cell>
          <table:table-cell office:value-type="float" office:value="59">
            <text:p>59</text:p>
          </table:table-cell>
          <table:table-cell table:number-columns-repeated="4"/>
        </table:table-row>
        <table:table-row table:style-name="ro1">
          <table:table-cell office:value-type="float" office:value="1630.6">
            <text:p>1630.6</text:p>
          </table:table-cell>
          <table:table-cell office:value-type="string">
            <text:p>Sol_PR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1644.7">
            <text:p>1644.7</text:p>
          </table:table-cell>
          <table:table-cell office:value-type="string">
            <text:p>Sol_PR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1696">
            <text:p>1696</text:p>
          </table:table-cell>
          <table:table-cell office:value-type="string">
            <text:p>Sol_PR</text:p>
          </table:table-cell>
          <table:table-cell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float" office:value="1694.4">
            <text:p>1694.4</text:p>
          </table:table-cell>
          <table:table-cell office:value-type="string">
            <text:p>Sol_PR</text:p>
          </table:table-cell>
          <table:table-cell office:value-type="float" office:value="57">
            <text:p>57</text:p>
          </table:table-cell>
          <table:table-cell table:number-columns-repeated="4"/>
        </table:table-row>
        <table:table-row table:style-name="ro1">
          <table:table-cell office:value-type="float" office:value="1645.9">
            <text:p>1645.9</text:p>
          </table:table-cell>
          <table:table-cell office:value-type="string">
            <text:p>Sol_PR</text:p>
          </table:table-cell>
          <table:table-cell office:value-type="float" office:value="59">
            <text:p>59</text:p>
          </table:table-cell>
          <table:table-cell table:number-columns-repeated="4"/>
        </table:table-row>
        <table:table-row table:style-name="ro1">
          <table:table-cell office:value-type="float" office:value="1622.7">
            <text:p>1622.7</text:p>
          </table:table-cell>
          <table:table-cell office:value-type="string">
            <text:p>Sol_PR</text:p>
          </table:table-cell>
          <table:table-cell office:value-type="float" office:value="61">
            <text:p>61</text:p>
          </table:table-cell>
          <table:table-cell table:number-columns-repeated="4"/>
        </table:table-row>
        <table:table-row table:style-name="ro1">
          <table:table-cell office:value-type="float" office:value="1644.7">
            <text:p>1644.7</text:p>
          </table:table-cell>
          <table:table-cell office:value-type="string">
            <text:p>Sol_PR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1693.4">
            <text:p>1693.4</text:p>
          </table:table-cell>
          <table:table-cell office:value-type="string">
            <text:p>Sol_PR</text:p>
          </table:table-cell>
          <table:table-cell office:value-type="float" office:value="62">
            <text:p>62</text:p>
          </table:table-cell>
          <table:table-cell table:number-columns-repeated="4"/>
        </table:table-row>
        <table:table-row table:style-name="ro1">
          <table:table-cell office:value-type="float" office:value="1644.9">
            <text:p>1644.9</text:p>
          </table:table-cell>
          <table:table-cell office:value-type="string">
            <text:p>Sol_PR</text:p>
          </table:table-cell>
          <table:table-cell office:value-type="float" office:value="64">
            <text:p>64</text:p>
          </table:table-cell>
          <table:table-cell table:number-columns-repeated="4"/>
        </table:table-row>
        <table:table-row table:style-name="ro1">
          <table:table-cell office:value-type="float" office:value="1621.7">
            <text:p>1621.7</text:p>
          </table:table-cell>
          <table:table-cell office:value-type="string">
            <text:p>Sol_PR</text:p>
          </table:table-cell>
          <table:table-cell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1641.6">
            <text:p>1641.6</text:p>
          </table:table-cell>
          <table:table-cell office:value-type="string">
            <text:p>Sol_PR</text:p>
          </table:table-cell>
          <table:table-cell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1679.6">
            <text:p>1679.6</text:p>
          </table:table-cell>
          <table:table-cell office:value-type="string">
            <text:p>Sol_PR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641.6">
            <text:p>1641.6</text:p>
          </table:table-cell>
          <table:table-cell office:value-type="string">
            <text:p>Sol_PR</text:p>
          </table:table-cell>
          <table:table-cell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1675.6">
            <text:p>1675.6</text:p>
          </table:table-cell>
          <table:table-cell office:value-type="string">
            <text:p>Sol_PR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641.6">
            <text:p>1641.6</text:p>
          </table:table-cell>
          <table:table-cell office:value-type="string">
            <text:p>Sol_PR</text:p>
          </table:table-cell>
          <table:table-cell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1669.1">
            <text:p>1669.1</text:p>
          </table:table-cell>
          <table:table-cell office:value-type="string">
            <text:p>Sol_PR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641.6">
            <text:p>1641.6</text:p>
          </table:table-cell>
          <table:table-cell office:value-type="string">
            <text:p>Sol_PR</text:p>
          </table:table-cell>
          <table:table-cell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1665.1">
            <text:p>1665.1</text:p>
          </table:table-cell>
          <table:table-cell office:value-type="string">
            <text:p>Sol_PR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1641.6">
            <text:p>1641.6</text:p>
          </table:table-cell>
          <table:table-cell office:value-type="string">
            <text:p>Sol_PR</text:p>
          </table:table-cell>
          <table:table-cell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1647.5">
            <text:p>1647.5</text:p>
          </table:table-cell>
          <table:table-cell office:value-type="string">
            <text:p>Sol_PR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1641.6">
            <text:p>1641.6</text:p>
          </table:table-cell>
          <table:table-cell office:value-type="string">
            <text:p>Sol_PR</text:p>
          </table:table-cell>
          <table:table-cell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1643.5">
            <text:p>1643.5</text:p>
          </table:table-cell>
          <table:table-cell office:value-type="string">
            <text:p>Sol_PR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1641.6">
            <text:p>1641.6</text:p>
          </table:table-cell>
          <table:table-cell office:value-type="string">
            <text:p>Sol_PR</text:p>
          </table:table-cell>
          <table:table-cell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1637.6">
            <text:p>1637.6</text:p>
          </table:table-cell>
          <table:table-cell office:value-type="string">
            <text:p>Sol_PR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1641.5">
            <text:p>1641.5</text:p>
          </table:table-cell>
          <table:table-cell office:value-type="string">
            <text:p>Sol_PR</text:p>
          </table:table-cell>
          <table:table-cell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1641.6">
            <text:p>1641.6</text:p>
          </table:table-cell>
          <table:table-cell office:value-type="string">
            <text:p>Sol_PR</text:p>
          </table:table-cell>
          <table:table-cell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1637.6">
            <text:p>1637.6</text:p>
          </table:table-cell>
          <table:table-cell office:value-type="string">
            <text:p>Sol_PR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1641.6">
            <text:p>1641.6</text:p>
          </table:table-cell>
          <table:table-cell office:value-type="string">
            <text:p>Sol_PR</text:p>
          </table:table-cell>
          <table:table-cell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1635.4">
            <text:p>1635.4</text:p>
          </table:table-cell>
          <table:table-cell office:value-type="string">
            <text:p>Sol_PR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1641.6">
            <text:p>1641.6</text:p>
          </table:table-cell>
          <table:table-cell office:value-type="string">
            <text:p>Sol_PR</text:p>
          </table:table-cell>
          <table:table-cell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1635.4">
            <text:p>1635.4</text:p>
          </table:table-cell>
          <table:table-cell office:value-type="string">
            <text:p>Sol_PR</text:p>
          </table:table-cell>
          <table:table-cell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1641.6">
            <text:p>1641.6</text:p>
          </table:table-cell>
          <table:table-cell office:value-type="string">
            <text:p>Sol_PR</text:p>
          </table:table-cell>
          <table:table-cell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1708.6">
            <text:p>1708.6</text:p>
          </table:table-cell>
          <table:table-cell office:value-type="string">
            <text:p>Sol_PR</text:p>
          </table:table-cell>
          <table:table-cell office:value-type="float" office:value="41">
            <text:p>41</text:p>
          </table:table-cell>
          <table:table-cell table:number-columns-repeated="4"/>
        </table:table-row>
        <table:table-row table:style-name="ro1">
          <table:table-cell office:value-type="float" office:value="1711.3">
            <text:p>1711.3</text:p>
          </table:table-cell>
          <table:table-cell office:value-type="string">
            <text:p>Sol_PR</text:p>
          </table:table-cell>
          <table:table-cell office:value-type="float" office:value="51">
            <text:p>51</text:p>
          </table:table-cell>
          <table:table-cell table:number-columns-repeated="4"/>
        </table:table-row>
        <table:table-row table:style-name="ro1">
          <table:table-cell office:value-type="float" office:value="1735.8">
            <text:p>1735.8</text:p>
          </table:table-cell>
          <table:table-cell office:value-type="string">
            <text:p>Sol_PR</text:p>
          </table:table-cell>
          <table:table-cell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float" office:value="1736">
            <text:p>1736</text:p>
          </table:table-cell>
          <table:table-cell office:value-type="string">
            <text:p>Sol_PR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float" office:value="1710.8">
            <text:p>1710.8</text:p>
          </table:table-cell>
          <table:table-cell office:value-type="string">
            <text:p>Sol_PR</text:p>
          </table:table-cell>
          <table:table-cell office:value-type="float" office:value="56">
            <text:p>56</text:p>
          </table:table-cell>
          <table:table-cell table:number-columns-repeated="4"/>
        </table:table-row>
        <table:table-row table:style-name="ro1">
          <table:table-cell office:value-type="float" office:value="1662.3">
            <text:p>1662.3</text:p>
          </table:table-cell>
          <table:table-cell office:value-type="string">
            <text:p>Sol_PR</text:p>
          </table:table-cell>
          <table:table-cell office:value-type="float" office:value="58">
            <text:p>58</text:p>
          </table:table-cell>
          <table:table-cell table:number-columns-repeated="4"/>
        </table:table-row>
        <table:table-row table:style-name="ro1">
          <table:table-cell office:value-type="float" office:value="1622.9">
            <text:p>1622.9</text:p>
          </table:table-cell>
          <table:table-cell office:value-type="string">
            <text:p>Sol_PR</text:p>
          </table:table-cell>
          <table:table-cell office:value-type="float" office:value="59">
            <text:p>59</text:p>
          </table:table-cell>
          <table:table-cell table:number-columns-repeated="4"/>
        </table:table-row>
        <table:table-row table:style-name="ro1">
          <table:table-cell office:value-type="float" office:value="1641.6">
            <text:p>1641.6</text:p>
          </table:table-cell>
          <table:table-cell office:value-type="string">
            <text:p>Sol_PR</text:p>
          </table:table-cell>
          <table:table-cell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1708.6">
            <text:p>1708.6</text:p>
          </table:table-cell>
          <table:table-cell office:value-type="string">
            <text:p>Sol_PR</text:p>
          </table:table-cell>
          <table:table-cell office:value-type="float" office:value="41">
            <text:p>41</text:p>
          </table:table-cell>
          <table:table-cell table:number-columns-repeated="4"/>
        </table:table-row>
        <table:table-row table:style-name="ro1">
          <table:table-cell office:value-type="float" office:value="1711.3">
            <text:p>1711.3</text:p>
          </table:table-cell>
          <table:table-cell office:value-type="string">
            <text:p>Sol_PR</text:p>
          </table:table-cell>
          <table:table-cell office:value-type="float" office:value="51">
            <text:p>51</text:p>
          </table:table-cell>
          <table:table-cell table:number-columns-repeated="4"/>
        </table:table-row>
        <table:table-row table:style-name="ro1">
          <table:table-cell office:value-type="float" office:value="1735.8">
            <text:p>1735.8</text:p>
          </table:table-cell>
          <table:table-cell office:value-type="string">
            <text:p>Sol_PR</text:p>
          </table:table-cell>
          <table:table-cell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float" office:value="1710.6">
            <text:p>1710.6</text:p>
          </table:table-cell>
          <table:table-cell office:value-type="string">
            <text:p>Sol_PR</text:p>
          </table:table-cell>
          <table:table-cell office:value-type="float" office:value="58">
            <text:p>58</text:p>
          </table:table-cell>
          <table:table-cell table:number-columns-repeated="4"/>
        </table:table-row>
        <table:table-row table:style-name="ro1">
          <table:table-cell office:value-type="float" office:value="1662.1">
            <text:p>1662.1</text:p>
          </table:table-cell>
          <table:table-cell office:value-type="string">
            <text:p>Sol_PR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1622.7">
            <text:p>1622.7</text:p>
          </table:table-cell>
          <table:table-cell office:value-type="string">
            <text:p>Sol_PR</text:p>
          </table:table-cell>
          <table:table-cell office:value-type="float" office:value="61">
            <text:p>61</text:p>
          </table:table-cell>
          <table:table-cell table:number-columns-repeated="4"/>
        </table:table-row>
        <table:table-row table:style-name="ro1">
          <table:table-cell office:value-type="float" office:value="1641.6">
            <text:p>1641.6</text:p>
          </table:table-cell>
          <table:table-cell office:value-type="string">
            <text:p>Sol_PR</text:p>
          </table:table-cell>
          <table:table-cell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1709.6">
            <text:p>1709.6</text:p>
          </table:table-cell>
          <table:table-cell office:value-type="string">
            <text:p>Sol_PR</text:p>
          </table:table-cell>
          <table:table-cell office:value-type="float" office:value="63">
            <text:p>63</text:p>
          </table:table-cell>
          <table:table-cell table:number-columns-repeated="4"/>
        </table:table-row>
        <table:table-row table:style-name="ro1">
          <table:table-cell office:value-type="float" office:value="1661.1">
            <text:p>1661.1</text:p>
          </table:table-cell>
          <table:table-cell office:value-type="string">
            <text:p>Sol_PR</text:p>
          </table:table-cell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1621.7">
            <text:p>1621.7</text:p>
          </table:table-cell>
          <table:table-cell office:value-type="string">
            <text:p>Sol_PR</text:p>
          </table:table-cell>
          <table:table-cell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1637.6">
            <text:p>1637.6</text:p>
          </table:table-cell>
          <table:table-cell office:value-type="string">
            <text:p>Sol_PR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1679.6">
            <text:p>1679.6</text:p>
          </table:table-cell>
          <table:table-cell office:value-type="string">
            <text:p>Sol_PR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637.6">
            <text:p>1637.6</text:p>
          </table:table-cell>
          <table:table-cell office:value-type="string">
            <text:p>Sol_PR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1675.6">
            <text:p>1675.6</text:p>
          </table:table-cell>
          <table:table-cell office:value-type="string">
            <text:p>Sol_PR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637.6">
            <text:p>1637.6</text:p>
          </table:table-cell>
          <table:table-cell office:value-type="string">
            <text:p>Sol_PR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1669.1">
            <text:p>1669.1</text:p>
          </table:table-cell>
          <table:table-cell office:value-type="string">
            <text:p>Sol_PR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637.6">
            <text:p>1637.6</text:p>
          </table:table-cell>
          <table:table-cell office:value-type="string">
            <text:p>Sol_PR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1665.1">
            <text:p>1665.1</text:p>
          </table:table-cell>
          <table:table-cell office:value-type="string">
            <text:p>Sol_PR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1637.6">
            <text:p>1637.6</text:p>
          </table:table-cell>
          <table:table-cell office:value-type="string">
            <text:p>Sol_PR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1647.5">
            <text:p>1647.5</text:p>
          </table:table-cell>
          <table:table-cell office:value-type="string">
            <text:p>Sol_PR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1637.6">
            <text:p>1637.6</text:p>
          </table:table-cell>
          <table:table-cell office:value-type="string">
            <text:p>Sol_PR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1643.5">
            <text:p>1643.5</text:p>
          </table:table-cell>
          <table:table-cell office:value-type="string">
            <text:p>Sol_PR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1637.6">
            <text:p>1637.6</text:p>
          </table:table-cell>
          <table:table-cell office:value-type="string">
            <text:p>Sol_PR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1641.5">
            <text:p>1641.5</text:p>
          </table:table-cell>
          <table:table-cell office:value-type="string">
            <text:p>Sol_PR</text:p>
          </table:table-cell>
          <table:table-cell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1637.6">
            <text:p>1637.6</text:p>
          </table:table-cell>
          <table:table-cell office:value-type="string">
            <text:p>Sol_PR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1635.4">
            <text:p>1635.4</text:p>
          </table:table-cell>
          <table:table-cell office:value-type="string">
            <text:p>Sol_PR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1637.6">
            <text:p>1637.6</text:p>
          </table:table-cell>
          <table:table-cell office:value-type="string">
            <text:p>Sol_PR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1635.4">
            <text:p>1635.4</text:p>
          </table:table-cell>
          <table:table-cell office:value-type="string">
            <text:p>Sol_PR</text:p>
          </table:table-cell>
          <table:table-cell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1637.6">
            <text:p>1637.6</text:p>
          </table:table-cell>
          <table:table-cell office:value-type="string">
            <text:p>Sol_PR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1705.3">
            <text:p>1705.3</text:p>
          </table:table-cell>
          <table:table-cell office:value-type="string">
            <text:p>Sol_PR</text:p>
          </table:table-cell>
          <table:table-cell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float" office:value="1687.7">
            <text:p>1687.7</text:p>
          </table:table-cell>
          <table:table-cell office:value-type="string">
            <text:p>Sol_PR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float" office:value="1712.2">
            <text:p>1712.2</text:p>
          </table:table-cell>
          <table:table-cell office:value-type="string">
            <text:p>Sol_PR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1712.4">
            <text:p>1712.4</text:p>
          </table:table-cell>
          <table:table-cell office:value-type="string">
            <text:p>Sol_PR</text:p>
          </table:table-cell>
          <table:table-cell office:value-type="float" office:value="53">
            <text:p>53</text:p>
          </table:table-cell>
          <table:table-cell table:number-columns-repeated="4"/>
        </table:table-row>
        <table:table-row table:style-name="ro1">
          <table:table-cell office:value-type="float" office:value="1710.8">
            <text:p>1710.8</text:p>
          </table:table-cell>
          <table:table-cell office:value-type="string">
            <text:p>Sol_PR</text:p>
          </table:table-cell>
          <table:table-cell office:value-type="float" office:value="56">
            <text:p>56</text:p>
          </table:table-cell>
          <table:table-cell table:number-columns-repeated="4"/>
        </table:table-row>
        <table:table-row table:style-name="ro1">
          <table:table-cell office:value-type="float" office:value="1662.3">
            <text:p>1662.3</text:p>
          </table:table-cell>
          <table:table-cell office:value-type="string">
            <text:p>Sol_PR</text:p>
          </table:table-cell>
          <table:table-cell office:value-type="float" office:value="58">
            <text:p>58</text:p>
          </table:table-cell>
          <table:table-cell table:number-columns-repeated="4"/>
        </table:table-row>
        <table:table-row table:style-name="ro1">
          <table:table-cell office:value-type="float" office:value="1622.9">
            <text:p>1622.9</text:p>
          </table:table-cell>
          <table:table-cell office:value-type="string">
            <text:p>Sol_PR</text:p>
          </table:table-cell>
          <table:table-cell office:value-type="float" office:value="59">
            <text:p>59</text:p>
          </table:table-cell>
          <table:table-cell table:number-columns-repeated="4"/>
        </table:table-row>
        <table:table-row table:style-name="ro1">
          <table:table-cell office:value-type="float" office:value="1637.6">
            <text:p>1637.6</text:p>
          </table:table-cell>
          <table:table-cell office:value-type="string">
            <text:p>Sol_PR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1705.3">
            <text:p>1705.3</text:p>
          </table:table-cell>
          <table:table-cell office:value-type="string">
            <text:p>Sol_PR</text:p>
          </table:table-cell>
          <table:table-cell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float" office:value="1687.7">
            <text:p>1687.7</text:p>
          </table:table-cell>
          <table:table-cell office:value-type="string">
            <text:p>Sol_PR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float" office:value="1712.2">
            <text:p>1712.2</text:p>
          </table:table-cell>
          <table:table-cell office:value-type="string">
            <text:p>Sol_PR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1710.6">
            <text:p>1710.6</text:p>
          </table:table-cell>
          <table:table-cell office:value-type="string">
            <text:p>Sol_PR</text:p>
          </table:table-cell>
          <table:table-cell office:value-type="float" office:value="58">
            <text:p>58</text:p>
          </table:table-cell>
          <table:table-cell table:number-columns-repeated="4"/>
        </table:table-row>
        <table:table-row table:style-name="ro1">
          <table:table-cell office:value-type="float" office:value="1662.1">
            <text:p>1662.1</text:p>
          </table:table-cell>
          <table:table-cell office:value-type="string">
            <text:p>Sol_PR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1622.7">
            <text:p>1622.7</text:p>
          </table:table-cell>
          <table:table-cell office:value-type="string">
            <text:p>Sol_PR</text:p>
          </table:table-cell>
          <table:table-cell office:value-type="float" office:value="61">
            <text:p>61</text:p>
          </table:table-cell>
          <table:table-cell table:number-columns-repeated="4"/>
        </table:table-row>
        <table:table-row table:style-name="ro1">
          <table:table-cell office:value-type="float" office:value="1637.6">
            <text:p>1637.6</text:p>
          </table:table-cell>
          <table:table-cell office:value-type="string">
            <text:p>Sol_PR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1709.6">
            <text:p>1709.6</text:p>
          </table:table-cell>
          <table:table-cell office:value-type="string">
            <text:p>Sol_PR</text:p>
          </table:table-cell>
          <table:table-cell office:value-type="float" office:value="63">
            <text:p>63</text:p>
          </table:table-cell>
          <table:table-cell table:number-columns-repeated="4"/>
        </table:table-row>
        <table:table-row table:style-name="ro1">
          <table:table-cell office:value-type="float" office:value="1661.1">
            <text:p>1661.1</text:p>
          </table:table-cell>
          <table:table-cell office:value-type="string">
            <text:p>Sol_PR</text:p>
          </table:table-cell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1621.7">
            <text:p>1621.7</text:p>
          </table:table-cell>
          <table:table-cell office:value-type="string">
            <text:p>Sol_PR</text:p>
          </table:table-cell>
          <table:table-cell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1635.4">
            <text:p>1635.4</text:p>
          </table:table-cell>
          <table:table-cell office:value-type="string">
            <text:p>Sol_PR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1679.6">
            <text:p>1679.6</text:p>
          </table:table-cell>
          <table:table-cell office:value-type="string">
            <text:p>Sol_PR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635.4">
            <text:p>1635.4</text:p>
          </table:table-cell>
          <table:table-cell office:value-type="string">
            <text:p>Sol_PR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1675.6">
            <text:p>1675.6</text:p>
          </table:table-cell>
          <table:table-cell office:value-type="string">
            <text:p>Sol_PR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635.4">
            <text:p>1635.4</text:p>
          </table:table-cell>
          <table:table-cell office:value-type="string">
            <text:p>Sol_PR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1669.1">
            <text:p>1669.1</text:p>
          </table:table-cell>
          <table:table-cell office:value-type="string">
            <text:p>Sol_PR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635.4">
            <text:p>1635.4</text:p>
          </table:table-cell>
          <table:table-cell office:value-type="string">
            <text:p>Sol_PR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1665.1">
            <text:p>1665.1</text:p>
          </table:table-cell>
          <table:table-cell office:value-type="string">
            <text:p>Sol_PR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1635.4">
            <text:p>1635.4</text:p>
          </table:table-cell>
          <table:table-cell office:value-type="string">
            <text:p>Sol_PR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1647.5">
            <text:p>1647.5</text:p>
          </table:table-cell>
          <table:table-cell office:value-type="string">
            <text:p>Sol_PR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1635.4">
            <text:p>1635.4</text:p>
          </table:table-cell>
          <table:table-cell office:value-type="string">
            <text:p>Sol_PR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1643.5">
            <text:p>1643.5</text:p>
          </table:table-cell>
          <table:table-cell office:value-type="string">
            <text:p>Sol_PR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1635.4">
            <text:p>1635.4</text:p>
          </table:table-cell>
          <table:table-cell office:value-type="string">
            <text:p>Sol_PR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1637.6">
            <text:p>1637.6</text:p>
          </table:table-cell>
          <table:table-cell office:value-type="string">
            <text:p>Sol_PR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1641.5">
            <text:p>1641.5</text:p>
          </table:table-cell>
          <table:table-cell office:value-type="string">
            <text:p>Sol_PR</text:p>
          </table:table-cell>
          <table:table-cell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1635.4">
            <text:p>1635.4</text:p>
          </table:table-cell>
          <table:table-cell office:value-type="string">
            <text:p>Sol_PR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1637.6">
            <text:p>1637.6</text:p>
          </table:table-cell>
          <table:table-cell office:value-type="string">
            <text:p>Sol_PR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1635.4">
            <text:p>1635.4</text:p>
          </table:table-cell>
          <table:table-cell office:value-type="string">
            <text:p>Sol_PR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1635.4">
            <text:p>1635.4</text:p>
          </table:table-cell>
          <table:table-cell office:value-type="string">
            <text:p>Sol_PR</text:p>
          </table:table-cell>
          <table:table-cell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1635.4">
            <text:p>1635.4</text:p>
          </table:table-cell>
          <table:table-cell office:value-type="string">
            <text:p>Sol_PR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1648.7">
            <text:p>1648.7</text:p>
          </table:table-cell>
          <table:table-cell office:value-type="string">
            <text:p>Sol_PR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float" office:value="1669.7">
            <text:p>1669.7</text:p>
          </table:table-cell>
          <table:table-cell office:value-type="string">
            <text:p>Sol_PR</text:p>
          </table:table-cell>
          <table:table-cell office:value-type="float" office:value="56">
            <text:p>56</text:p>
          </table:table-cell>
          <table:table-cell table:number-columns-repeated="4"/>
        </table:table-row>
        <table:table-row table:style-name="ro1">
          <table:table-cell office:value-type="float" office:value="1669.9">
            <text:p>1669.9</text:p>
          </table:table-cell>
          <table:table-cell office:value-type="string">
            <text:p>Sol_PR</text:p>
          </table:table-cell>
          <table:table-cell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float" office:value="1645.5">
            <text:p>1645.5</text:p>
          </table:table-cell>
          <table:table-cell office:value-type="string">
            <text:p>Sol_PR</text:p>
          </table:table-cell>
          <table:table-cell office:value-type="float" office:value="57">
            <text:p>57</text:p>
          </table:table-cell>
          <table:table-cell table:number-columns-repeated="4"/>
        </table:table-row>
        <table:table-row table:style-name="ro1">
          <table:table-cell office:value-type="float" office:value="1622.9">
            <text:p>1622.9</text:p>
          </table:table-cell>
          <table:table-cell office:value-type="string">
            <text:p>Sol_PR</text:p>
          </table:table-cell>
          <table:table-cell office:value-type="float" office:value="59">
            <text:p>59</text:p>
          </table:table-cell>
          <table:table-cell table:number-columns-repeated="4"/>
        </table:table-row>
        <table:table-row table:style-name="ro1">
          <table:table-cell office:value-type="float" office:value="1635.4">
            <text:p>1635.4</text:p>
          </table:table-cell>
          <table:table-cell office:value-type="string">
            <text:p>Sol_PR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1648.7">
            <text:p>1648.7</text:p>
          </table:table-cell>
          <table:table-cell office:value-type="string">
            <text:p>Sol_PR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float" office:value="1669.7">
            <text:p>1669.7</text:p>
          </table:table-cell>
          <table:table-cell office:value-type="string">
            <text:p>Sol_PR</text:p>
          </table:table-cell>
          <table:table-cell office:value-type="float" office:value="56">
            <text:p>56</text:p>
          </table:table-cell>
          <table:table-cell table:number-columns-repeated="4"/>
        </table:table-row>
        <table:table-row table:style-name="ro1">
          <table:table-cell office:value-type="float" office:value="1645.3">
            <text:p>1645.3</text:p>
          </table:table-cell>
          <table:table-cell office:value-type="string">
            <text:p>Sol_PR</text:p>
          </table:table-cell>
          <table:table-cell office:value-type="float" office:value="59">
            <text:p>59</text:p>
          </table:table-cell>
          <table:table-cell table:number-columns-repeated="4"/>
        </table:table-row>
        <table:table-row table:style-name="ro1">
          <table:table-cell office:value-type="float" office:value="1622.7">
            <text:p>1622.7</text:p>
          </table:table-cell>
          <table:table-cell office:value-type="string">
            <text:p>Sol_PR</text:p>
          </table:table-cell>
          <table:table-cell office:value-type="float" office:value="61">
            <text:p>61</text:p>
          </table:table-cell>
          <table:table-cell table:number-columns-repeated="4"/>
        </table:table-row>
        <table:table-row table:style-name="ro1">
          <table:table-cell office:value-type="float" office:value="1635.4">
            <text:p>1635.4</text:p>
          </table:table-cell>
          <table:table-cell office:value-type="string">
            <text:p>Sol_PR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1644.3">
            <text:p>1644.3</text:p>
          </table:table-cell>
          <table:table-cell office:value-type="string">
            <text:p>Sol_PR</text:p>
          </table:table-cell>
          <table:table-cell office:value-type="float" office:value="64">
            <text:p>64</text:p>
          </table:table-cell>
          <table:table-cell table:number-columns-repeated="4"/>
        </table:table-row>
        <table:table-row table:style-name="ro1">
          <table:table-cell office:value-type="float" office:value="1621.7">
            <text:p>1621.7</text:p>
          </table:table-cell>
          <table:table-cell office:value-type="string">
            <text:p>Sol_PR</text:p>
          </table:table-cell>
          <table:table-cell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1635.4">
            <text:p>1635.4</text:p>
          </table:table-cell>
          <table:table-cell office:value-type="string">
            <text:p>Sol_PR</text:p>
          </table:table-cell>
          <table:table-cell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1679.6">
            <text:p>1679.6</text:p>
          </table:table-cell>
          <table:table-cell office:value-type="string">
            <text:p>Sol_PR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635.4">
            <text:p>1635.4</text:p>
          </table:table-cell>
          <table:table-cell office:value-type="string">
            <text:p>Sol_PR</text:p>
          </table:table-cell>
          <table:table-cell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1675.6">
            <text:p>1675.6</text:p>
          </table:table-cell>
          <table:table-cell office:value-type="string">
            <text:p>Sol_PR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635.4">
            <text:p>1635.4</text:p>
          </table:table-cell>
          <table:table-cell office:value-type="string">
            <text:p>Sol_PR</text:p>
          </table:table-cell>
          <table:table-cell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1669.1">
            <text:p>1669.1</text:p>
          </table:table-cell>
          <table:table-cell office:value-type="string">
            <text:p>Sol_PR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635.4">
            <text:p>1635.4</text:p>
          </table:table-cell>
          <table:table-cell office:value-type="string">
            <text:p>Sol_PR</text:p>
          </table:table-cell>
          <table:table-cell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1665.1">
            <text:p>1665.1</text:p>
          </table:table-cell>
          <table:table-cell office:value-type="string">
            <text:p>Sol_PR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1635.4">
            <text:p>1635.4</text:p>
          </table:table-cell>
          <table:table-cell office:value-type="string">
            <text:p>Sol_PR</text:p>
          </table:table-cell>
          <table:table-cell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1647.5">
            <text:p>1647.5</text:p>
          </table:table-cell>
          <table:table-cell office:value-type="string">
            <text:p>Sol_PR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1635.4">
            <text:p>1635.4</text:p>
          </table:table-cell>
          <table:table-cell office:value-type="string">
            <text:p>Sol_PR</text:p>
          </table:table-cell>
          <table:table-cell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1643.5">
            <text:p>1643.5</text:p>
          </table:table-cell>
          <table:table-cell office:value-type="string">
            <text:p>Sol_PR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1635.4">
            <text:p>1635.4</text:p>
          </table:table-cell>
          <table:table-cell office:value-type="string">
            <text:p>Sol_PR</text:p>
          </table:table-cell>
          <table:table-cell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1637.6">
            <text:p>1637.6</text:p>
          </table:table-cell>
          <table:table-cell office:value-type="string">
            <text:p>Sol_PR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1641.5">
            <text:p>1641.5</text:p>
          </table:table-cell>
          <table:table-cell office:value-type="string">
            <text:p>Sol_PR</text:p>
          </table:table-cell>
          <table:table-cell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1635.4">
            <text:p>1635.4</text:p>
          </table:table-cell>
          <table:table-cell office:value-type="string">
            <text:p>Sol_PR</text:p>
          </table:table-cell>
          <table:table-cell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1637.6">
            <text:p>1637.6</text:p>
          </table:table-cell>
          <table:table-cell office:value-type="string">
            <text:p>Sol_PR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1635.4">
            <text:p>1635.4</text:p>
          </table:table-cell>
          <table:table-cell office:value-type="string">
            <text:p>Sol_PR</text:p>
          </table:table-cell>
          <table:table-cell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1635.4">
            <text:p>1635.4</text:p>
          </table:table-cell>
          <table:table-cell office:value-type="string">
            <text:p>Sol_PR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1635.4">
            <text:p>1635.4</text:p>
          </table:table-cell>
          <table:table-cell office:value-type="string">
            <text:p>Sol_PR</text:p>
          </table:table-cell>
          <table:table-cell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1648.7">
            <text:p>1648.7</text:p>
          </table:table-cell>
          <table:table-cell office:value-type="string">
            <text:p>Sol_PR</text:p>
          </table:table-cell>
          <table:table-cell office:value-type="float" office:value="49">
            <text:p>49</text:p>
          </table:table-cell>
          <table:table-cell table:number-columns-repeated="4"/>
        </table:table-row>
        <table:table-row table:style-name="ro1">
          <table:table-cell office:value-type="float" office:value="1669.7">
            <text:p>1669.7</text:p>
          </table:table-cell>
          <table:table-cell office:value-type="string">
            <text:p>Sol_PR</text:p>
          </table:table-cell>
          <table:table-cell office:value-type="float" office:value="57">
            <text:p>57</text:p>
          </table:table-cell>
          <table:table-cell table:number-columns-repeated="4"/>
        </table:table-row>
        <table:table-row table:style-name="ro1">
          <table:table-cell office:value-type="float" office:value="1669.9">
            <text:p>1669.9</text:p>
          </table:table-cell>
          <table:table-cell office:value-type="string">
            <text:p>Sol_PR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1645.5">
            <text:p>1645.5</text:p>
          </table:table-cell>
          <table:table-cell office:value-type="string">
            <text:p>Sol_PR</text:p>
          </table:table-cell>
          <table:table-cell office:value-type="float" office:value="57">
            <text:p>57</text:p>
          </table:table-cell>
          <table:table-cell table:number-columns-repeated="4"/>
        </table:table-row>
        <table:table-row table:style-name="ro1">
          <table:table-cell office:value-type="float" office:value="1622.9">
            <text:p>1622.9</text:p>
          </table:table-cell>
          <table:table-cell office:value-type="string">
            <text:p>Sol_PR</text:p>
          </table:table-cell>
          <table:table-cell office:value-type="float" office:value="59">
            <text:p>59</text:p>
          </table:table-cell>
          <table:table-cell table:number-columns-repeated="4"/>
        </table:table-row>
        <table:table-row table:style-name="ro1">
          <table:table-cell office:value-type="float" office:value="1635.4">
            <text:p>1635.4</text:p>
          </table:table-cell>
          <table:table-cell office:value-type="string">
            <text:p>Sol_PR</text:p>
          </table:table-cell>
          <table:table-cell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1648.7">
            <text:p>1648.7</text:p>
          </table:table-cell>
          <table:table-cell office:value-type="string">
            <text:p>Sol_PR</text:p>
          </table:table-cell>
          <table:table-cell office:value-type="float" office:value="49">
            <text:p>49</text:p>
          </table:table-cell>
          <table:table-cell table:number-columns-repeated="4"/>
        </table:table-row>
        <table:table-row table:style-name="ro1">
          <table:table-cell office:value-type="float" office:value="1669.7">
            <text:p>1669.7</text:p>
          </table:table-cell>
          <table:table-cell office:value-type="string">
            <text:p>Sol_PR</text:p>
          </table:table-cell>
          <table:table-cell office:value-type="float" office:value="57">
            <text:p>57</text:p>
          </table:table-cell>
          <table:table-cell table:number-columns-repeated="4"/>
        </table:table-row>
        <table:table-row table:style-name="ro1">
          <table:table-cell office:value-type="float" office:value="1645.3">
            <text:p>1645.3</text:p>
          </table:table-cell>
          <table:table-cell office:value-type="string">
            <text:p>Sol_PR</text:p>
          </table:table-cell>
          <table:table-cell office:value-type="float" office:value="59">
            <text:p>59</text:p>
          </table:table-cell>
          <table:table-cell table:number-columns-repeated="4"/>
        </table:table-row>
        <table:table-row table:style-name="ro1">
          <table:table-cell office:value-type="float" office:value="1622.7">
            <text:p>1622.7</text:p>
          </table:table-cell>
          <table:table-cell office:value-type="string">
            <text:p>Sol_PR</text:p>
          </table:table-cell>
          <table:table-cell office:value-type="float" office:value="61">
            <text:p>61</text:p>
          </table:table-cell>
          <table:table-cell table:number-columns-repeated="4"/>
        </table:table-row>
        <table:table-row table:style-name="ro1">
          <table:table-cell office:value-type="float" office:value="1635.4">
            <text:p>1635.4</text:p>
          </table:table-cell>
          <table:table-cell office:value-type="string">
            <text:p>Sol_PR</text:p>
          </table:table-cell>
          <table:table-cell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1644.3">
            <text:p>1644.3</text:p>
          </table:table-cell>
          <table:table-cell office:value-type="string">
            <text:p>Sol_PR</text:p>
          </table:table-cell>
          <table:table-cell office:value-type="float" office:value="64">
            <text:p>64</text:p>
          </table:table-cell>
          <table:table-cell table:number-columns-repeated="4"/>
        </table:table-row>
        <table:table-row table:style-name="ro1">
          <table:table-cell office:value-type="float" office:value="1621.7">
            <text:p>1621.7</text:p>
          </table:table-cell>
          <table:table-cell office:value-type="string">
            <text:p>Sol_PR</text:p>
          </table:table-cell>
          <table:table-cell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1630.6">
            <text:p>1630.6</text:p>
          </table:table-cell>
          <table:table-cell office:value-type="string">
            <text:p>Sol_PR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1688.7">
            <text:p>1688.7</text:p>
          </table:table-cell>
          <table:table-cell office:value-type="string">
            <text:p>Sol_PR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1679.6">
            <text:p>1679.6</text:p>
          </table:table-cell>
          <table:table-cell office:value-type="string">
            <text:p>Sol_PR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630.6">
            <text:p>1630.6</text:p>
          </table:table-cell>
          <table:table-cell office:value-type="string">
            <text:p>Sol_PR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1684.7">
            <text:p>1684.7</text:p>
          </table:table-cell>
          <table:table-cell office:value-type="string">
            <text:p>Sol_PR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1675.6">
            <text:p>1675.6</text:p>
          </table:table-cell>
          <table:table-cell office:value-type="string">
            <text:p>Sol_PR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630.6">
            <text:p>1630.6</text:p>
          </table:table-cell>
          <table:table-cell office:value-type="string">
            <text:p>Sol_PR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1678.2">
            <text:p>1678.2</text:p>
          </table:table-cell>
          <table:table-cell office:value-type="string">
            <text:p>Sol_PR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1669.1">
            <text:p>1669.1</text:p>
          </table:table-cell>
          <table:table-cell office:value-type="string">
            <text:p>Sol_PR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630.6">
            <text:p>1630.6</text:p>
          </table:table-cell>
          <table:table-cell office:value-type="string">
            <text:p>Sol_PR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1674.2">
            <text:p>1674.2</text:p>
          </table:table-cell>
          <table:table-cell office:value-type="string">
            <text:p>Sol_PR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1665.1">
            <text:p>1665.1</text:p>
          </table:table-cell>
          <table:table-cell office:value-type="string">
            <text:p>Sol_PR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1630.6">
            <text:p>1630.6</text:p>
          </table:table-cell>
          <table:table-cell office:value-type="string">
            <text:p>Sol_PR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1656.6">
            <text:p>1656.6</text:p>
          </table:table-cell>
          <table:table-cell office:value-type="string">
            <text:p>Sol_PR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647.5">
            <text:p>1647.5</text:p>
          </table:table-cell>
          <table:table-cell office:value-type="string">
            <text:p>Sol_PR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1630.6">
            <text:p>1630.6</text:p>
          </table:table-cell>
          <table:table-cell office:value-type="string">
            <text:p>Sol_PR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1652.6">
            <text:p>1652.6</text:p>
          </table:table-cell>
          <table:table-cell office:value-type="string">
            <text:p>Sol_PR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1643.5">
            <text:p>1643.5</text:p>
          </table:table-cell>
          <table:table-cell office:value-type="string">
            <text:p>Sol_PR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1630.6">
            <text:p>1630.6</text:p>
          </table:table-cell>
          <table:table-cell office:value-type="string">
            <text:p>Sol_PR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1689">
            <text:p>1689</text:p>
          </table:table-cell>
          <table:table-cell office:value-type="string">
            <text:p>Sol_PR</text:p>
          </table:table-cell>
          <table:table-cell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1691">
            <text:p>1691</text:p>
          </table:table-cell>
          <table:table-cell office:value-type="string">
            <text:p>Sol_PR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1651.4">
            <text:p>1651.4</text:p>
          </table:table-cell>
          <table:table-cell office:value-type="string">
            <text:p>Sol_PR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1641.5">
            <text:p>1641.5</text:p>
          </table:table-cell>
          <table:table-cell office:value-type="string">
            <text:p>Sol_PR</text:p>
          </table:table-cell>
          <table:table-cell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1630.6">
            <text:p>1630.6</text:p>
          </table:table-cell>
          <table:table-cell office:value-type="string">
            <text:p>Sol_PR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1685.1">
            <text:p>1685.1</text:p>
          </table:table-cell>
          <table:table-cell office:value-type="string">
            <text:p>Sol_PR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1687.1">
            <text:p>1687.1</text:p>
          </table:table-cell>
          <table:table-cell office:value-type="string">
            <text:p>Sol_PR</text:p>
          </table:table-cell>
          <table:table-cell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float" office:value="1647.5">
            <text:p>1647.5</text:p>
          </table:table-cell>
          <table:table-cell office:value-type="string">
            <text:p>Sol_PR</text:p>
          </table:table-cell>
          <table:table-cell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float" office:value="1637.6">
            <text:p>1637.6</text:p>
          </table:table-cell>
          <table:table-cell office:value-type="string">
            <text:p>Sol_PR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1630.6">
            <text:p>1630.6</text:p>
          </table:table-cell>
          <table:table-cell office:value-type="string">
            <text:p>Sol_PR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1640.8">
            <text:p>1640.8</text:p>
          </table:table-cell>
          <table:table-cell office:value-type="string">
            <text:p>Sol_PR</text:p>
          </table:table-cell>
          <table:table-cell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1701.2">
            <text:p>1701.2</text:p>
          </table:table-cell>
          <table:table-cell office:value-type="string">
            <text:p>Sol_PR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1643.3">
            <text:p>1643.3</text:p>
          </table:table-cell>
          <table:table-cell office:value-type="string">
            <text:p>Sol_PR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1645.3">
            <text:p>1645.3</text:p>
          </table:table-cell>
          <table:table-cell office:value-type="string">
            <text:p>Sol_PR</text:p>
          </table:table-cell>
          <table:table-cell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1635.4">
            <text:p>1635.4</text:p>
          </table:table-cell>
          <table:table-cell office:value-type="string">
            <text:p>Sol_PR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1630.6">
            <text:p>1630.6</text:p>
          </table:table-cell>
          <table:table-cell office:value-type="string">
            <text:p>Sol_PR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1650.3">
            <text:p>1650.3</text:p>
          </table:table-cell>
          <table:table-cell office:value-type="string">
            <text:p>Sol_PR</text:p>
          </table:table-cell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1710.7">
            <text:p>1710.7</text:p>
          </table:table-cell>
          <table:table-cell office:value-type="string">
            <text:p>Sol_PR</text:p>
          </table:table-cell>
          <table:table-cell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1652.8">
            <text:p>1652.8</text:p>
          </table:table-cell>
          <table:table-cell office:value-type="string">
            <text:p>Sol_PR</text:p>
          </table:table-cell>
          <table:table-cell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1654.8">
            <text:p>1654.8</text:p>
          </table:table-cell>
          <table:table-cell office:value-type="string">
            <text:p>Sol_PR</text:p>
          </table:table-cell>
          <table:table-cell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1645.3">
            <text:p>1645.3</text:p>
          </table:table-cell>
          <table:table-cell office:value-type="string">
            <text:p>Sol_PR</text:p>
          </table:table-cell>
          <table:table-cell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1635.4">
            <text:p>1635.4</text:p>
          </table:table-cell>
          <table:table-cell office:value-type="string">
            <text:p>Sol_PR</text:p>
          </table:table-cell>
          <table:table-cell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1630.6">
            <text:p>1630.6</text:p>
          </table:table-cell>
          <table:table-cell office:value-type="string">
            <text:p>Sol_PR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1622.9">
            <text:p>1622.9</text:p>
          </table:table-cell>
          <table:table-cell office:value-type="string">
            <text:p>Sol_PR</text:p>
          </table:table-cell>
          <table:table-cell office:value-type="float" office:value="59">
            <text:p>59</text:p>
          </table:table-cell>
          <table:table-cell table:number-columns-repeated="4"/>
        </table:table-row>
        <table:table-row table:style-name="ro1">
          <table:table-cell office:value-type="float" office:value="1630.6">
            <text:p>1630.6</text:p>
          </table:table-cell>
          <table:table-cell office:value-type="string">
            <text:p>Sol_PR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1632.6">
            <text:p>1632.6</text:p>
          </table:table-cell>
          <table:table-cell office:value-type="string">
            <text:p>Sol_PR</text:p>
          </table:table-cell>
          <table:table-cell office:value-type="float" office:value="62">
            <text:p>62</text:p>
          </table:table-cell>
          <table:table-cell table:number-columns-repeated="4"/>
        </table:table-row>
        <table:table-row table:style-name="ro1">
          <table:table-cell office:value-type="float" office:value="1622.7">
            <text:p>1622.7</text:p>
          </table:table-cell>
          <table:table-cell office:value-type="string">
            <text:p>Sol_PR</text:p>
          </table:table-cell>
          <table:table-cell office:value-type="float" office:value="61">
            <text:p>61</text:p>
          </table:table-cell>
          <table:table-cell table:number-columns-repeated="4"/>
        </table:table-row>
        <table:table-row table:style-name="ro1">
          <table:table-cell office:value-type="float" office:value="1630.6">
            <text:p>1630.6</text:p>
          </table:table-cell>
          <table:table-cell office:value-type="string">
            <text:p>Sol_PR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1631.6">
            <text:p>1631.6</text:p>
          </table:table-cell>
          <table:table-cell office:value-type="string">
            <text:p>Sol_PR</text:p>
          </table:table-cell>
          <table:table-cell office:value-type="float" office:value="67">
            <text:p>67</text:p>
          </table:table-cell>
          <table:table-cell table:number-columns-repeated="4"/>
        </table:table-row>
        <table:table-row table:style-name="ro1">
          <table:table-cell office:value-type="float" office:value="1621.7">
            <text:p>1621.7</text:p>
          </table:table-cell>
          <table:table-cell office:value-type="string">
            <text:p>Sol_PR</text:p>
          </table:table-cell>
          <table:table-cell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1622.7">
            <text:p>1622.7</text:p>
          </table:table-cell>
          <table:table-cell office:value-type="string">
            <text:p>Sol_PR</text:p>
          </table:table-cell>
          <table:table-cell office:value-type="float" office:value="61">
            <text:p>61</text:p>
          </table:table-cell>
          <table:table-cell table:number-columns-repeated="4"/>
        </table:table-row>
        <table:table-row table:style-name="ro1">
          <table:table-cell office:value-type="float" office:value="1680.8">
            <text:p>1680.8</text:p>
          </table:table-cell>
          <table:table-cell office:value-type="string">
            <text:p>Sol_PR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679.6">
            <text:p>1679.6</text:p>
          </table:table-cell>
          <table:table-cell office:value-type="string">
            <text:p>Sol_PR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622.7">
            <text:p>1622.7</text:p>
          </table:table-cell>
          <table:table-cell office:value-type="string">
            <text:p>Sol_PR</text:p>
          </table:table-cell>
          <table:table-cell office:value-type="float" office:value="61">
            <text:p>61</text:p>
          </table:table-cell>
          <table:table-cell table:number-columns-repeated="4"/>
        </table:table-row>
        <table:table-row table:style-name="ro1">
          <table:table-cell office:value-type="float" office:value="1676.8">
            <text:p>1676.8</text:p>
          </table:table-cell>
          <table:table-cell office:value-type="string">
            <text:p>Sol_PR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1675.6">
            <text:p>1675.6</text:p>
          </table:table-cell>
          <table:table-cell office:value-type="string">
            <text:p>Sol_PR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622.7">
            <text:p>1622.7</text:p>
          </table:table-cell>
          <table:table-cell office:value-type="string">
            <text:p>Sol_PR</text:p>
          </table:table-cell>
          <table:table-cell office:value-type="float" office:value="61">
            <text:p>61</text:p>
          </table:table-cell>
          <table:table-cell table:number-columns-repeated="4"/>
        </table:table-row>
        <table:table-row table:style-name="ro1">
          <table:table-cell office:value-type="float" office:value="1669.1">
            <text:p>1669.1</text:p>
          </table:table-cell>
          <table:table-cell office:value-type="string">
            <text:p>Sol_PR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622.7">
            <text:p>1622.7</text:p>
          </table:table-cell>
          <table:table-cell office:value-type="string">
            <text:p>Sol_PR</text:p>
          </table:table-cell>
          <table:table-cell office:value-type="float" office:value="61">
            <text:p>61</text:p>
          </table:table-cell>
          <table:table-cell table:number-columns-repeated="4"/>
        </table:table-row>
        <table:table-row table:style-name="ro1">
          <table:table-cell office:value-type="float" office:value="1665.1">
            <text:p>1665.1</text:p>
          </table:table-cell>
          <table:table-cell office:value-type="string">
            <text:p>Sol_PR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1622.7">
            <text:p>1622.7</text:p>
          </table:table-cell>
          <table:table-cell office:value-type="string">
            <text:p>Sol_PR</text:p>
          </table:table-cell>
          <table:table-cell office:value-type="float" office:value="61">
            <text:p>61</text:p>
          </table:table-cell>
          <table:table-cell table:number-columns-repeated="4"/>
        </table:table-row>
        <table:table-row table:style-name="ro1">
          <table:table-cell office:value-type="float" office:value="1648.7">
            <text:p>1648.7</text:p>
          </table:table-cell>
          <table:table-cell office:value-type="string">
            <text:p>Sol_PR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1647.5">
            <text:p>1647.5</text:p>
          </table:table-cell>
          <table:table-cell office:value-type="string">
            <text:p>Sol_PR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1622.7">
            <text:p>1622.7</text:p>
          </table:table-cell>
          <table:table-cell office:value-type="string">
            <text:p>Sol_PR</text:p>
          </table:table-cell>
          <table:table-cell office:value-type="float" office:value="61">
            <text:p>61</text:p>
          </table:table-cell>
          <table:table-cell table:number-columns-repeated="4"/>
        </table:table-row>
        <table:table-row table:style-name="ro1">
          <table:table-cell office:value-type="float" office:value="1644.7">
            <text:p>1644.7</text:p>
          </table:table-cell>
          <table:table-cell office:value-type="string">
            <text:p>Sol_PR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1643.5">
            <text:p>1643.5</text:p>
          </table:table-cell>
          <table:table-cell office:value-type="string">
            <text:p>Sol_PR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1622.7">
            <text:p>1622.7</text:p>
          </table:table-cell>
          <table:table-cell office:value-type="string">
            <text:p>Sol_PR</text:p>
          </table:table-cell>
          <table:table-cell office:value-type="float" office:value="61">
            <text:p>61</text:p>
          </table:table-cell>
          <table:table-cell table:number-columns-repeated="4"/>
        </table:table-row>
        <table:table-row table:style-name="ro1">
          <table:table-cell office:value-type="float" office:value="1681.1">
            <text:p>1681.1</text:p>
          </table:table-cell>
          <table:table-cell office:value-type="string">
            <text:p>Sol_PR</text:p>
          </table:table-cell>
          <table:table-cell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1641.5">
            <text:p>1641.5</text:p>
          </table:table-cell>
          <table:table-cell office:value-type="string">
            <text:p>Sol_PR</text:p>
          </table:table-cell>
          <table:table-cell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1622.7">
            <text:p>1622.7</text:p>
          </table:table-cell>
          <table:table-cell office:value-type="string">
            <text:p>Sol_PR</text:p>
          </table:table-cell>
          <table:table-cell office:value-type="float" office:value="61">
            <text:p>61</text:p>
          </table:table-cell>
          <table:table-cell table:number-columns-repeated="4"/>
        </table:table-row>
        <table:table-row table:style-name="ro1">
          <table:table-cell office:value-type="float" office:value="1677.2">
            <text:p>1677.2</text:p>
          </table:table-cell>
          <table:table-cell office:value-type="string">
            <text:p>Sol_PR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1637.6">
            <text:p>1637.6</text:p>
          </table:table-cell>
          <table:table-cell office:value-type="string">
            <text:p>Sol_PR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1622.7">
            <text:p>1622.7</text:p>
          </table:table-cell>
          <table:table-cell office:value-type="string">
            <text:p>Sol_PR</text:p>
          </table:table-cell>
          <table:table-cell office:value-type="float" office:value="61">
            <text:p>61</text:p>
          </table:table-cell>
          <table:table-cell table:number-columns-repeated="4"/>
        </table:table-row>
        <table:table-row table:style-name="ro1">
          <table:table-cell office:value-type="float" office:value="1632.9">
            <text:p>1632.9</text:p>
          </table:table-cell>
          <table:table-cell office:value-type="string">
            <text:p>Sol_PR</text:p>
          </table:table-cell>
          <table:table-cell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1693.3">
            <text:p>1693.3</text:p>
          </table:table-cell>
          <table:table-cell office:value-type="string">
            <text:p>Sol_PR</text:p>
          </table:table-cell>
          <table:table-cell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1635.4">
            <text:p>1635.4</text:p>
          </table:table-cell>
          <table:table-cell office:value-type="string">
            <text:p>Sol_PR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1622.7">
            <text:p>1622.7</text:p>
          </table:table-cell>
          <table:table-cell office:value-type="string">
            <text:p>Sol_PR</text:p>
          </table:table-cell>
          <table:table-cell office:value-type="float" office:value="61">
            <text:p>61</text:p>
          </table:table-cell>
          <table:table-cell table:number-columns-repeated="4"/>
        </table:table-row>
        <table:table-row table:style-name="ro1">
          <table:table-cell office:value-type="float" office:value="1642.4">
            <text:p>1642.4</text:p>
          </table:table-cell>
          <table:table-cell office:value-type="string">
            <text:p>Sol_PR</text:p>
          </table:table-cell>
          <table:table-cell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float" office:value="1702.8">
            <text:p>1702.8</text:p>
          </table:table-cell>
          <table:table-cell office:value-type="string">
            <text:p>Sol_PR</text:p>
          </table:table-cell>
          <table:table-cell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1644.9">
            <text:p>1644.9</text:p>
          </table:table-cell>
          <table:table-cell office:value-type="string">
            <text:p>Sol_PR</text:p>
          </table:table-cell>
          <table:table-cell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1635.4">
            <text:p>1635.4</text:p>
          </table:table-cell>
          <table:table-cell office:value-type="string">
            <text:p>Sol_PR</text:p>
          </table:table-cell>
          <table:table-cell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1622.7">
            <text:p>1622.7</text:p>
          </table:table-cell>
          <table:table-cell office:value-type="string">
            <text:p>Sol_PR</text:p>
          </table:table-cell>
          <table:table-cell office:value-type="float" office:value="61">
            <text:p>61</text:p>
          </table:table-cell>
          <table:table-cell table:number-columns-repeated="4"/>
        </table:table-row>
        <table:table-row table:style-name="ro1">
          <table:table-cell office:value-type="float" office:value="1622.9">
            <text:p>1622.9</text:p>
          </table:table-cell>
          <table:table-cell office:value-type="string">
            <text:p>Sol_PR</text:p>
          </table:table-cell>
          <table:table-cell office:value-type="float" office:value="59">
            <text:p>59</text:p>
          </table:table-cell>
          <table:table-cell table:number-columns-repeated="4"/>
        </table:table-row>
        <table:table-row table:style-name="ro1">
          <table:table-cell office:value-type="float" office:value="1622.7">
            <text:p>1622.7</text:p>
          </table:table-cell>
          <table:table-cell office:value-type="string">
            <text:p>Sol_PR</text:p>
          </table:table-cell>
          <table:table-cell office:value-type="float" office:value="61">
            <text:p>61</text:p>
          </table:table-cell>
          <table:table-cell table:number-columns-repeated="4"/>
        </table:table-row>
        <table:table-row table:style-name="ro1">
          <table:table-cell office:value-type="float" office:value="1628.2">
            <text:p>1628.2</text:p>
          </table:table-cell>
          <table:table-cell office:value-type="string">
            <text:p>Sol_PR</text:p>
          </table:table-cell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1631.4">
            <text:p>1631.4</text:p>
          </table:table-cell>
          <table:table-cell office:value-type="string">
            <text:p>Sol_PR</text:p>
          </table:table-cell>
          <table:table-cell office:value-type="float" office:value="67">
            <text:p>67</text:p>
          </table:table-cell>
          <table:table-cell table:number-columns-repeated="4"/>
        </table:table-row>
        <table:table-row table:style-name="ro1">
          <table:table-cell office:value-type="float" office:value="1621.7">
            <text:p>1621.7</text:p>
          </table:table-cell>
          <table:table-cell office:value-type="string">
            <text:p>Sol_PR</text:p>
          </table:table-cell>
          <table:table-cell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1621.7">
            <text:p>1621.7</text:p>
          </table:table-cell>
          <table:table-cell office:value-type="string">
            <text:p>Sol_PR</text:p>
          </table:table-cell>
          <table:table-cell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1679.6">
            <text:p>1679.6</text:p>
          </table:table-cell>
          <table:table-cell office:value-type="string">
            <text:p>Sol_PR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621.7">
            <text:p>1621.7</text:p>
          </table:table-cell>
          <table:table-cell office:value-type="string">
            <text:p>Sol_PR</text:p>
          </table:table-cell>
          <table:table-cell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1675.6">
            <text:p>1675.6</text:p>
          </table:table-cell>
          <table:table-cell office:value-type="string">
            <text:p>Sol_PR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621.7">
            <text:p>1621.7</text:p>
          </table:table-cell>
          <table:table-cell office:value-type="string">
            <text:p>Sol_PR</text:p>
          </table:table-cell>
          <table:table-cell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1669.1">
            <text:p>1669.1</text:p>
          </table:table-cell>
          <table:table-cell office:value-type="string">
            <text:p>Sol_PR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621.7">
            <text:p>1621.7</text:p>
          </table:table-cell>
          <table:table-cell office:value-type="string">
            <text:p>Sol_PR</text:p>
          </table:table-cell>
          <table:table-cell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1665.1">
            <text:p>1665.1</text:p>
          </table:table-cell>
          <table:table-cell office:value-type="string">
            <text:p>Sol_PR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1621.7">
            <text:p>1621.7</text:p>
          </table:table-cell>
          <table:table-cell office:value-type="string">
            <text:p>Sol_PR</text:p>
          </table:table-cell>
          <table:table-cell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1647.5">
            <text:p>1647.5</text:p>
          </table:table-cell>
          <table:table-cell office:value-type="string">
            <text:p>Sol_PR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1621.7">
            <text:p>1621.7</text:p>
          </table:table-cell>
          <table:table-cell office:value-type="string">
            <text:p>Sol_PR</text:p>
          </table:table-cell>
          <table:table-cell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1643.5">
            <text:p>1643.5</text:p>
          </table:table-cell>
          <table:table-cell office:value-type="string">
            <text:p>Sol_PR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1621.7">
            <text:p>1621.7</text:p>
          </table:table-cell>
          <table:table-cell office:value-type="string">
            <text:p>Sol_PR</text:p>
          </table:table-cell>
          <table:table-cell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1641.5">
            <text:p>1641.5</text:p>
          </table:table-cell>
          <table:table-cell office:value-type="string">
            <text:p>Sol_PR</text:p>
          </table:table-cell>
          <table:table-cell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1621.7">
            <text:p>1621.7</text:p>
          </table:table-cell>
          <table:table-cell office:value-type="string">
            <text:p>Sol_PR</text:p>
          </table:table-cell>
          <table:table-cell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1637.6">
            <text:p>1637.6</text:p>
          </table:table-cell>
          <table:table-cell office:value-type="string">
            <text:p>Sol_PR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1621.7">
            <text:p>1621.7</text:p>
          </table:table-cell>
          <table:table-cell office:value-type="string">
            <text:p>Sol_PR</text:p>
          </table:table-cell>
          <table:table-cell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1636.1">
            <text:p>1636.1</text:p>
          </table:table-cell>
          <table:table-cell office:value-type="string">
            <text:p>Sol_PR</text:p>
          </table:table-cell>
          <table:table-cell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float" office:value="1636.1">
            <text:p>1636.1</text:p>
          </table:table-cell>
          <table:table-cell office:value-type="string">
            <text:p>Sol_PR</text:p>
          </table:table-cell>
          <table:table-cell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1635.4">
            <text:p>1635.4</text:p>
          </table:table-cell>
          <table:table-cell office:value-type="string">
            <text:p>Sol_PR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1621.7">
            <text:p>1621.7</text:p>
          </table:table-cell>
          <table:table-cell office:value-type="string">
            <text:p>Sol_PR</text:p>
          </table:table-cell>
          <table:table-cell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1645.6">
            <text:p>1645.6</text:p>
          </table:table-cell>
          <table:table-cell office:value-type="string">
            <text:p>Sol_PR</text:p>
          </table:table-cell>
          <table:table-cell office:value-type="float" office:value="38">
            <text:p>38</text:p>
          </table:table-cell>
          <table:table-cell table:number-columns-repeated="4"/>
        </table:table-row>
        <table:table-row table:style-name="ro1">
          <table:table-cell office:value-type="float" office:value="1645.6">
            <text:p>1645.6</text:p>
          </table:table-cell>
          <table:table-cell office:value-type="string">
            <text:p>Sol_PR</text:p>
          </table:table-cell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1635.4">
            <text:p>1635.4</text:p>
          </table:table-cell>
          <table:table-cell office:value-type="string">
            <text:p>Sol_PR</text:p>
          </table:table-cell>
          <table:table-cell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1621.7">
            <text:p>1621.7</text:p>
          </table:table-cell>
          <table:table-cell office:value-type="string">
            <text:p>Sol_PR</text:p>
          </table:table-cell>
          <table:table-cell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1636.1">
            <text:p>1636.1</text:p>
          </table:table-cell>
          <table:table-cell office:value-type="string">
            <text:p>Sol_PR</text:p>
          </table:table-cell>
          <table:table-cell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float" office:value="1632.9">
            <text:p>1632.9</text:p>
          </table:table-cell>
          <table:table-cell office:value-type="string">
            <text:p>Sol_PR</text:p>
          </table:table-cell>
          <table:table-cell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1621.7">
            <text:p>1621.7</text:p>
          </table:table-cell>
          <table:table-cell office:value-type="string">
            <text:p>Sol_PR</text:p>
          </table:table-cell>
          <table:table-cell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1622.9">
            <text:p>1622.9</text:p>
          </table:table-cell>
          <table:table-cell office:value-type="string">
            <text:p>Sol_PR</text:p>
          </table:table-cell>
          <table:table-cell office:value-type="float" office:value="59">
            <text:p>59</text:p>
          </table:table-cell>
          <table:table-cell table:number-columns-repeated="4"/>
        </table:table-row>
        <table:table-row table:style-name="ro1">
          <table:table-cell office:value-type="float" office:value="1621.7">
            <text:p>1621.7</text:p>
          </table:table-cell>
          <table:table-cell office:value-type="string">
            <text:p>Sol_PR</text:p>
          </table:table-cell>
          <table:table-cell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1622.7">
            <text:p>1622.7</text:p>
          </table:table-cell>
          <table:table-cell office:value-type="string">
            <text:p>Sol_PR</text:p>
          </table:table-cell>
          <table:table-cell office:value-type="float" office:value="61">
            <text:p>61</text:p>
          </table:table-cell>
          <table:table-cell table:number-columns-repeated="4"/>
        </table:table-row>
        <table:table-row table:style-name="ro1">
          <table:table-cell office:value-type="float" office:value="1679.6">
            <text:p>1679.6</text:p>
          </table:table-cell>
          <table:table-cell office:value-type="string">
            <text:p>Pareto_PR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675.6">
            <text:p>1675.6</text:p>
          </table:table-cell>
          <table:table-cell office:value-type="string">
            <text:p>Pareto_PR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669.1">
            <text:p>1669.1</text:p>
          </table:table-cell>
          <table:table-cell office:value-type="string">
            <text:p>Pareto_PR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665.1">
            <text:p>1665.1</text:p>
          </table:table-cell>
          <table:table-cell office:value-type="string">
            <text:p>Pareto_PR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1647.5">
            <text:p>1647.5</text:p>
          </table:table-cell>
          <table:table-cell office:value-type="string">
            <text:p>Pareto_PR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1643.5">
            <text:p>1643.5</text:p>
          </table:table-cell>
          <table:table-cell office:value-type="string">
            <text:p>Pareto_PR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1641.5">
            <text:p>1641.5</text:p>
          </table:table-cell>
          <table:table-cell office:value-type="string">
            <text:p>Pareto_PR</text:p>
          </table:table-cell>
          <table:table-cell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1637.6">
            <text:p>1637.6</text:p>
          </table:table-cell>
          <table:table-cell office:value-type="string">
            <text:p>Pareto_PR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1635.4">
            <text:p>1635.4</text:p>
          </table:table-cell>
          <table:table-cell office:value-type="string">
            <text:p>Pareto_PR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1635.4">
            <text:p>1635.4</text:p>
          </table:table-cell>
          <table:table-cell office:value-type="string">
            <text:p>Pareto_PR</text:p>
          </table:table-cell>
          <table:table-cell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1632.9">
            <text:p>1632.9</text:p>
          </table:table-cell>
          <table:table-cell office:value-type="string">
            <text:p>Pareto_PR</text:p>
          </table:table-cell>
          <table:table-cell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1622.9">
            <text:p>1622.9</text:p>
          </table:table-cell>
          <table:table-cell office:value-type="string">
            <text:p>Pareto_PR</text:p>
          </table:table-cell>
          <table:table-cell office:value-type="float" office:value="59">
            <text:p>59</text:p>
          </table:table-cell>
          <table:table-cell table:number-columns-repeated="4"/>
        </table:table-row>
        <table:table-row table:style-name="ro1">
          <table:table-cell office:value-type="float" office:value="1622.7">
            <text:p>1622.7</text:p>
          </table:table-cell>
          <table:table-cell office:value-type="string">
            <text:p>Pareto_PR</text:p>
          </table:table-cell>
          <table:table-cell office:value-type="float" office:value="61">
            <text:p>61</text:p>
          </table:table-cell>
          <table:table-cell table:number-columns-repeated="4"/>
        </table:table-row>
        <table:table-row table:style-name="ro1">
          <table:table-cell office:value-type="float" office:value="1621.7">
            <text:p>1621.7</text:p>
          </table:table-cell>
          <table:table-cell office:value-type="string">
            <text:p>Pareto_PR</text:p>
          </table:table-cell>
          <table:table-cell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1676.7">
            <text:p>1676.7</text:p>
          </table:table-cell>
          <table:table-cell office:value-type="string">
            <text:p>SOL_PRLS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669.4">
            <text:p>1669.4</text:p>
          </table:table-cell>
          <table:table-cell office:value-type="string">
            <text:p>SOL_PRLS</text:p>
          </table:table-cell>
          <table:table-cell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1651.4">
            <text:p>1651.4</text:p>
          </table:table-cell>
          <table:table-cell office:value-type="string">
            <text:p>SOL_PRLS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1669.4">
            <text:p>1669.4</text:p>
          </table:table-cell>
          <table:table-cell office:value-type="string">
            <text:p>SOL_PRLS</text:p>
          </table:table-cell>
          <table:table-cell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1628.2">
            <text:p>1628.2</text:p>
          </table:table-cell>
          <table:table-cell office:value-type="string">
            <text:p>SOL_PRLS</text:p>
          </table:table-cell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1648.7">
            <text:p>1648.7</text:p>
          </table:table-cell>
          <table:table-cell office:value-type="string">
            <text:p>SOL_PRLS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float" office:value="1661.1">
            <text:p>1661.1</text:p>
          </table:table-cell>
          <table:table-cell office:value-type="string">
            <text:p>SOL_PRLS</text:p>
          </table:table-cell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1681.1">
            <text:p>1681.1</text:p>
          </table:table-cell>
          <table:table-cell office:value-type="string">
            <text:p>SOL_PRLS</text:p>
          </table:table-cell>
          <table:table-cell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1662.3">
            <text:p>1662.3</text:p>
          </table:table-cell>
          <table:table-cell office:value-type="string">
            <text:p>SOL_PRLS</text:p>
          </table:table-cell>
          <table:table-cell office:value-type="float" office:value="58">
            <text:p>58</text:p>
          </table:table-cell>
          <table:table-cell table:number-columns-repeated="4"/>
        </table:table-row>
        <table:table-row table:style-name="ro1">
          <table:table-cell office:value-type="float" office:value="1687.7">
            <text:p>1687.7</text:p>
          </table:table-cell>
          <table:table-cell office:value-type="string">
            <text:p>SOL_PRLS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float" office:value="1650.3">
            <text:p>1650.3</text:p>
          </table:table-cell>
          <table:table-cell office:value-type="string">
            <text:p>SOL_PRLS</text:p>
          </table:table-cell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1660.9">
            <text:p>1660.9</text:p>
          </table:table-cell>
          <table:table-cell office:value-type="string">
            <text:p>SOL_PRLS</text:p>
          </table:table-cell>
          <table:table-cell office:value-type="float" office:value="56">
            <text:p>56</text:p>
          </table:table-cell>
          <table:table-cell table:number-columns-repeated="4"/>
        </table:table-row>
        <table:table-row table:style-name="ro1">
          <table:table-cell office:value-type="float" office:value="1675.6">
            <text:p>1675.6</text:p>
          </table:table-cell>
          <table:table-cell office:value-type="string">
            <text:p>SOL_PRLS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648.7">
            <text:p>1648.7</text:p>
          </table:table-cell>
          <table:table-cell office:value-type="string">
            <text:p>SOL_PRLS</text:p>
          </table:table-cell>
          <table:table-cell office:value-type="float" office:value="49">
            <text:p>49</text:p>
          </table:table-cell>
          <table:table-cell table:number-columns-repeated="4"/>
        </table:table-row>
        <table:table-row table:style-name="ro1">
          <table:table-cell office:value-type="float" office:value="1637.6">
            <text:p>1637.6</text:p>
          </table:table-cell>
          <table:table-cell office:value-type="string">
            <text:p>SOL_PRLS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1689">
            <text:p>1689</text:p>
          </table:table-cell>
          <table:table-cell office:value-type="string">
            <text:p>SOL_PRLS</text:p>
          </table:table-cell>
          <table:table-cell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1636.1">
            <text:p>1636.1</text:p>
          </table:table-cell>
          <table:table-cell office:value-type="string">
            <text:p>SOL_PRLS</text:p>
          </table:table-cell>
          <table:table-cell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1642.7">
            <text:p>1642.7</text:p>
          </table:table-cell>
          <table:table-cell office:value-type="string">
            <text:p>SOL_PRLS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1710.8">
            <text:p>1710.8</text:p>
          </table:table-cell>
          <table:table-cell office:value-type="string">
            <text:p>SOL_PRLS</text:p>
          </table:table-cell>
          <table:table-cell office:value-type="float" office:value="56">
            <text:p>56</text:p>
          </table:table-cell>
          <table:table-cell table:number-columns-repeated="4"/>
        </table:table-row>
        <table:table-row table:style-name="ro1">
          <table:table-cell office:value-type="float" office:value="1676.7">
            <text:p>1676.7</text:p>
          </table:table-cell>
          <table:table-cell office:value-type="string">
            <text:p>SOL_PRLS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645.6">
            <text:p>1645.6</text:p>
          </table:table-cell>
          <table:table-cell office:value-type="string">
            <text:p>SOL_PRLS</text:p>
          </table:table-cell>
          <table:table-cell office:value-type="float" office:value="38">
            <text:p>38</text:p>
          </table:table-cell>
          <table:table-cell table:number-columns-repeated="4"/>
        </table:table-row>
        <table:table-row table:style-name="ro1">
          <table:table-cell office:value-type="float" office:value="1682.4">
            <text:p>1682.4</text:p>
          </table:table-cell>
          <table:table-cell office:value-type="string">
            <text:p>SOL_PRLS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1631.4">
            <text:p>1631.4</text:p>
          </table:table-cell>
          <table:table-cell office:value-type="string">
            <text:p>SOL_PRLS</text:p>
          </table:table-cell>
          <table:table-cell office:value-type="float" office:value="67">
            <text:p>67</text:p>
          </table:table-cell>
          <table:table-cell table:number-columns-repeated="4"/>
        </table:table-row>
        <table:table-row table:style-name="ro1">
          <table:table-cell office:value-type="float" office:value="1643.3">
            <text:p>1643.3</text:p>
          </table:table-cell>
          <table:table-cell office:value-type="string">
            <text:p>SOL_PRLS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1645.5">
            <text:p>1645.5</text:p>
          </table:table-cell>
          <table:table-cell office:value-type="string">
            <text:p>SOL_PRLS</text:p>
          </table:table-cell>
          <table:table-cell office:value-type="float" office:value="57">
            <text:p>57</text:p>
          </table:table-cell>
          <table:table-cell table:number-columns-repeated="4"/>
        </table:table-row>
        <table:table-row table:style-name="ro1">
          <table:table-cell office:value-type="float" office:value="1653.6">
            <text:p>1653.6</text:p>
          </table:table-cell>
          <table:table-cell office:value-type="string">
            <text:p>SOL_PRLS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1680.7">
            <text:p>1680.7</text:p>
          </table:table-cell>
          <table:table-cell office:value-type="string">
            <text:p>SOL_PRLS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652.8">
            <text:p>1652.8</text:p>
          </table:table-cell>
          <table:table-cell office:value-type="string">
            <text:p>SOL_PRLS</text:p>
          </table:table-cell>
          <table:table-cell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1681.3">
            <text:p>1681.3</text:p>
          </table:table-cell>
          <table:table-cell office:value-type="string">
            <text:p>SOL_PRLS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1682.4">
            <text:p>1682.4</text:p>
          </table:table-cell>
          <table:table-cell office:value-type="string">
            <text:p>SOL_PRLS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1711.3">
            <text:p>1711.3</text:p>
          </table:table-cell>
          <table:table-cell office:value-type="string">
            <text:p>SOL_PRLS</text:p>
          </table:table-cell>
          <table:table-cell office:value-type="float" office:value="51">
            <text:p>51</text:p>
          </table:table-cell>
          <table:table-cell table:number-columns-repeated="4"/>
        </table:table-row>
        <table:table-row table:style-name="ro1">
          <table:table-cell office:value-type="float" office:value="1641.6">
            <text:p>1641.6</text:p>
          </table:table-cell>
          <table:table-cell office:value-type="string">
            <text:p>SOL_PRLS</text:p>
          </table:table-cell>
          <table:table-cell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1645.3">
            <text:p>1645.3</text:p>
          </table:table-cell>
          <table:table-cell office:value-type="string">
            <text:p>SOL_PRLS</text:p>
          </table:table-cell>
          <table:table-cell office:value-type="float" office:value="59">
            <text:p>59</text:p>
          </table:table-cell>
          <table:table-cell table:number-columns-repeated="4"/>
        </table:table-row>
        <table:table-row table:style-name="ro1">
          <table:table-cell office:value-type="float" office:value="1638.7">
            <text:p>1638.7</text:p>
          </table:table-cell>
          <table:table-cell office:value-type="string">
            <text:p>SOL_PRLS</text:p>
          </table:table-cell>
          <table:table-cell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1656.6">
            <text:p>1656.6</text:p>
          </table:table-cell>
          <table:table-cell office:value-type="string">
            <text:p>SOL_PRLS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680.8">
            <text:p>1680.8</text:p>
          </table:table-cell>
          <table:table-cell office:value-type="string">
            <text:p>SOL_PRLS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645.6">
            <text:p>1645.6</text:p>
          </table:table-cell>
          <table:table-cell office:value-type="string">
            <text:p>SOL_PRLS</text:p>
          </table:table-cell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1672.8">
            <text:p>1672.8</text:p>
          </table:table-cell>
          <table:table-cell office:value-type="string">
            <text:p>SOL_PRLS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1709.4">
            <text:p>1709.4</text:p>
          </table:table-cell>
          <table:table-cell office:value-type="string">
            <text:p>SOL_PRLS</text:p>
          </table:table-cell>
          <table:table-cell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float" office:value="1720.6">
            <text:p>1720.6</text:p>
          </table:table-cell>
          <table:table-cell office:value-type="string">
            <text:p>SOL_PRLS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1647.5">
            <text:p>1647.5</text:p>
          </table:table-cell>
          <table:table-cell office:value-type="string">
            <text:p>SOL_PRLS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1679.6">
            <text:p>1679.6</text:p>
          </table:table-cell>
          <table:table-cell office:value-type="string">
            <text:p>SOL_PRLS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646.1">
            <text:p>1646.1</text:p>
          </table:table-cell>
          <table:table-cell office:value-type="string">
            <text:p>SOL_PRLS</text:p>
          </table:table-cell>
          <table:table-cell office:value-type="float" office:value="57">
            <text:p>57</text:p>
          </table:table-cell>
          <table:table-cell table:number-columns-repeated="4"/>
        </table:table-row>
        <table:table-row table:style-name="ro1">
          <table:table-cell office:value-type="float" office:value="1644.9">
            <text:p>1644.9</text:p>
          </table:table-cell>
          <table:table-cell office:value-type="string">
            <text:p>SOL_PRLS</text:p>
          </table:table-cell>
          <table:table-cell office:value-type="float" office:value="64">
            <text:p>64</text:p>
          </table:table-cell>
          <table:table-cell table:number-columns-repeated="4"/>
        </table:table-row>
        <table:table-row table:style-name="ro1">
          <table:table-cell office:value-type="float" office:value="1688.7">
            <text:p>1688.7</text:p>
          </table:table-cell>
          <table:table-cell office:value-type="string">
            <text:p>SOL_PRLS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1670.2">
            <text:p>1670.2</text:p>
          </table:table-cell>
          <table:table-cell office:value-type="string">
            <text:p>SOL_PRLS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1672.7">
            <text:p>1672.7</text:p>
          </table:table-cell>
          <table:table-cell office:value-type="string">
            <text:p>SOL_PRLS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1705.3">
            <text:p>1705.3</text:p>
          </table:table-cell>
          <table:table-cell office:value-type="string">
            <text:p>SOL_PRLS</text:p>
          </table:table-cell>
          <table:table-cell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float" office:value="1621.7">
            <text:p>1621.7</text:p>
          </table:table-cell>
          <table:table-cell office:value-type="string">
            <text:p>SOL_PRLS</text:p>
          </table:table-cell>
          <table:table-cell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1736">
            <text:p>1736</text:p>
          </table:table-cell>
          <table:table-cell office:value-type="string">
            <text:p>SOL_PRLS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float" office:value="1669.7">
            <text:p>1669.7</text:p>
          </table:table-cell>
          <table:table-cell office:value-type="string">
            <text:p>SOL_PRLS</text:p>
          </table:table-cell>
          <table:table-cell office:value-type="float" office:value="56">
            <text:p>56</text:p>
          </table:table-cell>
          <table:table-cell table:number-columns-repeated="4"/>
        </table:table-row>
        <table:table-row table:style-name="ro1">
          <table:table-cell office:value-type="float" office:value="1622.7">
            <text:p>1622.7</text:p>
          </table:table-cell>
          <table:table-cell office:value-type="string">
            <text:p>SOL_PRLS</text:p>
          </table:table-cell>
          <table:table-cell office:value-type="float" office:value="61">
            <text:p>61</text:p>
          </table:table-cell>
          <table:table-cell table:number-columns-repeated="4"/>
        </table:table-row>
        <table:table-row table:style-name="ro1">
          <table:table-cell office:value-type="float" office:value="1669.9">
            <text:p>1669.9</text:p>
          </table:table-cell>
          <table:table-cell office:value-type="string">
            <text:p>SOL_PRLS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1662.1">
            <text:p>1662.1</text:p>
          </table:table-cell>
          <table:table-cell office:value-type="string">
            <text:p>SOL_PRLS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1630.6">
            <text:p>1630.6</text:p>
          </table:table-cell>
          <table:table-cell office:value-type="string">
            <text:p>SOL_PRLS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1648.7">
            <text:p>1648.7</text:p>
          </table:table-cell>
          <table:table-cell office:value-type="string">
            <text:p>SOL_PRLS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1684.7">
            <text:p>1684.7</text:p>
          </table:table-cell>
          <table:table-cell office:value-type="string">
            <text:p>SOL_PRLS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1670">
            <text:p>1670</text:p>
          </table:table-cell>
          <table:table-cell office:value-type="string">
            <text:p>SOL_PRLS</text:p>
          </table:table-cell>
          <table:table-cell office:value-type="float" office:value="59">
            <text:p>59</text:p>
          </table:table-cell>
          <table:table-cell table:number-columns-repeated="4"/>
        </table:table-row>
        <table:table-row table:style-name="ro1">
          <table:table-cell office:value-type="float" office:value="1644.9">
            <text:p>1644.9</text:p>
          </table:table-cell>
          <table:table-cell office:value-type="string">
            <text:p>SOL_PRLS</text:p>
          </table:table-cell>
          <table:table-cell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1644.7">
            <text:p>1644.7</text:p>
          </table:table-cell>
          <table:table-cell office:value-type="string">
            <text:p>SOL_PRLS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1685.1">
            <text:p>1685.1</text:p>
          </table:table-cell>
          <table:table-cell office:value-type="string">
            <text:p>SOL_PRLS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1645.3">
            <text:p>1645.3</text:p>
          </table:table-cell>
          <table:table-cell office:value-type="string">
            <text:p>SOL_PRLS</text:p>
          </table:table-cell>
          <table:table-cell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1710.1">
            <text:p>1710.1</text:p>
          </table:table-cell>
          <table:table-cell office:value-type="string">
            <text:p>SOL_PRLS</text:p>
          </table:table-cell>
          <table:table-cell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1645.5">
            <text:p>1645.5</text:p>
          </table:table-cell>
          <table:table-cell office:value-type="string">
            <text:p>SOL_PRLS</text:p>
          </table:table-cell>
          <table:table-cell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1677.2">
            <text:p>1677.2</text:p>
          </table:table-cell>
          <table:table-cell office:value-type="string">
            <text:p>SOL_PRLS</text:p>
          </table:table-cell>
          <table:table-cell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1696.2">
            <text:p>1696.2</text:p>
          </table:table-cell>
          <table:table-cell office:value-type="string">
            <text:p>SOL_PRLS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float" office:value="1645.3">
            <text:p>1645.3</text:p>
          </table:table-cell>
          <table:table-cell office:value-type="string">
            <text:p>SOL_PRLS</text:p>
          </table:table-cell>
          <table:table-cell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1694.4">
            <text:p>1694.4</text:p>
          </table:table-cell>
          <table:table-cell office:value-type="string">
            <text:p>SOL_PRLS</text:p>
          </table:table-cell>
          <table:table-cell office:value-type="float" office:value="57">
            <text:p>57</text:p>
          </table:table-cell>
          <table:table-cell table:number-columns-repeated="4"/>
        </table:table-row>
        <table:table-row table:style-name="ro1">
          <table:table-cell office:value-type="float" office:value="1652.6">
            <text:p>1652.6</text:p>
          </table:table-cell>
          <table:table-cell office:value-type="string">
            <text:p>SOL_PRLS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1702.8">
            <text:p>1702.8</text:p>
          </table:table-cell>
          <table:table-cell office:value-type="string">
            <text:p>SOL_PRLS</text:p>
          </table:table-cell>
          <table:table-cell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1632.6">
            <text:p>1632.6</text:p>
          </table:table-cell>
          <table:table-cell office:value-type="string">
            <text:p>SOL_PRLS</text:p>
          </table:table-cell>
          <table:table-cell office:value-type="float" office:value="62">
            <text:p>62</text:p>
          </table:table-cell>
          <table:table-cell table:number-columns-repeated="4"/>
        </table:table-row>
        <table:table-row table:style-name="ro1">
          <table:table-cell office:value-type="float" office:value="1635.4">
            <text:p>1635.4</text:p>
          </table:table-cell>
          <table:table-cell office:value-type="string">
            <text:p>SOL_PRLS</text:p>
          </table:table-cell>
          <table:table-cell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1696">
            <text:p>1696</text:p>
          </table:table-cell>
          <table:table-cell office:value-type="string">
            <text:p>SOL_PRLS</text:p>
          </table:table-cell>
          <table:table-cell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float" office:value="1669.1">
            <text:p>1669.1</text:p>
          </table:table-cell>
          <table:table-cell office:value-type="string">
            <text:p>SOL_PRLS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643.5">
            <text:p>1643.5</text:p>
          </table:table-cell>
          <table:table-cell office:value-type="string">
            <text:p>SOL_PRLS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1681.1">
            <text:p>1681.1</text:p>
          </table:table-cell>
          <table:table-cell office:value-type="string">
            <text:p>SOL_PRLS</text:p>
          </table:table-cell>
          <table:table-cell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1687.1">
            <text:p>1687.1</text:p>
          </table:table-cell>
          <table:table-cell office:value-type="string">
            <text:p>SOL_PRLS</text:p>
          </table:table-cell>
          <table:table-cell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float" office:value="1665.1">
            <text:p>1665.1</text:p>
          </table:table-cell>
          <table:table-cell office:value-type="string">
            <text:p>SOL_PRLS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1712.4">
            <text:p>1712.4</text:p>
          </table:table-cell>
          <table:table-cell office:value-type="string">
            <text:p>SOL_PRLS</text:p>
          </table:table-cell>
          <table:table-cell office:value-type="float" office:value="53">
            <text:p>53</text:p>
          </table:table-cell>
          <table:table-cell table:number-columns-repeated="4"/>
        </table:table-row>
        <table:table-row table:style-name="ro1">
          <table:table-cell office:value-type="float" office:value="1678.2">
            <text:p>1678.2</text:p>
          </table:table-cell>
          <table:table-cell office:value-type="string">
            <text:p>SOL_PRLS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1635.4">
            <text:p>1635.4</text:p>
          </table:table-cell>
          <table:table-cell office:value-type="string">
            <text:p>SOL_PRLS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1641.5">
            <text:p>1641.5</text:p>
          </table:table-cell>
          <table:table-cell office:value-type="string">
            <text:p>SOL_PRLS</text:p>
          </table:table-cell>
          <table:table-cell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1649.7">
            <text:p>1649.7</text:p>
          </table:table-cell>
          <table:table-cell office:value-type="string">
            <text:p>SOL_PRLS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1639.3">
            <text:p>1639.3</text:p>
          </table:table-cell>
          <table:table-cell office:value-type="string">
            <text:p>SOL_PRLS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1677.2">
            <text:p>1677.2</text:p>
          </table:table-cell>
          <table:table-cell office:value-type="string">
            <text:p>SOL_PRLS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1701.2">
            <text:p>1701.2</text:p>
          </table:table-cell>
          <table:table-cell office:value-type="string">
            <text:p>SOL_PRLS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1734.6">
            <text:p>1734.6</text:p>
          </table:table-cell>
          <table:table-cell office:value-type="string">
            <text:p>SOL_PRLS</text:p>
          </table:table-cell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1712.2">
            <text:p>1712.2</text:p>
          </table:table-cell>
          <table:table-cell office:value-type="string">
            <text:p>SOL_PRLS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1636.1">
            <text:p>1636.1</text:p>
          </table:table-cell>
          <table:table-cell office:value-type="string">
            <text:p>SOL_PRLS</text:p>
          </table:table-cell>
          <table:table-cell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float" office:value="1644.6">
            <text:p>1644.6</text:p>
          </table:table-cell>
          <table:table-cell office:value-type="string">
            <text:p>SOL_PRLS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1639.3">
            <text:p>1639.3</text:p>
          </table:table-cell>
          <table:table-cell office:value-type="string">
            <text:p>SOL_PRLS</text:p>
          </table:table-cell>
          <table:table-cell office:value-type="float" office:value="29">
            <text:p>29</text:p>
          </table:table-cell>
          <table:table-cell table:number-columns-repeated="4"/>
        </table:table-row>
        <table:table-row table:style-name="ro1">
          <table:table-cell office:value-type="float" office:value="1681.7">
            <text:p>1681.7</text:p>
          </table:table-cell>
          <table:table-cell office:value-type="string">
            <text:p>SOL_PRLS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1710.7">
            <text:p>1710.7</text:p>
          </table:table-cell>
          <table:table-cell office:value-type="string">
            <text:p>SOL_PRLS</text:p>
          </table:table-cell>
          <table:table-cell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1647.5">
            <text:p>1647.5</text:p>
          </table:table-cell>
          <table:table-cell office:value-type="string">
            <text:p>SOL_PRLS</text:p>
          </table:table-cell>
          <table:table-cell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float" office:value="1671.6">
            <text:p>1671.6</text:p>
          </table:table-cell>
          <table:table-cell office:value-type="string">
            <text:p>SOL_PRLS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669.7">
            <text:p>1669.7</text:p>
          </table:table-cell>
          <table:table-cell office:value-type="string">
            <text:p>SOL_PRLS</text:p>
          </table:table-cell>
          <table:table-cell office:value-type="float" office:value="57">
            <text:p>57</text:p>
          </table:table-cell>
          <table:table-cell table:number-columns-repeated="4"/>
        </table:table-row>
        <table:table-row table:style-name="ro1">
          <table:table-cell office:value-type="float" office:value="1716.7">
            <text:p>1716.7</text:p>
          </table:table-cell>
          <table:table-cell office:value-type="string">
            <text:p>SOL_PRLS</text:p>
          </table:table-cell>
          <table:table-cell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1693.4">
            <text:p>1693.4</text:p>
          </table:table-cell>
          <table:table-cell office:value-type="string">
            <text:p>SOL_PRLS</text:p>
          </table:table-cell>
          <table:table-cell office:value-type="float" office:value="62">
            <text:p>62</text:p>
          </table:table-cell>
          <table:table-cell table:number-columns-repeated="4"/>
        </table:table-row>
        <table:table-row table:style-name="ro1">
          <table:table-cell office:value-type="float" office:value="1666.3">
            <text:p>1666.3</text:p>
          </table:table-cell>
          <table:table-cell office:value-type="string">
            <text:p>SOL_PRLS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1676.8">
            <text:p>1676.8</text:p>
          </table:table-cell>
          <table:table-cell office:value-type="string">
            <text:p>SOL_PRLS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1642.4">
            <text:p>1642.4</text:p>
          </table:table-cell>
          <table:table-cell office:value-type="string">
            <text:p>SOL_PRLS</text:p>
          </table:table-cell>
          <table:table-cell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float" office:value="1709.6">
            <text:p>1709.6</text:p>
          </table:table-cell>
          <table:table-cell office:value-type="string">
            <text:p>SOL_PRLS</text:p>
          </table:table-cell>
          <table:table-cell office:value-type="float" office:value="63">
            <text:p>63</text:p>
          </table:table-cell>
          <table:table-cell table:number-columns-repeated="4"/>
        </table:table-row>
        <table:table-row table:style-name="ro1">
          <table:table-cell office:value-type="float" office:value="1661.4">
            <text:p>1661.4</text:p>
          </table:table-cell>
          <table:table-cell office:value-type="string">
            <text:p>SOL_PRLS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1693.3">
            <text:p>1693.3</text:p>
          </table:table-cell>
          <table:table-cell office:value-type="string">
            <text:p>SOL_PRLS</text:p>
          </table:table-cell>
          <table:table-cell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1778.1">
            <text:p>1778.1</text:p>
          </table:table-cell>
          <table:table-cell office:value-type="string">
            <text:p>SOL_PRLS</text:p>
          </table:table-cell>
          <table:table-cell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float" office:value="1631.6">
            <text:p>1631.6</text:p>
          </table:table-cell>
          <table:table-cell office:value-type="string">
            <text:p>SOL_PRLS</text:p>
          </table:table-cell>
          <table:table-cell office:value-type="float" office:value="67">
            <text:p>67</text:p>
          </table:table-cell>
          <table:table-cell table:number-columns-repeated="4"/>
        </table:table-row>
        <table:table-row table:style-name="ro1">
          <table:table-cell office:value-type="float" office:value="1622.9">
            <text:p>1622.9</text:p>
          </table:table-cell>
          <table:table-cell office:value-type="string">
            <text:p>SOL_PRLS</text:p>
          </table:table-cell>
          <table:table-cell office:value-type="float" office:value="59">
            <text:p>59</text:p>
          </table:table-cell>
          <table:table-cell table:number-columns-repeated="4"/>
        </table:table-row>
        <table:table-row table:style-name="ro1">
          <table:table-cell office:value-type="float" office:value="1666.2">
            <text:p>1666.2</text:p>
          </table:table-cell>
          <table:table-cell office:value-type="string">
            <text:p>SOL_PRLS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1691">
            <text:p>1691</text:p>
          </table:table-cell>
          <table:table-cell office:value-type="string">
            <text:p>SOL_PRLS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1694.6">
            <text:p>1694.6</text:p>
          </table:table-cell>
          <table:table-cell office:value-type="string">
            <text:p>SOL_PRLS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1654.8">
            <text:p>1654.8</text:p>
          </table:table-cell>
          <table:table-cell office:value-type="string">
            <text:p>SOL_PRLS</text:p>
          </table:table-cell>
          <table:table-cell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1645.9">
            <text:p>1645.9</text:p>
          </table:table-cell>
          <table:table-cell office:value-type="string">
            <text:p>SOL_PRLS</text:p>
          </table:table-cell>
          <table:table-cell office:value-type="float" office:value="59">
            <text:p>59</text:p>
          </table:table-cell>
          <table:table-cell table:number-columns-repeated="4"/>
        </table:table-row>
        <table:table-row table:style-name="ro1">
          <table:table-cell office:value-type="float" office:value="1695.5">
            <text:p>1695.5</text:p>
          </table:table-cell>
          <table:table-cell office:value-type="string">
            <text:p>SOL_PRLS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632.9">
            <text:p>1632.9</text:p>
          </table:table-cell>
          <table:table-cell office:value-type="string">
            <text:p>SOL_PRLS</text:p>
          </table:table-cell>
          <table:table-cell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1640.8">
            <text:p>1640.8</text:p>
          </table:table-cell>
          <table:table-cell office:value-type="string">
            <text:p>SOL_PRLS</text:p>
          </table:table-cell>
          <table:table-cell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1735.8">
            <text:p>1735.8</text:p>
          </table:table-cell>
          <table:table-cell office:value-type="string">
            <text:p>SOL_PRLS</text:p>
          </table:table-cell>
          <table:table-cell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float" office:value="1710.6">
            <text:p>1710.6</text:p>
          </table:table-cell>
          <table:table-cell office:value-type="string">
            <text:p>SOL_PRLS</text:p>
          </table:table-cell>
          <table:table-cell office:value-type="float" office:value="58">
            <text:p>58</text:p>
          </table:table-cell>
          <table:table-cell table:number-columns-repeated="4"/>
        </table:table-row>
        <table:table-row table:style-name="ro1">
          <table:table-cell office:value-type="float" office:value="1708.6">
            <text:p>1708.6</text:p>
          </table:table-cell>
          <table:table-cell office:value-type="string">
            <text:p>SOL_PRLS</text:p>
          </table:table-cell>
          <table:table-cell office:value-type="float" office:value="41">
            <text:p>41</text:p>
          </table:table-cell>
          <table:table-cell table:number-columns-repeated="4"/>
        </table:table-row>
        <table:table-row table:style-name="ro1">
          <table:table-cell office:value-type="float" office:value="1644.3">
            <text:p>1644.3</text:p>
          </table:table-cell>
          <table:table-cell office:value-type="string">
            <text:p>SOL_PRLS</text:p>
          </table:table-cell>
          <table:table-cell office:value-type="float" office:value="64">
            <text:p>64</text:p>
          </table:table-cell>
          <table:table-cell table:number-columns-repeated="4"/>
        </table:table-row>
        <table:table-row table:style-name="ro1">
          <table:table-cell office:value-type="float" office:value="1674.2">
            <text:p>1674.2</text:p>
          </table:table-cell>
          <table:table-cell office:value-type="string">
            <text:p>SOL_PRLS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1741.2">
            <text:p>1741.2</text:p>
          </table:table-cell>
          <table:table-cell office:value-type="string">
            <text:p>SOL_PRLS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1669.9">
            <text:p>1669.9</text:p>
          </table:table-cell>
          <table:table-cell office:value-type="string">
            <text:p>SOL_PRLS</text:p>
          </table:table-cell>
          <table:table-cell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float" office:value="1665.4">
            <text:p>1665.4</text:p>
          </table:table-cell>
          <table:table-cell office:value-type="string">
            <text:p>SOL_PRLS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1648.6">
            <text:p>1648.6</text:p>
          </table:table-cell>
          <table:table-cell office:value-type="string">
            <text:p>SOL_PRLS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1679.6">
            <text:p>1679.6</text:p>
          </table:table-cell>
          <table:table-cell office:value-type="string">
            <text:p>Pareto_Final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675.6">
            <text:p>1675.6</text:p>
          </table:table-cell>
          <table:table-cell office:value-type="string">
            <text:p>Pareto_Final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669.1">
            <text:p>1669.1</text:p>
          </table:table-cell>
          <table:table-cell office:value-type="string">
            <text:p>Pareto_Final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665.1">
            <text:p>1665.1</text:p>
          </table:table-cell>
          <table:table-cell office:value-type="string">
            <text:p>Pareto_Final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1647.5">
            <text:p>1647.5</text:p>
          </table:table-cell>
          <table:table-cell office:value-type="string">
            <text:p>Pareto_Final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1643.5">
            <text:p>1643.5</text:p>
          </table:table-cell>
          <table:table-cell office:value-type="string">
            <text:p>Pareto_Final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1641.5">
            <text:p>1641.5</text:p>
          </table:table-cell>
          <table:table-cell office:value-type="string">
            <text:p>Pareto_Final</text:p>
          </table:table-cell>
          <table:table-cell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1637.6">
            <text:p>1637.6</text:p>
          </table:table-cell>
          <table:table-cell office:value-type="string">
            <text:p>Pareto_Final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1635.4">
            <text:p>1635.4</text:p>
          </table:table-cell>
          <table:table-cell office:value-type="string">
            <text:p>Pareto_Final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1635.4">
            <text:p>1635.4</text:p>
          </table:table-cell>
          <table:table-cell office:value-type="string">
            <text:p>Pareto_Final</text:p>
          </table:table-cell>
          <table:table-cell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1632.9">
            <text:p>1632.9</text:p>
          </table:table-cell>
          <table:table-cell office:value-type="string">
            <text:p>Pareto_Final</text:p>
          </table:table-cell>
          <table:table-cell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1622.9">
            <text:p>1622.9</text:p>
          </table:table-cell>
          <table:table-cell office:value-type="string">
            <text:p>Pareto_Final</text:p>
          </table:table-cell>
          <table:table-cell office:value-type="float" office:value="59">
            <text:p>59</text:p>
          </table:table-cell>
          <table:table-cell table:number-columns-repeated="4"/>
        </table:table-row>
        <table:table-row table:style-name="ro1">
          <table:table-cell office:value-type="float" office:value="1622.7">
            <text:p>1622.7</text:p>
          </table:table-cell>
          <table:table-cell office:value-type="string">
            <text:p>Pareto_Final</text:p>
          </table:table-cell>
          <table:table-cell office:value-type="float" office:value="61">
            <text:p>61</text:p>
          </table:table-cell>
          <table:table-cell table:number-columns-repeated="4"/>
        </table:table-row>
        <table:table-row table:style-name="ro1">
          <table:table-cell office:value-type="float" office:value="1621.7">
            <text:p>1621.7</text:p>
          </table:table-cell>
          <table:table-cell office:value-type="string">
            <text:p>Pareto_Final</text:p>
          </table:table-cell>
          <table:table-cell office:value-type="float" office:value="66">
            <text:p>66</text:p>
          </table:table-cell>
          <table:table-cell table:number-columns-repeated="4"/>
        </table:table-row>
      </table:table>
      <table:database-ranges>
        <table:database-range table:name="__Anonymous_Sheet_DB__0" table:target-range-address="Sheet1.A1:Sheet1.F669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3">12/13/2011</text:date>, <text:time>09:49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12-05T10:01:42</dc:date>
    <dc:creator>Victor Pillac</dc:creator>
    <meta:generator>LibreOffice/3.4$Unix LibreOffice_project/340m1$Build-402</meta:generator>
    <meta:editing-duration>PT1H5M28S</meta:editing-duration>
    <meta:editing-cycles>3</meta:editing-cycles>
    <meta:document-statistic meta:table-count="2" meta:cell-count="334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right" chart:symbol-width="0.15cm" chart:symbol-height="0.15cm">
        <chart:symbol-image xlink:href="Pictures/2000000D000000DD000000DDBFA18DF7.svm" xlink:type="simple" xlink:actuate="onLoad"/>
      </style:chart-properties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15cm" chart:symbol-height="0.1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hourglass" chart:symbol-width="0.3cm" chart:symbol-height="0.3cm"/>
      <style:graphic-properties draw:stroke="dash" draw:stroke-dash="Ultrafine_20_2_20_Dots_20_3_20_Dashes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bow-tie" chart:symbol-width="0.25cm" chart:symbol-height="0.25cm"/>
      <style:graphic-properties draw:stroke="dash" draw:stroke-dash="Fine_20_Dashed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3cm" chart:symbol-height="0.3cm"/>
      <style:graphic-properties draw:stroke="dash" draw:stroke-dash="Ultra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659cm" svg:height="16.117cm" xlink:href=".." xlink:type="simple" chart:class="chart:scatter" chart:column-mapping="5 4 2 3 1" chart:style-name="ch1">
        <chart:legend chart:legend-position="end" svg:x="24.398cm" svg:y="6.763cm" style:legend-expansion="high" chart:style-name="ch2"/>
        <chart:plot-area chart:style-name="ch3" table:cell-range-address="Sheet1.A2:Sheet1.B859 Sheet1.C1:Sheet1.F859 Sheet1.B1:Sheet1.B1" chart:data-source-has-labels="row" svg:x="1.023cm" svg:y="1.423cm" svg:width="22.229cm" svg:height="13.952cm">
          <chartooo:coordinate-region svg:x="1.644cm" svg:y="1.622cm" svg:width="21.236cm" svg:height="13.1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859" chart:label-cell-address="Sheet1.F1:Sheet1.F1" chart:class="chart:scatter">
            <chart:domain table:cell-range-address="Sheet1.A2:Sheet1.A859"/>
            <chart:data-point chart:repeated="858"/>
          </chart:series>
          <chart:series chart:style-name="ch7" chart:values-cell-range-address="Sheet1.E2:Sheet1.E859" chart:label-cell-address="Sheet1.E1:Sheet1.E1" chart:class="chart:scatter">
            <chart:data-point chart:repeated="858"/>
          </chart:series>
          <chart:series chart:style-name="ch8" chart:values-cell-range-address="Sheet1.C2:Sheet1.C859" chart:label-cell-address="Sheet1.C1:Sheet1.C1" chart:class="chart:scatter">
            <chart:data-point chart:repeated="858"/>
          </chart:series>
          <chart:series chart:style-name="ch9" chart:values-cell-range-address="Sheet1.D2:Sheet1.D859" chart:label-cell-address="Sheet1.D1:Sheet1.D1" chart:class="chart:scatter">
            <chart:data-point chart:repeated="858"/>
          </chart:series>
          <chart:series chart:style-name="ch10" chart:values-cell-range-address="Sheet1.B2:Sheet1.B859" chart:label-cell-address="Sheet1.B1:Sheet1.B1" chart:class="chart:scatter">
            <chart:data-point chart:repeated="85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olutions_prls</text:p>
                <draw:g>
                  <svg:desc>Sheet1.F1:Sheet1.F1</svg:desc>
                </draw:g>
              </table:table-cell>
              <table:table-cell office:value-type="string">
                <text:p>solutions_pr</text:p>
                <draw:g>
                  <svg:desc>Sheet1.E1:Sheet1.E1</svg:desc>
                </draw:g>
              </table:table-cell>
              <table:table-cell office:value-type="string">
                <text:p>pareto_alns</text:p>
                <draw:g>
                  <svg:desc>Sheet1.C1:Sheet1.C1</svg:desc>
                </draw:g>
              </table:table-cell>
              <table:table-cell office:value-type="string">
                <text:p>pareto_pr</text:p>
                <draw:g>
                  <svg:desc>Sheet1.D1:Sheet1.D1</svg:desc>
                </draw:g>
              </table:table-cell>
              <table:table-cell office:value-type="string">
                <text:p>pareto_final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79.6">
                <text:p>1679.6</text:p>
                <draw:g>
                  <svg:desc>Sheet1.A2:Sheet1.A859</svg:desc>
                </draw:g>
              </table:table-cell>
              <table:table-cell office:value-type="float" office:value="NaN">
                <text:p>NaN</text:p>
                <draw:g>
                  <svg:desc>Sheet1.F2:Sheet1.F859</svg:desc>
                </draw:g>
              </table:table-cell>
              <table:table-cell office:value-type="float" office:value="NaN">
                <text:p>NaN</text:p>
                <draw:g>
                  <svg:desc>Sheet1.E2:Sheet1.E859</svg:desc>
                </draw:g>
              </table:table-cell>
              <table:table-cell office:value-type="float" office:value="0">
                <text:p>0</text:p>
                <draw:g>
                  <svg:desc>Sheet1.C2:Sheet1.C859</svg:desc>
                </draw:g>
              </table:table-cell>
              <table:table-cell office:value-type="float" office:value="NaN">
                <text:p>NaN</text:p>
                <draw:g>
                  <svg:desc>Sheet1.D2:Sheet1.D859</svg:desc>
                </draw:g>
              </table:table-cell>
              <table:table-cell office:value-type="float" office:value="NaN">
                <text:p>NaN</text:p>
                <draw:g>
                  <svg:desc>Sheet1.B2:Sheet1.B8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71.6">
                <text:p>167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66.2">
                <text:p>166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53.6">
                <text:p>165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49.7">
                <text:p>1649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44.7">
                <text:p>1644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41.6">
                <text:p>164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37.6">
                <text:p>1637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35.4">
                <text:p>1635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35.4">
                <text:p>1635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30.6">
                <text:p>163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22.7">
                <text:p>162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21.7">
                <text:p>162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79.6">
                <text:p>1679.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75.6">
                <text:p>1675.6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71.6">
                <text:p>1671.6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79.6">
                <text:p>1679.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69.1">
                <text:p>1669.1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65.1">
                <text:p>1665.1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66.2">
                <text:p>1666.2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79.6">
                <text:p>1679.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53.6">
                <text:p>1653.6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79.6">
                <text:p>1679.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49.7">
                <text:p>1649.7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79.6">
                <text:p>1679.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47.5">
                <text:p>1647.5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48.7">
                <text:p>1648.7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44.7">
                <text:p>1644.7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79.6">
                <text:p>1679.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49.7">
                <text:p>1649.7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41.6">
                <text:p>1641.6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79.6">
                <text:p>1679.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49.7">
                <text:p>1649.7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37.6">
                <text:p>1637.6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79.6">
                <text:p>1679.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35.4">
                <text:p>1635.4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79.6">
                <text:p>1679.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35.4">
                <text:p>1635.4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79.6">
                <text:p>1679.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30.6">
                <text:p>1630.6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79.6">
                <text:p>1679.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22.7">
                <text:p>1622.7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79.6">
                <text:p>1679.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21.7">
                <text:p>1621.7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71.6">
                <text:p>1671.6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75.6">
                <text:p>1675.6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79.6">
                <text:p>1679.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71.6">
                <text:p>1671.6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75.6">
                <text:p>1675.6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71.6">
                <text:p>1671.6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65.1">
                <text:p>1665.1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69.1">
                <text:p>1669.1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71.6">
                <text:p>1671.6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65.1">
                <text:p>1665.1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71.6">
                <text:p>1671.6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43.5">
                <text:p>1643.5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47.5">
                <text:p>1647.5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71.6">
                <text:p>1671.6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43.5">
                <text:p>1643.5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44.7">
                <text:p>1644.7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71.6">
                <text:p>1671.6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41.6">
                <text:p>1641.6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71.6">
                <text:p>1671.6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37.6">
                <text:p>1637.6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71.6">
                <text:p>1671.6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35.4">
                <text:p>1635.4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71.6">
                <text:p>1671.6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35.4">
                <text:p>1635.4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71.6">
                <text:p>1671.6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30.6">
                <text:p>1630.6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71.6">
                <text:p>1671.6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22.7">
                <text:p>1622.7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71.6">
                <text:p>1671.6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21.7">
                <text:p>1621.7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66.2">
                <text:p>1666.2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76.7">
                <text:p>1676.7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80.7">
                <text:p>1680.7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79.6">
                <text:p>1679.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66.2">
                <text:p>1666.2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72.7">
                <text:p>1672.7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76.7">
                <text:p>1676.7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75.6">
                <text:p>1675.6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66.2">
                <text:p>1666.2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70.2">
                <text:p>1670.2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69.1">
                <text:p>1669.1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66.2">
                <text:p>1666.2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65.1">
                <text:p>1665.1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66.2">
                <text:p>1666.2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681.3">
                <text:p>1681.3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644.6">
                <text:p>1644.6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648.6">
                <text:p>1648.6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647.5">
                <text:p>1647.5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66.2">
                <text:p>1666.2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81.3">
                <text:p>1681.3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44.6">
                <text:p>1644.6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43.5">
                <text:p>1643.5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66.2">
                <text:p>1666.2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642.7">
                <text:p>1642.7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641.6">
                <text:p>1641.6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66.2">
                <text:p>1666.2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38.7">
                <text:p>1638.7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37.6">
                <text:p>1637.6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66.2">
                <text:p>1666.2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35.4">
                <text:p>1635.4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66.2">
                <text:p>1666.2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35.4">
                <text:p>1635.4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66.2">
                <text:p>1666.2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630.6">
                <text:p>1630.6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666.2">
                <text:p>1666.2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22.7">
                <text:p>1622.7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66.2">
                <text:p>1666.2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21.7">
                <text:p>1621.7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653.6">
                <text:p>1653.6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95.5">
                <text:p>1695.5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79.6">
                <text:p>1679.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53.6">
                <text:p>1653.6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75.6">
                <text:p>1675.6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53.6">
                <text:p>1653.6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669.1">
                <text:p>1669.1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653.6">
                <text:p>1653.6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65.1">
                <text:p>1665.1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53.6">
                <text:p>1653.6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65.4">
                <text:p>1665.4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647.5">
                <text:p>1647.5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653.6">
                <text:p>1653.6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61.4">
                <text:p>1661.4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643.5">
                <text:p>1643.5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653.6">
                <text:p>1653.6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45.5">
                <text:p>1645.5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41.6">
                <text:p>1641.6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653.6">
                <text:p>1653.6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641.5">
                <text:p>1641.5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637.6">
                <text:p>1637.6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653.6">
                <text:p>1653.6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39.3">
                <text:p>1639.3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35.4">
                <text:p>1635.4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653.6">
                <text:p>1653.6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639.3">
                <text:p>1639.3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635.4">
                <text:p>1635.4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653.6">
                <text:p>1653.6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720.6">
                <text:p>1720.6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710.1">
                <text:p>1710.1</text:p>
              </table:table-cell>
              <table:table-cell office:value-type="float" office:value="NaN">
                <text:p>NaN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734.6">
                <text:p>1734.6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709.4">
                <text:p>1709.4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60.9">
                <text:p>1660.9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70">
                <text:p>1670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30.6">
                <text:p>1630.6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53.6">
                <text:p>1653.6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720.6">
                <text:p>1720.6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710.1">
                <text:p>1710.1</text:p>
              </table:table-cell>
              <table:table-cell office:value-type="float" office:value="NaN">
                <text:p>NaN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734.6">
                <text:p>1734.6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735.8">
                <text:p>1735.8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710.6">
                <text:p>1710.6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62.1">
                <text:p>1662.1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22.7">
                <text:p>1622.7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53.6">
                <text:p>1653.6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78.1">
                <text:p>1778.1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41.2">
                <text:p>1741.2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09.6">
                <text:p>1709.6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61.1">
                <text:p>1661.1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21.7">
                <text:p>1621.7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49.7">
                <text:p>1649.7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81.7">
                <text:p>1681.7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79.6">
                <text:p>1679.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9.7">
                <text:p>1649.7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75.6">
                <text:p>1675.6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49.7">
                <text:p>1649.7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69.1">
                <text:p>1669.1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49.7">
                <text:p>1649.7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69.1">
                <text:p>1669.1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65.1">
                <text:p>1665.1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649.7">
                <text:p>1649.7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647.5">
                <text:p>1647.5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649.7">
                <text:p>1649.7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643.5">
                <text:p>1643.5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649.7">
                <text:p>1649.7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637.6">
                <text:p>1637.6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641.5">
                <text:p>1641.5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649.7">
                <text:p>1649.7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637.6">
                <text:p>1637.6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649.7">
                <text:p>1649.7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635.4">
                <text:p>1635.4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649.7">
                <text:p>1649.7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635.4">
                <text:p>1635.4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649.7">
                <text:p>1649.7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716.7">
                <text:p>1716.7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710.1">
                <text:p>1710.1</text:p>
              </table:table-cell>
              <table:table-cell office:value-type="float" office:value="NaN">
                <text:p>NaN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734.6">
                <text:p>1734.6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709.4">
                <text:p>1709.4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660.9">
                <text:p>1660.9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670">
                <text:p>1670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630.6">
                <text:p>1630.6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649.7">
                <text:p>1649.7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716.7">
                <text:p>1716.7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710.1">
                <text:p>1710.1</text:p>
              </table:table-cell>
              <table:table-cell office:value-type="float" office:value="NaN">
                <text:p>NaN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734.6">
                <text:p>1734.6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735.8">
                <text:p>1735.8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710.6">
                <text:p>1710.6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662.1">
                <text:p>1662.1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622.7">
                <text:p>1622.7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649.7">
                <text:p>1649.7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778.1">
                <text:p>1778.1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741.2">
                <text:p>1741.2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709.6">
                <text:p>1709.6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661.1">
                <text:p>1661.1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621.7">
                <text:p>1621.7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644.7">
                <text:p>1644.7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676.8">
                <text:p>1676.8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675.6">
                <text:p>1675.6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679.6">
                <text:p>1679.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644.7">
                <text:p>1644.7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672.8">
                <text:p>1672.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671.6">
                <text:p>1671.6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675.6">
                <text:p>1675.6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644.7">
                <text:p>1644.7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666.3">
                <text:p>1666.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665.1">
                <text:p>1665.1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669.1">
                <text:p>1669.1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644.7">
                <text:p>1644.7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666.3">
                <text:p>1666.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665.1">
                <text:p>1665.1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644.7">
                <text:p>1644.7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643.5">
                <text:p>1643.5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647.5">
                <text:p>1647.5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644.7">
                <text:p>1644.7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643.5">
                <text:p>1643.5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644.7">
                <text:p>1644.7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681.1">
                <text:p>1681.1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641.5">
                <text:p>1641.5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644.7">
                <text:p>1644.7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677.2">
                <text:p>1677.2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637.6">
                <text:p>1637.6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644.7">
                <text:p>1644.7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682.4">
                <text:p>1682.4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669.4">
                <text:p>1669.4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635.4">
                <text:p>1635.4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644.7">
                <text:p>1644.7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682.4">
                <text:p>1682.4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669.4">
                <text:p>1669.4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635.4">
                <text:p>1635.4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644.7">
                <text:p>1644.7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696">
                <text:p>1696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696.2">
                <text:p>1696.2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694.6">
                <text:p>1694.6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646.1">
                <text:p>1646.1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622.9">
                <text:p>1622.9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630.6">
                <text:p>1630.6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644.7">
                <text:p>1644.7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696">
                <text:p>1696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694.4">
                <text:p>1694.4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645.9">
                <text:p>1645.9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622.7">
                <text:p>1622.7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644.7">
                <text:p>1644.7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693.4">
                <text:p>1693.4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644.9">
                <text:p>1644.9</text:p>
              </table:table-cell>
              <table:table-cell office:value-type="float" office:value="NaN">
                <text:p>NaN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621.7">
                <text:p>1621.7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641.6">
                <text:p>1641.6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679.6">
                <text:p>1679.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641.6">
                <text:p>1641.6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675.6">
                <text:p>1675.6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641.6">
                <text:p>1641.6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669.1">
                <text:p>1669.1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641.6">
                <text:p>1641.6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665.1">
                <text:p>1665.1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641.6">
                <text:p>1641.6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647.5">
                <text:p>1647.5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641.6">
                <text:p>1641.6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643.5">
                <text:p>1643.5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641.6">
                <text:p>1641.6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637.6">
                <text:p>1637.6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641.5">
                <text:p>1641.5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641.6">
                <text:p>1641.6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637.6">
                <text:p>1637.6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641.6">
                <text:p>1641.6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635.4">
                <text:p>1635.4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641.6">
                <text:p>1641.6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635.4">
                <text:p>1635.4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641.6">
                <text:p>1641.6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708.6">
                <text:p>1708.6</text:p>
              </table:table-cell>
              <table:table-cell office:value-type="float" office:value="NaN">
                <text:p>NaN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711.3">
                <text:p>1711.3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735.8">
                <text:p>1735.8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736">
                <text:p>1736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710.8">
                <text:p>1710.8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662.3">
                <text:p>1662.3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622.9">
                <text:p>1622.9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641.6">
                <text:p>1641.6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708.6">
                <text:p>1708.6</text:p>
              </table:table-cell>
              <table:table-cell office:value-type="float" office:value="NaN">
                <text:p>NaN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711.3">
                <text:p>1711.3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735.8">
                <text:p>1735.8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710.6">
                <text:p>1710.6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662.1">
                <text:p>1662.1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622.7">
                <text:p>1622.7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641.6">
                <text:p>1641.6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709.6">
                <text:p>1709.6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661.1">
                <text:p>1661.1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621.7">
                <text:p>1621.7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637.6">
                <text:p>1637.6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679.6">
                <text:p>1679.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637.6">
                <text:p>1637.6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675.6">
                <text:p>1675.6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637.6">
                <text:p>1637.6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669.1">
                <text:p>1669.1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637.6">
                <text:p>1637.6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665.1">
                <text:p>1665.1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637.6">
                <text:p>1637.6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647.5">
                <text:p>1647.5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637.6">
                <text:p>1637.6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643.5">
                <text:p>1643.5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637.6">
                <text:p>1637.6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641.5">
                <text:p>1641.5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637.6">
                <text:p>1637.6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635.4">
                <text:p>1635.4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637.6">
                <text:p>1637.6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635.4">
                <text:p>1635.4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637.6">
                <text:p>1637.6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705.3">
                <text:p>1705.3</text:p>
              </table:table-cell>
              <table:table-cell office:value-type="float" office:value="NaN">
                <text:p>NaN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687.7">
                <text:p>1687.7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712.2">
                <text:p>1712.2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712.4">
                <text:p>1712.4</text:p>
              </table:table-cell>
              <table:table-cell office:value-type="float" office:value="NaN">
                <text:p>NaN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710.8">
                <text:p>1710.8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662.3">
                <text:p>1662.3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622.9">
                <text:p>1622.9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637.6">
                <text:p>1637.6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705.3">
                <text:p>1705.3</text:p>
              </table:table-cell>
              <table:table-cell office:value-type="float" office:value="NaN">
                <text:p>NaN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687.7">
                <text:p>1687.7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712.2">
                <text:p>1712.2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710.6">
                <text:p>1710.6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662.1">
                <text:p>1662.1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622.7">
                <text:p>1622.7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637.6">
                <text:p>1637.6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709.6">
                <text:p>1709.6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661.1">
                <text:p>1661.1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621.7">
                <text:p>1621.7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635.4">
                <text:p>1635.4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679.6">
                <text:p>1679.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635.4">
                <text:p>1635.4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675.6">
                <text:p>1675.6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635.4">
                <text:p>1635.4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669.1">
                <text:p>1669.1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635.4">
                <text:p>1635.4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665.1">
                <text:p>1665.1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635.4">
                <text:p>1635.4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647.5">
                <text:p>1647.5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635.4">
                <text:p>1635.4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643.5">
                <text:p>1643.5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635.4">
                <text:p>1635.4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637.6">
                <text:p>1637.6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641.5">
                <text:p>1641.5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635.4">
                <text:p>1635.4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637.6">
                <text:p>1637.6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635.4">
                <text:p>1635.4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635.4">
                <text:p>1635.4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635.4">
                <text:p>1635.4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648.7">
                <text:p>1648.7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669.7">
                <text:p>1669.7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669.9">
                <text:p>1669.9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645.5">
                <text:p>1645.5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622.9">
                <text:p>1622.9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635.4">
                <text:p>1635.4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648.7">
                <text:p>1648.7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669.7">
                <text:p>1669.7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645.3">
                <text:p>1645.3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622.7">
                <text:p>1622.7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635.4">
                <text:p>1635.4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644.3">
                <text:p>1644.3</text:p>
              </table:table-cell>
              <table:table-cell office:value-type="float" office:value="NaN">
                <text:p>NaN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621.7">
                <text:p>1621.7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635.4">
                <text:p>1635.4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679.6">
                <text:p>1679.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635.4">
                <text:p>1635.4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675.6">
                <text:p>1675.6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635.4">
                <text:p>1635.4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669.1">
                <text:p>1669.1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635.4">
                <text:p>1635.4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665.1">
                <text:p>1665.1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635.4">
                <text:p>1635.4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647.5">
                <text:p>1647.5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635.4">
                <text:p>1635.4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643.5">
                <text:p>1643.5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635.4">
                <text:p>1635.4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637.6">
                <text:p>1637.6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641.5">
                <text:p>1641.5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635.4">
                <text:p>1635.4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637.6">
                <text:p>1637.6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635.4">
                <text:p>1635.4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635.4">
                <text:p>1635.4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635.4">
                <text:p>1635.4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648.7">
                <text:p>1648.7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669.7">
                <text:p>1669.7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669.9">
                <text:p>1669.9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645.5">
                <text:p>1645.5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622.9">
                <text:p>1622.9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635.4">
                <text:p>1635.4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648.7">
                <text:p>1648.7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669.7">
                <text:p>1669.7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645.3">
                <text:p>1645.3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622.7">
                <text:p>1622.7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635.4">
                <text:p>1635.4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644.3">
                <text:p>1644.3</text:p>
              </table:table-cell>
              <table:table-cell office:value-type="float" office:value="NaN">
                <text:p>NaN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621.7">
                <text:p>1621.7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630.6">
                <text:p>1630.6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688.7">
                <text:p>1688.7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679.6">
                <text:p>1679.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630.6">
                <text:p>1630.6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684.7">
                <text:p>1684.7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675.6">
                <text:p>1675.6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630.6">
                <text:p>1630.6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678.2">
                <text:p>1678.2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669.1">
                <text:p>1669.1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630.6">
                <text:p>1630.6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674.2">
                <text:p>1674.2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665.1">
                <text:p>1665.1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630.6">
                <text:p>1630.6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656.6">
                <text:p>1656.6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647.5">
                <text:p>1647.5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630.6">
                <text:p>1630.6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652.6">
                <text:p>1652.6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643.5">
                <text:p>1643.5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630.6">
                <text:p>1630.6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689">
                <text:p>1689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691">
                <text:p>1691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651.4">
                <text:p>1651.4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641.5">
                <text:p>1641.5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630.6">
                <text:p>1630.6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685.1">
                <text:p>1685.1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687.1">
                <text:p>1687.1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647.5">
                <text:p>1647.5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637.6">
                <text:p>1637.6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630.6">
                <text:p>1630.6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640.8">
                <text:p>1640.8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701.2">
                <text:p>1701.2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643.3">
                <text:p>1643.3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645.3">
                <text:p>1645.3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635.4">
                <text:p>1635.4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630.6">
                <text:p>1630.6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650.3">
                <text:p>1650.3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710.7">
                <text:p>1710.7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652.8">
                <text:p>1652.8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654.8">
                <text:p>1654.8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645.3">
                <text:p>1645.3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635.4">
                <text:p>1635.4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630.6">
                <text:p>1630.6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622.9">
                <text:p>1622.9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630.6">
                <text:p>1630.6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632.6">
                <text:p>1632.6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622.7">
                <text:p>1622.7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630.6">
                <text:p>1630.6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631.6">
                <text:p>1631.6</text:p>
              </table:table-cell>
              <table:table-cell office:value-type="float" office:value="NaN">
                <text:p>NaN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621.7">
                <text:p>1621.7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622.7">
                <text:p>1622.7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680.8">
                <text:p>1680.8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679.6">
                <text:p>1679.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622.7">
                <text:p>1622.7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676.8">
                <text:p>1676.8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675.6">
                <text:p>1675.6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622.7">
                <text:p>1622.7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669.1">
                <text:p>1669.1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622.7">
                <text:p>1622.7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665.1">
                <text:p>1665.1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622.7">
                <text:p>1622.7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648.7">
                <text:p>1648.7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647.5">
                <text:p>1647.5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622.7">
                <text:p>1622.7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644.7">
                <text:p>1644.7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643.5">
                <text:p>1643.5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622.7">
                <text:p>1622.7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681.1">
                <text:p>1681.1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641.5">
                <text:p>1641.5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622.7">
                <text:p>1622.7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677.2">
                <text:p>1677.2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637.6">
                <text:p>1637.6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622.7">
                <text:p>1622.7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632.9">
                <text:p>1632.9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693.3">
                <text:p>1693.3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635.4">
                <text:p>1635.4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622.7">
                <text:p>1622.7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642.4">
                <text:p>1642.4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702.8">
                <text:p>1702.8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644.9">
                <text:p>1644.9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635.4">
                <text:p>1635.4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622.7">
                <text:p>1622.7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622.9">
                <text:p>1622.9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622.7">
                <text:p>1622.7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628.2">
                <text:p>1628.2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631.4">
                <text:p>1631.4</text:p>
              </table:table-cell>
              <table:table-cell office:value-type="float" office:value="NaN">
                <text:p>NaN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621.7">
                <text:p>1621.7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621.7">
                <text:p>1621.7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679.6">
                <text:p>1679.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621.7">
                <text:p>1621.7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675.6">
                <text:p>1675.6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621.7">
                <text:p>1621.7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669.1">
                <text:p>1669.1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621.7">
                <text:p>1621.7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665.1">
                <text:p>1665.1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621.7">
                <text:p>1621.7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647.5">
                <text:p>1647.5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621.7">
                <text:p>1621.7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643.5">
                <text:p>1643.5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621.7">
                <text:p>1621.7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641.5">
                <text:p>1641.5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621.7">
                <text:p>1621.7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637.6">
                <text:p>1637.6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621.7">
                <text:p>1621.7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636.1">
                <text:p>1636.1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636.1">
                <text:p>1636.1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635.4">
                <text:p>1635.4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621.7">
                <text:p>1621.7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645.6">
                <text:p>1645.6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645.6">
                <text:p>1645.6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635.4">
                <text:p>1635.4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621.7">
                <text:p>1621.7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636.1">
                <text:p>1636.1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632.9">
                <text:p>1632.9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621.7">
                <text:p>1621.7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622.9">
                <text:p>1622.9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621.7">
                <text:p>1621.7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622.7">
                <text:p>1622.7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679.6">
                <text:p>1679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675.6">
                <text:p>167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669.1">
                <text:p>166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665.1">
                <text:p>166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647.5">
                <text:p>164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643.5">
                <text:p>164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641.5">
                <text:p>164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637.6">
                <text:p>1637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635.4">
                <text:p>1635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635.4">
                <text:p>1635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632.9">
                <text:p>163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622.9">
                <text:p>162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622.7">
                <text:p>162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621.7">
                <text:p>162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676.7">
                <text:p>1676.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669.4">
                <text:p>1669.4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651.4">
                <text:p>1651.4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669.4">
                <text:p>1669.4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628.2">
                <text:p>1628.2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648.7">
                <text:p>1648.7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661.1">
                <text:p>1661.1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681.1">
                <text:p>1681.1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662.3">
                <text:p>1662.3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687.7">
                <text:p>1687.7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650.3">
                <text:p>1650.3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660.9">
                <text:p>1660.9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675.6">
                <text:p>1675.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648.7">
                <text:p>1648.7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637.6">
                <text:p>1637.6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689">
                <text:p>1689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636.1">
                <text:p>1636.1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642.7">
                <text:p>1642.7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710.8">
                <text:p>1710.8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676.7">
                <text:p>1676.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645.6">
                <text:p>1645.6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682.4">
                <text:p>1682.4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631.4">
                <text:p>1631.4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643.3">
                <text:p>1643.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645.5">
                <text:p>1645.5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653.6">
                <text:p>1653.6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680.7">
                <text:p>1680.7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652.8">
                <text:p>1652.8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681.3">
                <text:p>1681.3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682.4">
                <text:p>1682.4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711.3">
                <text:p>1711.3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641.6">
                <text:p>1641.6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645.3">
                <text:p>1645.3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638.7">
                <text:p>1638.7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656.6">
                <text:p>1656.6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680.8">
                <text:p>1680.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645.6">
                <text:p>1645.6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672.8">
                <text:p>1672.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709.4">
                <text:p>1709.4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720.6">
                <text:p>1720.6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647.5">
                <text:p>1647.5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679.6">
                <text:p>1679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646.1">
                <text:p>1646.1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644.9">
                <text:p>1644.9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688.7">
                <text:p>1688.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670.2">
                <text:p>1670.2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672.7">
                <text:p>1672.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705.3">
                <text:p>1705.3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621.7">
                <text:p>1621.7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736">
                <text:p>1736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669.7">
                <text:p>1669.7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622.7">
                <text:p>1622.7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669.9">
                <text:p>1669.9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662.1">
                <text:p>1662.1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630.6">
                <text:p>1630.6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648.7">
                <text:p>1648.7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684.7">
                <text:p>1684.7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670">
                <text:p>1670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644.9">
                <text:p>1644.9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644.7">
                <text:p>1644.7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685.1">
                <text:p>1685.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645.3">
                <text:p>1645.3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710.1">
                <text:p>1710.1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645.5">
                <text:p>1645.5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677.2">
                <text:p>1677.2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696.2">
                <text:p>1696.2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645.3">
                <text:p>1645.3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694.4">
                <text:p>1694.4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652.6">
                <text:p>1652.6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702.8">
                <text:p>1702.8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632.6">
                <text:p>1632.6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635.4">
                <text:p>1635.4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696">
                <text:p>1696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669.1">
                <text:p>1669.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643.5">
                <text:p>1643.5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681.1">
                <text:p>1681.1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687.1">
                <text:p>1687.1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665.1">
                <text:p>1665.1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712.4">
                <text:p>1712.4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678.2">
                <text:p>1678.2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635.4">
                <text:p>1635.4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641.5">
                <text:p>1641.5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649.7">
                <text:p>1649.7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639.3">
                <text:p>1639.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677.2">
                <text:p>1677.2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701.2">
                <text:p>1701.2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734.6">
                <text:p>1734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712.2">
                <text:p>1712.2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636.1">
                <text:p>1636.1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644.6">
                <text:p>1644.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639.3">
                <text:p>1639.3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681.7">
                <text:p>1681.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710.7">
                <text:p>1710.7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647.5">
                <text:p>1647.5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671.6">
                <text:p>1671.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669.7">
                <text:p>1669.7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716.7">
                <text:p>1716.7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693.4">
                <text:p>1693.4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666.3">
                <text:p>1666.3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676.8">
                <text:p>1676.8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642.4">
                <text:p>1642.4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709.6">
                <text:p>1709.6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661.4">
                <text:p>1661.4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693.3">
                <text:p>1693.3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778.1">
                <text:p>1778.1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631.6">
                <text:p>1631.6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622.9">
                <text:p>1622.9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666.2">
                <text:p>1666.2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691">
                <text:p>169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694.6">
                <text:p>1694.6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654.8">
                <text:p>1654.8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645.9">
                <text:p>1645.9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695.5">
                <text:p>1695.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632.9">
                <text:p>1632.9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640.8">
                <text:p>1640.8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735.8">
                <text:p>1735.8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710.6">
                <text:p>1710.6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708.6">
                <text:p>1708.6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644.3">
                <text:p>1644.3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674.2">
                <text:p>1674.2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741.2">
                <text:p>1741.2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669.9">
                <text:p>1669.9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665.4">
                <text:p>1665.4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648.6">
                <text:p>1648.6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679.6">
                <text:p>1679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675.6">
                <text:p>167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669.1">
                <text:p>166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665.1">
                <text:p>166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647.5">
                <text:p>164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643.5">
                <text:p>164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641.5">
                <text:p>164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637.6">
                <text:p>1637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635.4">
                <text:p>1635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635.4">
                <text:p>1635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632.9">
                <text:p>163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622.9">
                <text:p>162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622.7">
                <text:p>162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621.7">
                <text:p>162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